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d9f58e" officeooo:paragraph-rsid="47d9f58e"/>
    </style:style>
    <style:style style:name="P9" style:family="paragraph" style:parent-style-name="Text_20_body">
      <style:text-properties officeooo:rsid="47dc277a" officeooo:paragraph-rsid="47dc277a"/>
    </style:style>
    <style:style style:name="P10" style:family="paragraph" style:parent-style-name="Text_20_body">
      <style:text-properties officeooo:rsid="47e03e32" officeooo:paragraph-rsid="47e03e32"/>
    </style:style>
    <style:style style:name="P11"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officeooo:rsid="47e1ac2a" officeooo:paragraph-rsid="47e1ac2a"/>
    </style:style>
    <style:style style:name="P16" style:family="paragraph" style:parent-style-name="Text_20_body">
      <style:text-properties officeooo:rsid="47e2e9b3" officeooo:paragraph-rsid="47e2e9b3"/>
    </style:style>
    <style:style style:name="P17" style:family="paragraph" style:parent-style-name="Text_20_body">
      <style:text-properties officeooo:rsid="47e4e140" officeooo:paragraph-rsid="47e4e140"/>
    </style:style>
    <style:style style:name="P18" style:family="paragraph" style:parent-style-name="Text_20_body">
      <style:text-properties officeooo:paragraph-rsid="47e4e140"/>
    </style:style>
    <style:style style:name="P19" style:family="paragraph" style:parent-style-name="Text_20_body">
      <style:text-properties officeooo:paragraph-rsid="47d987a1"/>
    </style:style>
    <style:style style:name="P20" style:family="paragraph" style:parent-style-name="Text_20_body">
      <style:text-properties officeooo:rsid="47eda599" officeooo:paragraph-rsid="47e2e9b3"/>
    </style:style>
    <style:style style:name="P21" style:family="paragraph" style:parent-style-name="Text_20_body">
      <style:text-properties officeooo:rsid="47eea893" officeooo:paragraph-rsid="47eea893"/>
    </style:style>
    <style:style style:name="P22" style:family="paragraph" style:parent-style-name="Text_20_body">
      <style:text-properties officeooo:rsid="47f01811" officeooo:paragraph-rsid="47f01811"/>
    </style:style>
    <style:style style:name="P23" style:family="paragraph" style:parent-style-name="Text_20_body">
      <style:text-properties officeooo:rsid="47f35c8c" officeooo:paragraph-rsid="47f35c8c"/>
    </style:style>
    <style:style style:name="P24" style:family="paragraph" style:parent-style-name="Text_20_body">
      <style:text-properties officeooo:paragraph-rsid="47e779e6"/>
    </style:style>
    <style:style style:name="P25" style:family="paragraph" style:parent-style-name="Text_20_body">
      <style:text-properties officeooo:rsid="4805ec7b" officeooo:paragraph-rsid="4805ec7b"/>
    </style:style>
    <style:style style:name="P26" style:family="paragraph" style:parent-style-name="Text_20_body">
      <style:text-properties officeooo:rsid="4806587e" officeooo:paragraph-rsid="4806587e"/>
    </style:style>
    <style:style style:name="P27" style:family="paragraph" style:parent-style-name="Text_20_body">
      <style:text-properties officeooo:rsid="4806fd62" officeooo:paragraph-rsid="4806fd62"/>
    </style:style>
    <style:style style:name="P28" style:family="paragraph" style:parent-style-name="Text_20_body">
      <style:text-properties officeooo:rsid="48082185" officeooo:paragraph-rsid="480cc07f"/>
    </style:style>
    <style:style style:name="P29" style:family="paragraph" style:parent-style-name="Text_20_body">
      <style:text-properties officeooo:rsid="48082185" officeooo:paragraph-rsid="48082185"/>
    </style:style>
    <style:style style:name="P30" style:family="paragraph" style:parent-style-name="Text_20_body">
      <style:text-properties officeooo:rsid="480d404f" officeooo:paragraph-rsid="480d404f"/>
    </style:style>
    <style:style style:name="P31" style:family="paragraph" style:parent-style-name="Text_20_body">
      <style:text-properties officeooo:rsid="480ff356" officeooo:paragraph-rsid="480ff356"/>
    </style:style>
    <style:style style:name="P32" style:family="paragraph" style:parent-style-name="Text_20_body">
      <style:text-properties officeooo:rsid="482955b1" officeooo:paragraph-rsid="482955b1"/>
    </style:style>
    <style:style style:name="P33" style:family="paragraph" style:parent-style-name="Text_20_body">
      <style:text-properties officeooo:rsid="482cc270" officeooo:paragraph-rsid="482cc270"/>
    </style:style>
    <style:style style:name="P34" style:family="paragraph" style:parent-style-name="Text_20_body">
      <style:text-properties officeooo:rsid="482dbac6" officeooo:paragraph-rsid="482dbac6"/>
    </style:style>
    <style:style style:name="P35" style:family="paragraph" style:parent-style-name="Text_20_body">
      <style:text-properties officeooo:rsid="482fe066" officeooo:paragraph-rsid="482fe066"/>
    </style:style>
    <style:style style:name="P36" style:family="paragraph" style:parent-style-name="Text_20_body">
      <style:text-properties officeooo:rsid="48321b2c" officeooo:paragraph-rsid="48321b2c"/>
    </style:style>
    <style:style style:name="P37" style:family="paragraph" style:parent-style-name="Text_20_body">
      <style:text-properties officeooo:rsid="48324797" officeooo:paragraph-rsid="48324797"/>
    </style:style>
    <style:style style:name="P38" style:family="paragraph" style:parent-style-name="Text_20_body">
      <style:text-properties officeooo:rsid="48326942" officeooo:paragraph-rsid="48326942"/>
    </style:style>
    <style:style style:name="P39" style:family="paragraph" style:parent-style-name="Text_20_body">
      <style:text-properties officeooo:rsid="4834dfc7" officeooo:paragraph-rsid="4834dfc7"/>
    </style:style>
    <style:style style:name="P40" style:family="paragraph" style:parent-style-name="Text_20_body">
      <style:text-properties officeooo:rsid="484f7209" officeooo:paragraph-rsid="484f7209"/>
    </style:style>
    <style:style style:name="P41" style:family="paragraph" style:parent-style-name="Text_20_body">
      <style:text-properties officeooo:rsid="486a2a77" officeooo:paragraph-rsid="486a2a77"/>
    </style:style>
    <style:style style:name="P42" style:family="paragraph" style:parent-style-name="Text_20_body">
      <style:text-properties officeooo:rsid="4879f316" officeooo:paragraph-rsid="4879f316"/>
    </style:style>
    <style:style style:name="P43" style:family="paragraph" style:parent-style-name="Text_20_body">
      <style:text-properties officeooo:rsid="487a8c0d" officeooo:paragraph-rsid="487a8c0d"/>
    </style:style>
    <style:style style:name="P44" style:family="paragraph" style:parent-style-name="Text_20_body">
      <style:text-properties officeooo:rsid="487bf590" officeooo:paragraph-rsid="487bf590"/>
    </style:style>
    <style:style style:name="P45" style:family="paragraph" style:parent-style-name="Text_20_body">
      <style:text-properties officeooo:rsid="48803ad1" officeooo:paragraph-rsid="48803ad1"/>
    </style:style>
    <style:style style:name="P46" style:family="paragraph" style:parent-style-name="Text_20_body">
      <style:text-properties officeooo:rsid="4881fa85" officeooo:paragraph-rsid="4881fa85"/>
    </style:style>
    <style:style style:name="P47" style:family="paragraph" style:parent-style-name="Text_20_body">
      <style:text-properties officeooo:paragraph-rsid="487677db"/>
    </style:style>
    <style:style style:name="P48" style:family="paragraph" style:parent-style-name="Text_20_body">
      <style:text-properties officeooo:rsid="488e4528" officeooo:paragraph-rsid="488e4528"/>
    </style:style>
    <style:style style:name="P49" style:family="paragraph" style:parent-style-name="Text_20_body">
      <style:text-properties officeooo:rsid="488f2877" officeooo:paragraph-rsid="489aa229"/>
    </style:style>
    <style:style style:name="P50" style:family="paragraph" style:parent-style-name="Text_20_body">
      <style:text-properties officeooo:rsid="48604d94" officeooo:paragraph-rsid="48604d94"/>
    </style:style>
    <style:style style:name="P51" style:family="paragraph" style:parent-style-name="Text_20_body">
      <style:text-properties officeooo:rsid="485f8e5c" officeooo:paragraph-rsid="489aa229"/>
    </style:style>
    <style:style style:name="P52" style:family="paragraph" style:parent-style-name="Text_20_body">
      <style:text-properties officeooo:paragraph-rsid="489aa229"/>
    </style:style>
    <style:style style:name="P53" style:family="paragraph" style:parent-style-name="Text_20_body">
      <style:text-properties officeooo:rsid="489b178e" officeooo:paragraph-rsid="489b178e"/>
    </style:style>
    <style:style style:name="P54" style:family="paragraph" style:parent-style-name="Text_20_body">
      <style:text-properties officeooo:paragraph-rsid="489c6489"/>
    </style:style>
    <style:style style:name="P55" style:family="paragraph" style:parent-style-name="Text_20_body">
      <style:text-properties officeooo:rsid="489e2988" officeooo:paragraph-rsid="49b74fb9"/>
    </style:style>
    <style:style style:name="P56" style:family="paragraph" style:parent-style-name="Text_20_body">
      <style:text-properties officeooo:rsid="489e2988" officeooo:paragraph-rsid="489e2988"/>
    </style:style>
    <style:style style:name="P57" style:family="paragraph" style:parent-style-name="Text_20_body">
      <style:text-properties officeooo:paragraph-rsid="48a8edd9"/>
    </style:style>
    <style:style style:name="P58" style:family="paragraph" style:parent-style-name="Text_20_body">
      <style:text-properties officeooo:rsid="48ab7928" officeooo:paragraph-rsid="48ab7928"/>
    </style:style>
    <style:style style:name="P59" style:family="paragraph" style:parent-style-name="Text_20_body">
      <style:text-properties officeooo:rsid="48b0a38a" officeooo:paragraph-rsid="48b0a38a"/>
    </style:style>
    <style:style style:name="P60" style:family="paragraph" style:parent-style-name="Text_20_body">
      <style:text-properties officeooo:rsid="48b1fcc4" officeooo:paragraph-rsid="48b1fcc4"/>
    </style:style>
    <style:style style:name="P61" style:family="paragraph" style:parent-style-name="Text_20_body">
      <style:text-properties officeooo:rsid="48b55782" officeooo:paragraph-rsid="48b55782"/>
    </style:style>
    <style:style style:name="P62" style:family="paragraph" style:parent-style-name="Text_20_body">
      <style:text-properties officeooo:rsid="48b72f83" officeooo:paragraph-rsid="48b72f83"/>
    </style:style>
    <style:style style:name="P63" style:family="paragraph" style:parent-style-name="Text_20_body">
      <style:text-properties officeooo:rsid="48cc2e8e" officeooo:paragraph-rsid="48db76a9"/>
    </style:style>
    <style:style style:name="P64" style:family="paragraph" style:parent-style-name="Text_20_body">
      <style:text-properties officeooo:rsid="48cc2e8e" officeooo:paragraph-rsid="4a17e863"/>
    </style:style>
    <style:style style:name="P65" style:family="paragraph" style:parent-style-name="Text_20_body">
      <style:text-properties officeooo:rsid="48d3fb98" officeooo:paragraph-rsid="48db76a9"/>
    </style:style>
    <style:style style:name="P66" style:family="paragraph" style:parent-style-name="Text_20_body">
      <style:text-properties officeooo:rsid="48d4e0ae" officeooo:paragraph-rsid="48db76a9"/>
    </style:style>
    <style:style style:name="P67" style:family="paragraph" style:parent-style-name="Text_20_body">
      <style:text-properties officeooo:rsid="481e471d" officeooo:paragraph-rsid="481e471d"/>
    </style:style>
    <style:style style:name="P68" style:family="paragraph" style:parent-style-name="Text_20_body">
      <style:text-properties officeooo:rsid="481e471d" officeooo:paragraph-rsid="48db76a9"/>
    </style:style>
    <style:style style:name="P69" style:family="paragraph" style:parent-style-name="Text_20_body">
      <style:text-properties officeooo:rsid="48da19d4" officeooo:paragraph-rsid="48da19d4"/>
    </style:style>
    <style:style style:name="P70" style:family="paragraph" style:parent-style-name="Text_20_body">
      <style:text-properties officeooo:paragraph-rsid="48db76a9"/>
    </style:style>
    <style:style style:name="P71" style:family="paragraph" style:parent-style-name="Text_20_body">
      <style:text-properties officeooo:paragraph-rsid="48e7c7b3"/>
    </style:style>
    <style:style style:name="P72" style:family="paragraph" style:parent-style-name="Text_20_body">
      <style:text-properties officeooo:paragraph-rsid="48ea757d"/>
    </style:style>
    <style:style style:name="P73" style:family="paragraph" style:parent-style-name="Text_20_body">
      <style:text-properties officeooo:rsid="4817195a" officeooo:paragraph-rsid="48eb6dc9"/>
    </style:style>
    <style:style style:name="P74" style:family="paragraph" style:parent-style-name="Text_20_body">
      <style:text-properties officeooo:rsid="47f7748f" officeooo:paragraph-rsid="48eb6dc9"/>
    </style:style>
    <style:style style:name="P75" style:family="paragraph" style:parent-style-name="Text_20_body">
      <style:text-properties officeooo:rsid="47f8e240" officeooo:paragraph-rsid="48eb6dc9"/>
    </style:style>
    <style:style style:name="P76" style:family="paragraph" style:parent-style-name="Text_20_body">
      <style:text-properties officeooo:rsid="481519f1" officeooo:paragraph-rsid="48eb6dc9"/>
    </style:style>
    <style:style style:name="P77" style:family="paragraph" style:parent-style-name="Text_20_body">
      <style:text-properties officeooo:rsid="47f723b7" officeooo:paragraph-rsid="48eb6dc9"/>
    </style:style>
    <style:style style:name="P78" style:family="paragraph" style:parent-style-name="Text_20_body">
      <style:text-properties officeooo:rsid="48f2c442" officeooo:paragraph-rsid="48f2c442"/>
    </style:style>
    <style:style style:name="P79" style:family="paragraph" style:parent-style-name="Text_20_body">
      <style:text-properties officeooo:rsid="48fcbf93" officeooo:paragraph-rsid="48fcbf93"/>
    </style:style>
    <style:style style:name="P80" style:family="paragraph" style:parent-style-name="Text_20_body">
      <style:text-properties officeooo:rsid="4903c98d" officeooo:paragraph-rsid="4903c98d"/>
    </style:style>
    <style:style style:name="P81" style:family="paragraph" style:parent-style-name="Text_20_body">
      <style:text-properties officeooo:paragraph-rsid="48f084aa"/>
    </style:style>
    <style:style style:name="P82" style:family="paragraph" style:parent-style-name="Text_20_body">
      <style:text-properties officeooo:rsid="49049829" officeooo:paragraph-rsid="49049829"/>
    </style:style>
    <style:style style:name="P83" style:family="paragraph" style:parent-style-name="Text_20_body">
      <style:text-properties officeooo:paragraph-rsid="47f610c4"/>
    </style:style>
    <style:style style:name="P84" style:family="paragraph" style:parent-style-name="Text_20_body">
      <style:text-properties officeooo:rsid="492796ef" officeooo:paragraph-rsid="492796ef"/>
    </style:style>
    <style:style style:name="P85" style:family="paragraph" style:parent-style-name="Text_20_body">
      <style:text-properties officeooo:rsid="48056660" officeooo:paragraph-rsid="48056660"/>
    </style:style>
    <style:style style:name="P86" style:family="paragraph" style:parent-style-name="Text_20_body">
      <style:text-properties officeooo:paragraph-rsid="493242ab"/>
    </style:style>
    <style:style style:name="P87" style:family="paragraph" style:parent-style-name="Text_20_body">
      <style:text-properties officeooo:paragraph-rsid="493b635d"/>
    </style:style>
    <style:style style:name="P88" style:family="paragraph" style:parent-style-name="Text_20_body">
      <style:text-properties officeooo:paragraph-rsid="49462770"/>
    </style:style>
    <style:style style:name="P89" style:family="paragraph" style:parent-style-name="Text_20_body">
      <style:text-properties officeooo:rsid="48375cfa" officeooo:paragraph-rsid="494b3a33"/>
    </style:style>
    <style:style style:name="P90" style:family="paragraph" style:parent-style-name="Text_20_body">
      <style:text-properties officeooo:paragraph-rsid="494b3a33"/>
    </style:style>
    <style:style style:name="P91" style:family="paragraph" style:parent-style-name="Text_20_body">
      <style:text-properties officeooo:rsid="48c66082" officeooo:paragraph-rsid="494cbdc3"/>
    </style:style>
    <style:style style:name="P92" style:family="paragraph" style:parent-style-name="Text_20_body">
      <style:text-properties officeooo:rsid="48c01cc4" officeooo:paragraph-rsid="494cbdc3"/>
    </style:style>
    <style:style style:name="P93" style:family="paragraph" style:parent-style-name="Text_20_body">
      <style:text-properties officeooo:paragraph-rsid="494cbdc3"/>
    </style:style>
    <style:style style:name="P94" style:family="paragraph" style:parent-style-name="Text_20_body">
      <style:text-properties officeooo:paragraph-rsid="494fca9b"/>
    </style:style>
    <style:style style:name="P95" style:family="paragraph" style:parent-style-name="Text_20_body">
      <style:text-properties officeooo:paragraph-rsid="4956d2b2"/>
    </style:style>
    <style:style style:name="P96" style:family="paragraph" style:parent-style-name="Text_20_body">
      <style:text-properties officeooo:rsid="4958dfcd" officeooo:paragraph-rsid="4958dfcd"/>
    </style:style>
    <style:style style:name="P97" style:family="paragraph" style:parent-style-name="Text_20_body">
      <style:text-properties officeooo:paragraph-rsid="495b6364"/>
    </style:style>
    <style:style style:name="P98" style:family="paragraph" style:parent-style-name="Text_20_body">
      <style:text-properties officeooo:rsid="495ffa37" officeooo:paragraph-rsid="495ffa37"/>
    </style:style>
    <style:style style:name="P99" style:family="paragraph" style:parent-style-name="Text_20_body">
      <style:text-properties officeooo:rsid="49683d3b" officeooo:paragraph-rsid="49683d3b"/>
    </style:style>
    <style:style style:name="P100" style:family="paragraph" style:parent-style-name="Text_20_body">
      <style:text-properties officeooo:paragraph-rsid="496861ec"/>
    </style:style>
    <style:style style:name="P101" style:family="paragraph" style:parent-style-name="Text_20_body">
      <style:text-properties officeooo:rsid="4789ea90" officeooo:paragraph-rsid="497d4aa8"/>
    </style:style>
    <style:style style:name="P102" style:family="paragraph" style:parent-style-name="Text_20_body">
      <style:text-properties officeooo:rsid="4792d385" officeooo:paragraph-rsid="497d4aa8"/>
    </style:style>
    <style:style style:name="P103" style:family="paragraph" style:parent-style-name="Text_20_body">
      <style:text-properties officeooo:rsid="478823fb" officeooo:paragraph-rsid="497d4aa8"/>
    </style:style>
    <style:style style:name="P104" style:family="paragraph" style:parent-style-name="Text_20_body">
      <style:text-properties officeooo:paragraph-rsid="497d4aa8"/>
    </style:style>
    <style:style style:name="P105" style:family="paragraph" style:parent-style-name="Text_20_body">
      <style:text-properties officeooo:rsid="498b2bca" officeooo:paragraph-rsid="498b2bca"/>
    </style:style>
    <style:style style:name="P106" style:family="paragraph" style:parent-style-name="Text_20_body">
      <style:text-properties officeooo:rsid="498d9936" officeooo:paragraph-rsid="498d9936"/>
    </style:style>
    <style:style style:name="P107" style:family="paragraph" style:parent-style-name="Text_20_body">
      <style:text-properties officeooo:paragraph-rsid="4992f675"/>
    </style:style>
    <style:style style:name="P108" style:family="paragraph" style:parent-style-name="Text_20_body">
      <style:text-properties officeooo:rsid="499b039e" officeooo:paragraph-rsid="499b039e"/>
    </style:style>
    <style:style style:name="P109" style:family="paragraph" style:parent-style-name="Text_20_body">
      <style:text-properties officeooo:rsid="499c20a2" officeooo:paragraph-rsid="499c20a2"/>
    </style:style>
    <style:style style:name="P110" style:family="paragraph" style:parent-style-name="Text_20_body">
      <style:text-properties officeooo:rsid="480a2032" officeooo:paragraph-rsid="480a2032"/>
    </style:style>
    <style:style style:name="P111" style:family="paragraph" style:parent-style-name="Text_20_body">
      <style:text-properties officeooo:rsid="49a135b7" officeooo:paragraph-rsid="49a135b7"/>
    </style:style>
    <style:style style:name="P112" style:family="paragraph" style:parent-style-name="Text_20_body">
      <style:text-properties officeooo:rsid="49a323c9" officeooo:paragraph-rsid="49a323c9"/>
    </style:style>
    <style:style style:name="P113" style:family="paragraph" style:parent-style-name="Text_20_body">
      <style:text-properties officeooo:paragraph-rsid="49a323c9"/>
    </style:style>
    <style:style style:name="P114" style:family="paragraph" style:parent-style-name="Text_20_body">
      <style:text-properties officeooo:rsid="49b29ac1" officeooo:paragraph-rsid="49b29ac1"/>
    </style:style>
    <style:style style:name="P115" style:family="paragraph" style:parent-style-name="Text_20_body">
      <style:text-properties officeooo:rsid="49b2ee80" officeooo:paragraph-rsid="49b2ee80"/>
    </style:style>
    <style:style style:name="P116" style:family="paragraph" style:parent-style-name="Text_20_body">
      <style:text-properties officeooo:rsid="49b36094" officeooo:paragraph-rsid="49b36094"/>
    </style:style>
    <style:style style:name="P117" style:family="paragraph" style:parent-style-name="Text_20_body">
      <style:text-properties officeooo:rsid="49b555b6" officeooo:paragraph-rsid="49b555b6"/>
    </style:style>
    <style:style style:name="P118" style:family="paragraph" style:parent-style-name="Text_20_body">
      <style:text-properties officeooo:paragraph-rsid="49b74fb9"/>
    </style:style>
    <style:style style:name="P119" style:family="paragraph" style:parent-style-name="Text_20_body">
      <style:text-properties style:text-line-through-style="solid" style:text-line-through-type="single" officeooo:rsid="49236a28" officeooo:paragraph-rsid="49252faa"/>
    </style:style>
    <style:style style:name="P120" style:family="paragraph" style:parent-style-name="Text_20_body">
      <style:text-properties style:text-line-through-style="solid" style:text-line-through-type="single" officeooo:rsid="47d987a1" officeooo:paragraph-rsid="47d987a1"/>
    </style:style>
    <style:style style:name="P121" style:family="paragraph" style:parent-style-name="Text_20_body">
      <style:text-properties officeooo:rsid="49b89d56" officeooo:paragraph-rsid="49b89d56"/>
    </style:style>
    <style:style style:name="P122" style:family="paragraph" style:parent-style-name="Text_20_body">
      <style:text-properties officeooo:rsid="49b89fc5" officeooo:paragraph-rsid="49b89fc5"/>
    </style:style>
    <style:style style:name="P123" style:family="paragraph" style:parent-style-name="Text_20_body">
      <style:text-properties officeooo:rsid="49b9f7e1" officeooo:paragraph-rsid="49b9f7e1"/>
    </style:style>
    <style:style style:name="P124" style:family="paragraph" style:parent-style-name="Text_20_body">
      <style:text-properties officeooo:rsid="49baf098" officeooo:paragraph-rsid="49baf098"/>
    </style:style>
    <style:style style:name="P125" style:family="paragraph" style:parent-style-name="Text_20_body">
      <style:text-properties officeooo:rsid="49bce22e" officeooo:paragraph-rsid="49bce22e"/>
    </style:style>
    <style:style style:name="P126" style:family="paragraph" style:parent-style-name="Text_20_body">
      <style:text-properties officeooo:rsid="49be7e6d" officeooo:paragraph-rsid="49be7e6d"/>
    </style:style>
    <style:style style:name="P127" style:family="paragraph" style:parent-style-name="Text_20_body">
      <style:text-properties officeooo:rsid="49c22ad5" officeooo:paragraph-rsid="49c22ad5"/>
    </style:style>
    <style:style style:name="P128" style:family="paragraph" style:parent-style-name="Text_20_body">
      <style:text-properties officeooo:paragraph-rsid="49d401c7"/>
    </style:style>
    <style:style style:name="P129" style:family="paragraph" style:parent-style-name="Text_20_body">
      <style:text-properties officeooo:rsid="490a0f2f" officeooo:paragraph-rsid="490a0f2f"/>
    </style:style>
    <style:style style:name="P130" style:family="paragraph" style:parent-style-name="Text_20_body">
      <style:text-properties officeooo:paragraph-rsid="49ddd8be"/>
    </style:style>
    <style:style style:name="P131" style:family="paragraph" style:parent-style-name="Text_20_body">
      <style:text-properties officeooo:paragraph-rsid="49def293"/>
    </style:style>
    <style:style style:name="P132" style:family="paragraph" style:parent-style-name="Text_20_body">
      <style:text-properties officeooo:rsid="49e53afc" officeooo:paragraph-rsid="49e53afc"/>
    </style:style>
    <style:style style:name="P133" style:family="paragraph" style:parent-style-name="Text_20_body">
      <style:text-properties officeooo:paragraph-rsid="49e78892"/>
    </style:style>
    <style:style style:name="P134" style:family="paragraph" style:parent-style-name="Text_20_body">
      <style:text-properties officeooo:rsid="49eb8bd9" officeooo:paragraph-rsid="49eb8bd9"/>
    </style:style>
    <style:style style:name="P135" style:family="paragraph" style:parent-style-name="Text_20_body">
      <style:text-properties officeooo:rsid="49eccfb2" officeooo:paragraph-rsid="49eccfb2"/>
    </style:style>
    <style:style style:name="P136" style:family="paragraph" style:parent-style-name="Text_20_body">
      <style:text-properties officeooo:rsid="49f21403" officeooo:paragraph-rsid="49f21403"/>
    </style:style>
    <style:style style:name="P137" style:family="paragraph" style:parent-style-name="Text_20_body">
      <style:text-properties officeooo:paragraph-rsid="496a1ee0"/>
    </style:style>
    <style:style style:name="P138" style:family="paragraph" style:parent-style-name="Text_20_body">
      <style:text-properties officeooo:rsid="4a15188a" officeooo:paragraph-rsid="4a15188a"/>
    </style:style>
    <style:style style:name="P139" style:family="paragraph" style:parent-style-name="Text_20_body">
      <style:text-properties officeooo:rsid="48cb8f09" officeooo:paragraph-rsid="4a17e863"/>
    </style:style>
    <style:style style:name="P140" style:family="paragraph" style:parent-style-name="Text_20_body">
      <style:text-properties officeooo:rsid="48cfa28e" officeooo:paragraph-rsid="4a17e863"/>
    </style:style>
    <style:style style:name="P141" style:family="paragraph" style:parent-style-name="Text_20_body">
      <style:text-properties officeooo:paragraph-rsid="4a17e863"/>
    </style:style>
    <style:style style:name="P142" style:family="paragraph" style:parent-style-name="Text_20_body">
      <style:text-properties officeooo:rsid="49db992c" officeooo:paragraph-rsid="4a24a7d0"/>
    </style:style>
    <style:style style:name="P143" style:family="paragraph" style:parent-style-name="Text_20_body">
      <style:text-properties officeooo:rsid="49d5dbc6" officeooo:paragraph-rsid="4a24a7d0"/>
    </style:style>
    <style:style style:name="P144" style:family="paragraph" style:parent-style-name="Text_20_body">
      <style:text-properties officeooo:rsid="49d98bb8" officeooo:paragraph-rsid="4a24a7d0"/>
    </style:style>
    <style:style style:name="P145" style:family="paragraph" style:parent-style-name="Text_20_body">
      <style:text-properties officeooo:rsid="49d8263c" officeooo:paragraph-rsid="4a24a7d0"/>
    </style:style>
    <style:style style:name="P146" style:family="paragraph" style:parent-style-name="Text_20_body">
      <style:text-properties officeooo:rsid="49dc76c9" officeooo:paragraph-rsid="4a24a7d0"/>
    </style:style>
    <style:style style:name="P147" style:family="paragraph" style:parent-style-name="Text_20_body">
      <style:text-properties officeooo:rsid="49d915cf" officeooo:paragraph-rsid="4a24a7d0"/>
    </style:style>
    <style:style style:name="P148" style:family="paragraph" style:parent-style-name="Text_20_body">
      <style:text-properties officeooo:paragraph-rsid="4a1880a9"/>
    </style:style>
    <style:style style:name="P149" style:family="paragraph" style:parent-style-name="Text_20_body">
      <style:text-properties fo:font-style="normal" officeooo:paragraph-rsid="4a1880a9" style:font-style-asian="normal" style:font-style-complex="normal"/>
    </style:style>
    <style:style style:name="P150" style:family="paragraph" style:parent-style-name="Text_20_body">
      <style:text-properties officeooo:rsid="47d7a48c" officeooo:paragraph-rsid="4a1cd230"/>
    </style:style>
    <style:style style:name="P151" style:family="paragraph" style:parent-style-name="Text_20_body">
      <style:text-properties officeooo:rsid="47d72c9f" officeooo:paragraph-rsid="4a1cd230"/>
    </style:style>
    <style:style style:name="P152" style:family="paragraph" style:parent-style-name="Text_20_body">
      <style:text-properties officeooo:rsid="4786fe01" officeooo:paragraph-rsid="4a208a67"/>
    </style:style>
    <style:style style:name="P153" style:family="paragraph" style:parent-style-name="Text_20_body">
      <style:text-properties officeooo:rsid="4a20cfcd" officeooo:paragraph-rsid="4a27550f"/>
    </style:style>
    <style:style style:name="P154" style:family="paragraph" style:parent-style-name="Text_20_body">
      <style:text-properties officeooo:rsid="4a24a7d0" officeooo:paragraph-rsid="4a24a7d0"/>
    </style:style>
    <style:style style:name="P155" style:family="paragraph" style:parent-style-name="Text_20_body">
      <style:text-properties officeooo:paragraph-rsid="4a24a7d0"/>
    </style:style>
    <style:style style:name="P156" style:family="paragraph" style:parent-style-name="Text_20_body">
      <style:text-properties officeooo:rsid="4a28ce17" officeooo:paragraph-rsid="4a28ce17"/>
    </style:style>
    <style:style style:name="P157" style:family="paragraph" style:parent-style-name="Text_20_body">
      <style:text-properties officeooo:rsid="499dc938" officeooo:paragraph-rsid="499dc938"/>
    </style:style>
    <style:style style:name="P158" style:family="paragraph" style:parent-style-name="Text_20_body">
      <style:text-properties officeooo:rsid="49cac408" officeooo:paragraph-rsid="4a24a7d0"/>
    </style:style>
    <style:style style:name="P159" style:family="paragraph" style:parent-style-name="Text_20_body">
      <style:text-properties officeooo:rsid="487d7675" officeooo:paragraph-rsid="487d7675"/>
    </style:style>
    <style:style style:name="P160" style:family="paragraph" style:parent-style-name="Text_20_body">
      <style:text-properties officeooo:rsid="4a22adf6" officeooo:paragraph-rsid="4a22adf6"/>
    </style:style>
    <style:style style:name="P161" style:family="paragraph" style:parent-style-name="Text_20_body">
      <style:text-properties officeooo:rsid="48e38040" officeooo:paragraph-rsid="49dcee1a"/>
    </style:style>
    <style:style style:name="P162" style:family="paragraph" style:parent-style-name="Text_20_body">
      <style:text-properties officeooo:rsid="4a2a7d5c" officeooo:paragraph-rsid="4a2a7d5c"/>
    </style:style>
    <style:style style:name="P163" style:family="paragraph" style:parent-style-name="Text_20_body">
      <style:text-properties officeooo:rsid="4a2c6a57" officeooo:paragraph-rsid="4a2c6a57"/>
    </style:style>
    <style:style style:name="P164" style:family="paragraph" style:parent-style-name="Text_20_body">
      <style:text-properties officeooo:paragraph-rsid="4a2c6a57"/>
    </style:style>
    <style:style style:name="P165" style:family="paragraph" style:parent-style-name="Text_20_body">
      <style:text-properties officeooo:paragraph-rsid="4a335161"/>
    </style:style>
    <style:style style:name="P166" style:family="paragraph" style:parent-style-name="Text_20_body">
      <style:text-properties officeooo:rsid="49399c13" officeooo:paragraph-rsid="49399c13"/>
    </style:style>
    <style:style style:name="P167" style:family="paragraph" style:parent-style-name="Text_20_body">
      <style:text-properties officeooo:paragraph-rsid="4a6bfa46"/>
    </style:style>
    <style:style style:name="P168" style:family="paragraph" style:parent-style-name="Text_20_body">
      <style:text-properties officeooo:paragraph-rsid="4aa13a54"/>
    </style:style>
    <style:style style:name="P169" style:family="paragraph" style:parent-style-name="Text_20_body">
      <style:text-properties fo:font-style="italic" officeooo:rsid="4aa33f2c" officeooo:paragraph-rsid="4ad7883f" style:font-style-asian="italic" style:font-style-complex="italic"/>
    </style:style>
    <style:style style:name="P170" style:family="paragraph" style:parent-style-name="Text_20_body">
      <style:text-properties officeooo:paragraph-rsid="4a356b10"/>
    </style:style>
    <style:style style:name="P171" style:family="paragraph" style:parent-style-name="Text_20_body">
      <style:text-properties officeooo:paragraph-rsid="4aae2d9e"/>
    </style:style>
    <style:style style:name="P172" style:family="paragraph" style:parent-style-name="Text_20_body">
      <style:text-properties officeooo:paragraph-rsid="4aaf2d62"/>
    </style:style>
    <style:style style:name="P173" style:family="paragraph" style:parent-style-name="Text_20_body">
      <style:text-properties officeooo:paragraph-rsid="4ac5797c"/>
    </style:style>
    <style:style style:name="P174" style:family="paragraph" style:parent-style-name="Text_20_body">
      <style:text-properties officeooo:paragraph-rsid="4aca5049"/>
    </style:style>
    <style:style style:name="P175" style:family="paragraph" style:parent-style-name="Text_20_body">
      <style:text-properties officeooo:paragraph-rsid="4aceffbf"/>
    </style:style>
    <style:style style:name="P176" style:family="paragraph" style:parent-style-name="Text_20_body">
      <style:text-properties officeooo:paragraph-rsid="4ad7883f"/>
    </style:style>
    <style:style style:name="P177" style:family="paragraph" style:parent-style-name="Text_20_body">
      <style:text-properties officeooo:rsid="4a54f435" officeooo:paragraph-rsid="4a54f435"/>
    </style:style>
    <style:style style:name="P178" style:family="paragraph" style:parent-style-name="Text_20_body">
      <style:text-properties officeooo:paragraph-rsid="4b1b157c"/>
    </style:style>
    <style:style style:name="P179" style:family="paragraph" style:parent-style-name="Text_20_body">
      <style:text-properties officeooo:rsid="4afe9d1b" officeooo:paragraph-rsid="4b1b157c"/>
    </style:style>
    <style:style style:name="P180" style:family="paragraph" style:parent-style-name="Text_20_body">
      <style:text-properties officeooo:rsid="4b0585ad" officeooo:paragraph-rsid="4b1b157c"/>
    </style:style>
    <style:style style:name="P181" style:family="paragraph" style:parent-style-name="Standard">
      <style:paragraph-properties fo:text-align="center" style:justify-single-word="false"/>
      <style:text-properties officeooo:rsid="057aae1d" officeooo:paragraph-rsid="410d52db"/>
    </style:style>
    <style:style style:name="P18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8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8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8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8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87"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88" style:family="paragraph" style:parent-style-name="Example_20_Header">
      <style:text-properties officeooo:paragraph-rsid="0ce95318"/>
    </style:style>
    <style:style style:name="P189" style:family="paragraph" style:parent-style-name="Example_20_Header">
      <style:text-properties officeooo:paragraph-rsid="4aae2d9e"/>
    </style:style>
    <style:style style:name="P190" style:family="paragraph" style:parent-style-name="Example_20_Header">
      <style:text-properties officeooo:paragraph-rsid="4ae1c3c2"/>
    </style:style>
    <style:style style:name="P191" style:family="paragraph" style:parent-style-name="Example_20_Header">
      <style:text-properties officeooo:rsid="4b1efb15" officeooo:paragraph-rsid="4b1b157c"/>
    </style:style>
    <style:style style:name="P192" style:family="paragraph" style:parent-style-name="Example_20_Header">
      <style:text-properties officeooo:paragraph-rsid="4b1b157c"/>
    </style:style>
    <style:style style:name="P193" style:family="paragraph" style:parent-style-name="Contents_20_1">
      <style:paragraph-properties>
        <style:tab-stops>
          <style:tab-stop style:position="10.797cm" style:type="right" style:leader-style="dotted" style:leader-text="."/>
        </style:tab-stops>
      </style:paragraph-properties>
    </style:style>
    <style:style style:name="P194" style:family="paragraph" style:parent-style-name="Contents_20_2">
      <style:paragraph-properties>
        <style:tab-stops>
          <style:tab-stop style:position="10.797cm" style:type="right" style:leader-style="dotted" style:leader-text="."/>
        </style:tab-stops>
      </style:paragraph-properties>
    </style:style>
    <style:style style:name="P195" style:family="paragraph" style:parent-style-name="Contents_20_3">
      <style:paragraph-properties>
        <style:tab-stops>
          <style:tab-stop style:position="10.797cm" style:type="right" style:leader-style="dotted" style:leader-text="."/>
        </style:tab-stops>
      </style:paragraph-properties>
    </style:style>
    <style:style style:name="P196" style:family="paragraph" style:parent-style-name="Contents_20_4">
      <style:paragraph-properties>
        <style:tab-stops>
          <style:tab-stop style:position="10.797cm" style:type="right" style:leader-style="dotted" style:leader-text="."/>
        </style:tab-stops>
      </style:paragraph-properties>
    </style:style>
    <style:style style:name="P197" style:family="paragraph" style:parent-style-name="Property_20_level_20_1">
      <style:text-properties officeooo:paragraph-rsid="4a8e3147"/>
    </style:style>
    <style:style style:name="P198" style:family="paragraph" style:parent-style-name="Property_20_level_20_1">
      <style:paragraph-properties fo:margin-left="1.251cm" fo:margin-right="0cm" fo:text-indent="-0.4cm" style:auto-text-indent="false"/>
    </style:style>
    <style:style style:name="P199" style:family="paragraph" style:parent-style-name="Property_20_Header">
      <style:text-properties officeooo:paragraph-rsid="4adb0946"/>
    </style:style>
    <style:style style:name="P200" style:family="paragraph" style:parent-style-name="Property_20_level_20_0">
      <style:text-properties officeooo:paragraph-rsid="4aae2d9e"/>
    </style:style>
    <style:style style:name="P201" style:family="paragraph" style:parent-style-name="Property_20_level_20_0">
      <style:text-properties officeooo:paragraph-rsid="4adb0946"/>
    </style:style>
    <style:style style:name="P202" style:family="paragraph" style:parent-style-name="Property_20_level_20_0">
      <style:text-properties officeooo:paragraph-rsid="4b1b157c"/>
    </style:style>
    <style:style style:name="P203" style:family="paragraph" style:parent-style-name="Standalone_20_Property">
      <style:text-properties officeooo:paragraph-rsid="4ac0f0f2"/>
    </style:style>
    <style:style style:name="P204" style:family="paragraph" style:parent-style-name="Standalone_20_Property">
      <style:text-properties officeooo:paragraph-rsid="4aae2d9e"/>
    </style:style>
    <style:style style:name="P205" style:family="paragraph" style:parent-style-name="Standalone_20_Property">
      <style:text-properties officeooo:paragraph-rsid="4aaf2d62"/>
    </style:style>
    <style:style style:name="P206" style:family="paragraph" style:parent-style-name="Standalone_20_Property">
      <style:text-properties officeooo:paragraph-rsid="4aafcf35"/>
    </style:style>
    <style:style style:name="P207" style:family="paragraph" style:parent-style-name="Standalone_20_Property">
      <style:text-properties officeooo:paragraph-rsid="4ab26b2f"/>
    </style:style>
    <style:style style:name="P208" style:family="paragraph" style:parent-style-name="Standalone_20_Property">
      <style:text-properties officeooo:paragraph-rsid="4ab44e3c"/>
    </style:style>
    <style:style style:name="P209" style:family="paragraph" style:parent-style-name="Standalone_20_Property">
      <style:text-properties officeooo:paragraph-rsid="4ab591f7"/>
    </style:style>
    <style:style style:name="P210" style:family="paragraph" style:parent-style-name="Standalone_20_Property">
      <style:text-properties officeooo:paragraph-rsid="4ab67894"/>
    </style:style>
    <style:style style:name="P211" style:family="paragraph" style:parent-style-name="Standalone_20_Property">
      <style:text-properties officeooo:paragraph-rsid="4aba98f0"/>
    </style:style>
    <style:style style:name="P212" style:family="paragraph" style:parent-style-name="Standalone_20_Property">
      <style:text-properties officeooo:paragraph-rsid="4abbd2f8"/>
    </style:style>
    <style:style style:name="P213" style:family="paragraph" style:parent-style-name="Standalone_20_Property">
      <style:text-properties officeooo:paragraph-rsid="4ac394e6"/>
    </style:style>
    <style:style style:name="P214" style:family="paragraph" style:parent-style-name="Standalone_20_Property">
      <style:text-properties officeooo:paragraph-rsid="4ad2757d"/>
    </style:style>
    <style:style style:name="P215" style:family="paragraph" style:parent-style-name="Standalone_20_Property">
      <style:text-properties officeooo:paragraph-rsid="4ad4998d"/>
    </style:style>
    <style:style style:name="P216" style:family="paragraph" style:parent-style-name="Standalone_20_Property">
      <style:text-properties officeooo:paragraph-rsid="4ada977f"/>
    </style:style>
    <style:style style:name="P217" style:family="paragraph" style:parent-style-name="Standalone_20_Property">
      <style:text-properties officeooo:paragraph-rsid="4ae1c3c2"/>
    </style:style>
    <style:style style:name="P218" style:family="paragraph" style:parent-style-name="Standalone_20_Property">
      <style:text-properties officeooo:paragraph-rsid="4b1b157c"/>
    </style:style>
    <style:style style:name="P219" style:family="paragraph" style:parent-style-name="Text_20_body">
      <style:paragraph-properties fo:margin-left="0cm" fo:margin-right="0cm" fo:orphans="2" fo:widows="2" fo:text-indent="0cm" style:auto-text-indent="false"/>
      <style:text-properties officeooo:paragraph-rsid="4b1b157c"/>
    </style:style>
    <style:style style:name="P220" style:family="paragraph" style:parent-style-name="Example_20_Header" style:list-style-name="L1">
      <style:text-properties officeooo:paragraph-rsid="4abd2919"/>
    </style:style>
    <style:style style:name="P221" style:family="paragraph" style:parent-style-name="Example_20_Header">
      <style:text-properties officeooo:paragraph-rsid="4b1f594f"/>
    </style:style>
    <style:style style:name="P222" style:family="paragraph" style:parent-style-name="Example_20_Header">
      <style:text-properties officeooo:paragraph-rsid="4b2983b6"/>
    </style:style>
    <style:style style:name="P223" style:family="paragraph" style:parent-style-name="Heading_20_1">
      <style:text-properties officeooo:rsid="4a2c6a57" officeooo:paragraph-rsid="4a2c6a57"/>
    </style:style>
    <style:style style:name="P224" style:family="paragraph" style:parent-style-name="Heading_20_2">
      <style:text-properties officeooo:rsid="44ed83b1" officeooo:paragraph-rsid="44ed83b1"/>
    </style:style>
    <style:style style:name="P225" style:family="paragraph" style:parent-style-name="Heading_20_2">
      <style:text-properties style:use-window-font-color="true" style:font-name="Georgia2"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226" style:family="paragraph" style:parent-style-name="Heading_20_2">
      <style:text-properties style:use-window-font-color="true" style:font-name="Georgia2"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27" style:family="paragraph" style:parent-style-name="Heading_20_2">
      <style:text-properties officeooo:paragraph-rsid="4b1b157c"/>
    </style:style>
    <style:style style:name="P228" style:family="paragraph" style:parent-style-name="Heading_20_2">
      <style:text-properties officeooo:rsid="47d987a1" officeooo:paragraph-rsid="47e05868"/>
    </style:style>
    <style:style style:name="P229" style:family="paragraph" style:parent-style-name="Heading_20_2">
      <style:text-properties officeooo:paragraph-rsid="48eb6dc9"/>
    </style:style>
    <style:style style:name="P230" style:family="paragraph" style:parent-style-name="Heading_20_2">
      <style:text-properties officeooo:rsid="49462770" officeooo:paragraph-rsid="49462770"/>
    </style:style>
    <style:style style:name="P231" style:family="paragraph" style:parent-style-name="Heading_20_2">
      <style:text-properties officeooo:rsid="494fca9b" officeooo:paragraph-rsid="494fca9b"/>
    </style:style>
    <style:style style:name="P232" style:family="paragraph" style:parent-style-name="Heading_20_2">
      <style:text-properties officeooo:paragraph-rsid="494fca9b"/>
    </style:style>
    <style:style style:name="P233" style:family="paragraph" style:parent-style-name="Heading_20_2">
      <style:text-properties officeooo:paragraph-rsid="494b3a33"/>
    </style:style>
    <style:style style:name="P234" style:family="paragraph" style:parent-style-name="Heading_20_2">
      <style:text-properties officeooo:rsid="4a24a7d0" officeooo:paragraph-rsid="4a24a7d0"/>
    </style:style>
    <style:style style:name="P235" style:family="paragraph" style:parent-style-name="Heading_20_2">
      <style:text-properties officeooo:rsid="4a335161" officeooo:paragraph-rsid="4a335161"/>
    </style:style>
    <style:style style:name="P236" style:family="paragraph" style:parent-style-name="Heading_20_2">
      <style:text-properties officeooo:rsid="496861ec" officeooo:paragraph-rsid="496861ec"/>
    </style:style>
    <style:style style:name="P237" style:family="paragraph" style:parent-style-name="Heading_20_2">
      <style:text-properties officeooo:rsid="4992f675" officeooo:paragraph-rsid="4992f675"/>
    </style:style>
    <style:style style:name="P238" style:family="paragraph" style:parent-style-name="Heading_20_2">
      <style:text-properties officeooo:rsid="48a8edd9" officeooo:paragraph-rsid="48a8edd9"/>
    </style:style>
    <style:style style:name="P239" style:family="paragraph" style:parent-style-name="Heading_20_2">
      <style:text-properties officeooo:rsid="499c20a2" officeooo:paragraph-rsid="499c20a2"/>
    </style:style>
    <style:style style:name="P240" style:family="paragraph" style:parent-style-name="Heading_20_2">
      <style:text-properties officeooo:paragraph-rsid="494cbdc3"/>
    </style:style>
    <style:style style:name="P241" style:family="paragraph" style:parent-style-name="Heading_20_2">
      <style:text-properties officeooo:rsid="49a323c9" officeooo:paragraph-rsid="49a323c9"/>
    </style:style>
    <style:style style:name="P242" style:family="paragraph" style:parent-style-name="Heading_20_2">
      <style:text-properties officeooo:paragraph-rsid="48db76a9"/>
    </style:style>
    <style:style style:name="P243" style:family="paragraph" style:parent-style-name="Heading_20_2">
      <style:text-properties officeooo:rsid="49b2ee80" officeooo:paragraph-rsid="49b2ee80"/>
    </style:style>
    <style:style style:name="P244" style:family="paragraph" style:parent-style-name="Heading_20_2">
      <style:text-properties officeooo:rsid="495b6364" officeooo:paragraph-rsid="495b6364"/>
    </style:style>
    <style:style style:name="P245" style:family="paragraph" style:parent-style-name="Heading_20_2">
      <style:text-properties officeooo:paragraph-rsid="48ea757d"/>
    </style:style>
    <style:style style:name="P246" style:family="paragraph" style:parent-style-name="Heading_20_2">
      <style:text-properties officeooo:rsid="48fc6549" officeooo:paragraph-rsid="48fc6549"/>
    </style:style>
    <style:style style:name="P247" style:family="paragraph" style:parent-style-name="Heading_20_2">
      <style:text-properties officeooo:rsid="4961814e" officeooo:paragraph-rsid="4961814e"/>
    </style:style>
    <style:style style:name="P248" style:family="paragraph" style:parent-style-name="Heading_20_2">
      <style:text-properties officeooo:paragraph-rsid="48e7c7b3"/>
    </style:style>
    <style:style style:name="P249" style:family="paragraph" style:parent-style-name="Heading_20_2">
      <style:text-properties officeooo:rsid="49b89fc5" officeooo:paragraph-rsid="49b89fc5"/>
    </style:style>
    <style:style style:name="P250" style:family="paragraph" style:parent-style-name="Heading_20_2">
      <style:text-properties officeooo:paragraph-rsid="4a17e863"/>
    </style:style>
    <style:style style:name="P251" style:family="paragraph" style:parent-style-name="Heading_20_2">
      <style:text-properties officeooo:rsid="49cac408" officeooo:paragraph-rsid="49ddd8be"/>
    </style:style>
    <style:style style:name="P252" style:family="paragraph" style:parent-style-name="Heading_20_2">
      <style:text-properties officeooo:rsid="490a7dec" officeooo:paragraph-rsid="49ddd8be"/>
    </style:style>
    <style:style style:name="P253" style:family="paragraph" style:parent-style-name="Heading_20_2">
      <style:text-properties officeooo:rsid="49ddd8be" officeooo:paragraph-rsid="49ddd8be"/>
    </style:style>
    <style:style style:name="P254" style:family="paragraph" style:parent-style-name="Heading_20_2">
      <style:text-properties officeooo:paragraph-rsid="48f084aa"/>
    </style:style>
    <style:style style:name="P255" style:family="paragraph" style:parent-style-name="Heading_20_3">
      <style:text-properties officeooo:rsid="483fe8b5" officeooo:paragraph-rsid="4a2c6a57"/>
    </style:style>
    <style:style style:name="P256" style:family="paragraph" style:parent-style-name="Heading_20_3">
      <style:text-properties officeooo:paragraph-rsid="4a2c6a57"/>
    </style:style>
    <style:style style:name="P257" style:family="paragraph" style:parent-style-name="Heading_20_3">
      <style:text-properties officeooo:paragraph-rsid="4b1b157c"/>
    </style:style>
    <style:style style:name="P258" style:family="paragraph" style:parent-style-name="Heading_20_3">
      <style:text-properties officeooo:rsid="4aec99a3" officeooo:paragraph-rsid="4aec99a3"/>
    </style:style>
    <style:style style:name="P259" style:family="paragraph" style:parent-style-name="Heading_20_3">
      <style:text-properties officeooo:rsid="493b635d" officeooo:paragraph-rsid="493b635d"/>
    </style:style>
    <style:style style:name="P260" style:family="paragraph" style:parent-style-name="Heading_20_3">
      <style:text-properties officeooo:rsid="495eb76f" officeooo:paragraph-rsid="495eb76f"/>
    </style:style>
    <style:style style:name="P261" style:family="paragraph" style:parent-style-name="Heading_20_3">
      <style:text-properties officeooo:rsid="496b050f"/>
    </style:style>
    <style:style style:name="P262" style:family="paragraph" style:parent-style-name="Heading_20_3">
      <style:text-properties officeooo:rsid="4a15188a" officeooo:paragraph-rsid="4a15188a"/>
    </style:style>
    <style:style style:name="P263" style:family="paragraph" style:parent-style-name="Heading_20_3">
      <style:text-properties officeooo:paragraph-rsid="496861ec"/>
    </style:style>
    <style:style style:name="P264" style:family="paragraph" style:parent-style-name="Heading_20_3">
      <style:text-properties officeooo:paragraph-rsid="48db76a9"/>
    </style:style>
    <style:style style:name="P265" style:family="paragraph" style:parent-style-name="Heading_20_3">
      <style:text-properties officeooo:paragraph-rsid="48e7c7b3"/>
    </style:style>
    <style:style style:name="P266" style:family="paragraph" style:parent-style-name="Heading_20_3">
      <style:text-properties officeooo:paragraph-rsid="4a1cd230"/>
    </style:style>
    <style:style style:name="P267" style:family="paragraph" style:parent-style-name="Heading_20_3">
      <style:text-properties officeooo:rsid="490cb26a" officeooo:paragraph-rsid="490cb26a"/>
    </style:style>
    <style:style style:name="P268" style:family="paragraph" style:parent-style-name="Heading_20_3">
      <style:text-properties officeooo:rsid="496140ee" officeooo:paragraph-rsid="49b74fb9"/>
    </style:style>
    <style:style style:name="P269" style:family="paragraph" style:parent-style-name="Heading_20_3">
      <style:text-properties officeooo:paragraph-rsid="49b74fb9"/>
    </style:style>
    <style:style style:name="P270" style:family="paragraph" style:parent-style-name="Heading_20_3">
      <style:text-properties officeooo:rsid="496f8823" officeooo:paragraph-rsid="49b74fb9"/>
    </style:style>
    <style:style style:name="P271" style:family="paragraph" style:parent-style-name="Heading_20_3">
      <style:text-properties style:text-line-through-style="none" style:text-line-through-type="none" officeooo:rsid="497d1cb0" officeooo:paragraph-rsid="49b74fb9"/>
    </style:style>
    <style:style style:name="P272" style:family="paragraph" style:parent-style-name="Heading_20_3">
      <style:text-properties officeooo:paragraph-rsid="49d401c7"/>
    </style:style>
    <style:style style:name="P273" style:family="paragraph" style:parent-style-name="Heading_20_3">
      <style:text-properties officeooo:paragraph-rsid="49dcee1a"/>
    </style:style>
    <style:style style:name="P274" style:family="paragraph" style:parent-style-name="Heading_20_4">
      <style:text-properties officeooo:paragraph-rsid="4ac5797c"/>
    </style:style>
    <style:style style:name="P275" style:family="paragraph" style:parent-style-name="Heading_20_4">
      <style:text-properties officeooo:paragraph-rsid="4b1b157c"/>
    </style:style>
    <style:style style:name="P276" style:family="paragraph" style:parent-style-name="Heading_20_4">
      <style:text-properties fo:language="cs" fo:country="CZ" officeooo:paragraph-rsid="4b1b157c" style:language-asian="zxx" style:country-asian="none" style:language-complex="ar" style:country-complex="SA"/>
    </style:style>
    <style:style style:name="P277" style:family="paragraph" style:parent-style-name="Heading_20_4">
      <style:text-properties officeooo:rsid="4b06bff6" officeooo:paragraph-rsid="4b06bff6"/>
    </style:style>
    <style:style style:name="P278" style:family="paragraph" style:parent-style-name="Heading_20_4">
      <style:text-properties officeooo:rsid="4b06bff6" officeooo:paragraph-rsid="4b1d9f64"/>
    </style:style>
    <style:style style:name="P279" style:family="paragraph" style:parent-style-name="Standalone_20_Property" style:list-style-name="L1">
      <style:text-properties officeooo:paragraph-rsid="4abf0fe8"/>
    </style:style>
    <style:style style:name="P280"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1" style:family="paragraph" style:parent-style-name="Text_20_body" style:master-page-name="Standard">
      <style:paragraph-properties fo:text-align="end" style:justify-single-word="false" style:page-number="auto"/>
      <style:text-properties officeooo:rsid="46e075e5" officeooo:paragraph-rsid="46e075e5"/>
    </style:style>
    <style:style style:name="P282" style:family="paragraph" style:parent-style-name="Text_20_body" style:list-style-name="L2">
      <style:text-properties officeooo:paragraph-rsid="4a911b58"/>
    </style:style>
    <style:style style:name="P283" style:family="paragraph" style:parent-style-name="Text_20_body" style:list-style-name="L2">
      <style:text-properties officeooo:paragraph-rsid="4aca0174"/>
    </style:style>
    <style:style style:name="P284" style:family="paragraph" style:parent-style-name="Text_20_body" style:list-style-name="L2">
      <style:text-properties officeooo:paragraph-rsid="4a3f02ed"/>
    </style:style>
    <style:style style:name="P285" style:family="paragraph" style:parent-style-name="Text_20_body" style:list-style-name="L2">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6" style:family="paragraph" style:parent-style-name="Text_20_body" style:list-style-name="L5">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7" style:family="paragraph" style:parent-style-name="Text_20_body">
      <style:text-properties style:use-window-font-color="true" style:font-name="Georgia" fo:font-size="10pt" fo:letter-spacing="0.004cm" fo:language="cs" fo:country="CZ" fo:font-style="normal" officeooo:rsid="4b1d9f64"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list-style-name="L9">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9" style:family="paragraph" style:parent-style-name="Text_20_body" style:list-style-name="L3"/>
    <style:style style:name="P290" style:family="paragraph" style:parent-style-name="Text_20_body" style:list-style-name="L4">
      <style:text-properties officeooo:paragraph-rsid="4a6dd1fe"/>
    </style:style>
    <style:style style:name="P291" style:family="paragraph" style:parent-style-name="Text_20_body" style:list-style-name="L5">
      <style:text-properties officeooo:paragraph-rsid="4b1b157c"/>
    </style:style>
    <style:style style:name="P292" style:family="paragraph" style:parent-style-name="Text_20_body" style:list-style-name="L6">
      <style:text-properties officeooo:rsid="4b0585ad" officeooo:paragraph-rsid="4b1b157c"/>
    </style:style>
    <style:style style:name="P293" style:family="paragraph" style:parent-style-name="Text_20_body" style:list-style-name="L7">
      <style:text-properties officeooo:paragraph-rsid="4b1b157c"/>
    </style:style>
    <style:style style:name="P294" style:family="paragraph" style:parent-style-name="Text_20_body" style:list-style-name="L7">
      <style:text-properties officeooo:rsid="4b258152" officeooo:paragraph-rsid="4b1b157c"/>
    </style:style>
    <style:style style:name="P295" style:family="paragraph" style:parent-style-name="Text_20_body" style:list-style-name="L8">
      <style:text-properties officeooo:rsid="4b0c0925" officeooo:paragraph-rsid="4b0c0925"/>
    </style:style>
    <style:style style:name="P296" style:family="paragraph" style:parent-style-name="Text_20_body">
      <style:text-properties officeooo:rsid="4b0c0925" officeooo:paragraph-rsid="4b0c0925"/>
    </style:style>
    <style:style style:name="P297" style:family="paragraph" style:parent-style-name="Text_20_body">
      <style:text-properties officeooo:rsid="4b0c0925" officeooo:paragraph-rsid="4b0f10ea"/>
    </style:style>
    <style:style style:name="P298" style:family="paragraph" style:parent-style-name="Text_20_body" style:list-style-name="L9">
      <style:text-properties officeooo:paragraph-rsid="4b1d9f64"/>
    </style:style>
    <style:style style:name="P299" style:family="paragraph" style:parent-style-name="Text_20_body" style:list-style-name="L9">
      <style:text-properties officeooo:rsid="4b06bff6" officeooo:paragraph-rsid="4b06bff6"/>
    </style:style>
    <style:style style:name="P300" style:family="paragraph" style:parent-style-name="Text_20_body" style:list-style-name="L9">
      <style:text-properties officeooo:rsid="4b06bff6" officeooo:paragraph-rsid="4b1d9f64"/>
    </style:style>
    <style:style style:name="P301" style:family="paragraph" style:parent-style-name="Text_20_body" style:list-style-name="L9">
      <style:text-properties officeooo:rsid="4b08bd5e" officeooo:paragraph-rsid="4b08bd5e"/>
    </style:style>
    <style:style style:name="P302" style:family="paragraph" style:parent-style-name="Text_20_body">
      <style:text-properties officeooo:rsid="4b08bd5e" officeooo:paragraph-rsid="4b08bd5e"/>
    </style:style>
    <style:style style:name="P303" style:family="paragraph" style:parent-style-name="Text_20_body" style:list-style-name="L10">
      <style:text-properties officeooo:rsid="4aefb9bb" officeooo:paragraph-rsid="4b032f52"/>
    </style:style>
    <style:style style:name="P304" style:family="paragraph" style:parent-style-name="Text_20_body" style:list-style-name="L10">
      <style:text-properties officeooo:rsid="4af18055" officeooo:paragraph-rsid="4af18055"/>
    </style:style>
    <style:style style:name="P305" style:family="paragraph" style:parent-style-name="Text_20_body" style:list-style-name="L11">
      <style:text-properties officeooo:paragraph-rsid="4b1f594f"/>
    </style:style>
    <style:style style:name="P306" style:family="paragraph" style:parent-style-name="Text_20_body" style:list-style-name="L11">
      <style:text-properties officeooo:paragraph-rsid="4b2983b6"/>
    </style:style>
    <style:style style:name="P307" style:family="paragraph" style:parent-style-name="Text_20_body" style:list-style-name="L11">
      <style:text-properties officeooo:paragraph-rsid="4b2a5ab3"/>
    </style:style>
    <style:style style:name="P308" style:family="paragraph" style:parent-style-name="Text_20_body" style:list-style-name="L11">
      <style:text-properties officeooo:paragraph-rsid="4b2cd2d8"/>
    </style:style>
    <style:style style:name="P309" style:family="paragraph" style:parent-style-name="Text_20_body" style:list-style-name="L11">
      <style:text-properties officeooo:paragraph-rsid="4b29d29c"/>
    </style:style>
    <style:style style:name="P310" style:family="paragraph" style:parent-style-name="Text_20_body" style:list-style-name="L11">
      <style:text-properties officeooo:rsid="4af7fc3d" officeooo:paragraph-rsid="4af7fc3d"/>
    </style:style>
    <style:style style:name="P311" style:family="paragraph" style:parent-style-name="Text_20_body" style:list-style-name="L11">
      <style:text-properties officeooo:rsid="4af7fc3d" officeooo:paragraph-rsid="4b1f594f"/>
    </style:style>
    <style:style style:name="P312" style:family="paragraph" style:parent-style-name="Text_20_body" style:list-style-name="L11">
      <style:text-properties officeooo:rsid="4af98154" officeooo:paragraph-rsid="4af98154"/>
    </style:style>
    <style:style style:name="P313" style:family="paragraph" style:parent-style-name="Text_20_body">
      <style:text-properties officeooo:rsid="4af98154" officeooo:paragraph-rsid="4af98154"/>
    </style:style>
    <style:style style:name="P314" style:family="paragraph" style:parent-style-name="Text_20_body" style:list-style-name="L11">
      <style:text-properties officeooo:rsid="4afcafe7" officeooo:paragraph-rsid="4afcafe7"/>
    </style:style>
    <style:style style:name="P315" style:family="paragraph" style:parent-style-name="Text_20_body" style:list-style-name="L11">
      <style:text-properties officeooo:rsid="4afcafe7" officeooo:paragraph-rsid="4b1f594f"/>
    </style:style>
    <style:style style:name="P316" style:family="paragraph" style:parent-style-name="Text_20_body" style:list-style-name="L11">
      <style:text-properties officeooo:rsid="4afb5c15" officeooo:paragraph-rsid="4afb5c15"/>
    </style:style>
    <style:style style:name="P317" style:family="paragraph" style:parent-style-name="Text_20_body" style:list-style-name="L11">
      <style:text-properties officeooo:rsid="4afe3363" officeooo:paragraph-rsid="4afe3363"/>
    </style:style>
    <style:style style:name="P318" style:family="paragraph" style:parent-style-name="Text_20_body" style:list-style-name="L11">
      <style:text-properties officeooo:rsid="4afe89e6" officeooo:paragraph-rsid="4afe89e6"/>
    </style:style>
    <style:style style:name="P319" style:family="paragraph" style:parent-style-name="Text_20_body" style:list-style-name="L11">
      <style:text-properties officeooo:rsid="4b0057f6" officeooo:paragraph-rsid="4b0057f6"/>
    </style:style>
    <style:style style:name="P320" style:family="paragraph" style:parent-style-name="Text_20_body" style:list-style-name="L12"/>
    <style:style style:name="P321" style:family="paragraph" style:parent-style-name="Text_20_body">
      <style:text-properties officeooo:rsid="4aec11a0" officeooo:paragraph-rsid="4b12734e"/>
    </style:style>
    <style:style style:name="P322" style:family="paragraph" style:parent-style-name="Text_20_body" style:list-style-name="L13">
      <style:text-properties officeooo:rsid="4aec11a0" officeooo:paragraph-rsid="4b30ffe1"/>
    </style:style>
    <style:style style:name="P323" style:family="paragraph" style:parent-style-name="Text_20_body">
      <style:text-properties officeooo:paragraph-rsid="4b1bccfb"/>
    </style:style>
    <style:style style:name="P324" style:family="paragraph" style:parent-style-name="Text_20_body">
      <style:text-properties officeooo:paragraph-rsid="4b1f594f"/>
    </style:style>
    <style:style style:name="P325" style:family="paragraph" style:parent-style-name="Text_20_body" style:list-style-name="L11">
      <style:text-properties officeooo:rsid="4b1f594f" officeooo:paragraph-rsid="4b1f594f"/>
    </style:style>
    <style:style style:name="P326" style:family="paragraph" style:parent-style-name="Text_20_body" style:list-style-name="L11">
      <style:text-properties officeooo:rsid="4b21d6c3" officeooo:paragraph-rsid="4b21d6c3"/>
    </style:style>
    <style:style style:name="P327" style:family="paragraph" style:parent-style-name="Text_20_body">
      <style:text-properties officeooo:paragraph-rsid="4b25bb6d"/>
    </style:style>
    <style:style style:name="P328" style:family="paragraph" style:parent-style-name="Text_20_body" style:list-style-name="L11">
      <style:text-properties officeooo:rsid="4b26d7b8" officeooo:paragraph-rsid="4b26d7b8"/>
    </style:style>
    <style:style style:name="P329" style:family="paragraph" style:parent-style-name="Text_20_body">
      <style:text-properties officeooo:paragraph-rsid="4b2ef63f"/>
    </style:style>
    <style:style style:name="P330" style:family="paragraph" style:parent-style-name="Text_20_body">
      <style:text-properties officeooo:paragraph-rsid="4b30ffe1"/>
    </style:style>
    <style:style style:name="P331" style:family="paragraph" style:parent-style-name="Text_20_body" style:list-style-name="L13">
      <style:text-properties officeooo:rsid="4b30ffe1" officeooo:paragraph-rsid="4b30ffe1"/>
    </style:style>
    <style:style style:name="P332" style:family="paragraph" style:parent-style-name="Text_20_body">
      <style:text-properties officeooo:rsid="4aec99a3" officeooo:paragraph-rsid="4aec99a3"/>
    </style:style>
    <style:style style:name="P333" style:family="paragraph" style:parent-style-name="Text_20_body">
      <style:text-properties officeooo:rsid="4af4896e" officeooo:paragraph-rsid="4af4896e"/>
    </style:style>
    <style:style style:name="P334" style:family="paragraph" style:parent-style-name="Text_20_body">
      <style:text-properties officeooo:rsid="48ebddb3" officeooo:paragraph-rsid="4a032201"/>
    </style:style>
    <style:style style:name="P335" style:family="paragraph" style:parent-style-name="Text_20_body">
      <style:text-properties officeooo:rsid="4b33463f" officeooo:paragraph-rsid="4b33463f"/>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3ed35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be1c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07a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0f5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2c43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1"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2"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3"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4"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5"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7"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9"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0"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1"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2"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3"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4" style:family="text">
      <style:text-properties style:use-window-font-color="true" style:font-name="Georgia" fo:font-size="10pt" fo:letter-spacing="0.004cm" fo:language="cs" fo:country="CZ" fo:font-style="italic" officeooo:rsid="4a8e25f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5"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6"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7"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8"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9"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50"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51"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52"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53"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54"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55"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56"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57" style:family="text">
      <style:text-properties style:use-window-font-color="true" style:font-name="Georgia" fo:font-size="10pt" fo:letter-spacing="0.004cm" fo:language="cs" fo:country="CZ" fo:font-style="italic" officeooo:rsid="4b06e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58"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59" style:family="text">
      <style:text-properties style:use-window-font-color="true" style:font-name="Georgia" fo:font-size="10pt" fo:letter-spacing="0.004cm" fo:language="cs" fo:country="CZ" fo:font-style="italic" officeooo:rsid="4afca1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0"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1"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2"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3"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4" style:family="text">
      <style:text-properties style:use-window-font-color="true" style:font-name="Georgia" fo:font-size="10pt" fo:letter-spacing="0.004cm" fo:language="cs" fo:country="CZ" fo:font-style="italic" officeooo:rsid="4b2cf9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5" style:family="text">
      <style:text-properties style:use-window-font-color="true" style:font-name="Georgia" fo:font-size="10pt" fo:letter-spacing="0.004cm" fo:language="cs" fo:country="CZ" fo:font-style="italic" officeooo:rsid="4b2fca8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6"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67"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68"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269"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270"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2"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274" style:family="text">
      <style:text-properties style:use-window-font-color="true" style:font-name="Georgia2"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275" style:family="text">
      <style:text-properties style:use-window-font-color="true" style:font-name="Georgia2"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276" style:family="text">
      <style:text-properties style:use-window-font-color="true" style:font-name="Georgia2"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277" style:family="text">
      <style:text-properties style:use-window-font-color="true" style:font-name="Georgia2"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78" style:family="text">
      <style:text-properties style:use-window-font-color="true" style:font-name="Georgia2"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279"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2"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3"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4"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6"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7"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8"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9"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0"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1"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2"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3" style:family="text">
      <style:text-properties style:use-window-font-color="true" style:font-name="Georgia1"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1"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1"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1"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1"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1"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1"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1"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1"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officeooo:rsid="475f006f"/>
    </style:style>
    <style:style style:name="T333" style:family="text">
      <style:text-properties officeooo:rsid="4775fff6"/>
    </style:style>
    <style:style style:name="T334" style:family="text">
      <style:text-properties fo:color="#14beaa" officeooo:rsid="4775fff6"/>
    </style:style>
    <style:style style:name="T335" style:family="text">
      <style:text-properties officeooo:rsid="47dd4764"/>
    </style:style>
    <style:style style:name="T336" style:family="text">
      <style:text-properties officeooo:rsid="47e394b0"/>
    </style:style>
    <style:style style:name="T337" style:family="text">
      <style:text-properties officeooo:rsid="47e4e140"/>
    </style:style>
    <style:style style:name="T338" style:family="text">
      <style:text-properties officeooo:rsid="47e6507f"/>
    </style:style>
    <style:style style:name="T339" style:family="text">
      <style:text-properties officeooo:rsid="47e779e6"/>
    </style:style>
    <style:style style:name="T340" style:family="text">
      <style:text-properties officeooo:rsid="47d987a1"/>
    </style:style>
    <style:style style:name="T341" style:family="text">
      <style:text-properties officeooo:rsid="47f1e207"/>
    </style:style>
    <style:style style:name="T342" style:family="text">
      <style:text-properties officeooo:rsid="47f318c4"/>
    </style:style>
    <style:style style:name="T343" style:family="text">
      <style:text-properties officeooo:rsid="47f3d4e4"/>
    </style:style>
    <style:style style:name="T344" style:family="text">
      <style:text-properties officeooo:rsid="47f4ba6b"/>
    </style:style>
    <style:style style:name="T345" style:family="text">
      <style:text-properties officeooo:rsid="47f610c4"/>
    </style:style>
    <style:style style:name="T346" style:family="text">
      <style:text-properties officeooo:rsid="47faa6e1"/>
    </style:style>
    <style:style style:name="T347" style:family="text">
      <style:text-properties officeooo:rsid="47fda51c"/>
    </style:style>
    <style:style style:name="T348" style:family="text">
      <style:text-properties officeooo:rsid="47ff6de7"/>
    </style:style>
    <style:style style:name="T349" style:family="text">
      <style:text-properties officeooo:rsid="48011c97"/>
    </style:style>
    <style:style style:name="T350" style:family="text">
      <style:text-properties officeooo:rsid="48039271"/>
    </style:style>
    <style:style style:name="T351" style:family="text">
      <style:text-properties officeooo:rsid="48056660"/>
    </style:style>
    <style:style style:name="T352" style:family="text">
      <style:text-properties officeooo:rsid="480e63af"/>
    </style:style>
    <style:style style:name="T353" style:family="text">
      <style:text-properties officeooo:rsid="4811f097"/>
    </style:style>
    <style:style style:name="T354" style:family="text">
      <style:text-properties officeooo:rsid="48135682"/>
    </style:style>
    <style:style style:name="T355" style:family="text">
      <style:text-properties officeooo:rsid="48152127"/>
    </style:style>
    <style:style style:name="T356" style:family="text">
      <style:text-properties officeooo:rsid="48186246"/>
    </style:style>
    <style:style style:name="T357" style:family="text">
      <style:text-properties officeooo:rsid="481f3497"/>
    </style:style>
    <style:style style:name="T358" style:family="text">
      <style:text-properties officeooo:rsid="48231c75"/>
    </style:style>
    <style:style style:name="T359" style:family="text">
      <style:text-properties officeooo:rsid="4824aba6"/>
    </style:style>
    <style:style style:name="T360" style:family="text">
      <style:text-properties officeooo:rsid="4827a9bb"/>
    </style:style>
    <style:style style:name="T361" style:family="text">
      <style:text-properties officeooo:rsid="4829a400"/>
    </style:style>
    <style:style style:name="T362" style:family="text">
      <style:text-properties officeooo:rsid="482b6cac"/>
    </style:style>
    <style:style style:name="T363" style:family="text">
      <style:text-properties officeooo:rsid="482b85f7"/>
    </style:style>
    <style:style style:name="T364" style:family="text">
      <style:text-properties officeooo:rsid="4830d473"/>
    </style:style>
    <style:style style:name="T365" style:family="text">
      <style:text-properties officeooo:rsid="483349c4"/>
    </style:style>
    <style:style style:name="T366" style:family="text">
      <style:text-properties officeooo:rsid="48395414"/>
    </style:style>
    <style:style style:name="T367" style:family="text">
      <style:text-properties officeooo:rsid="483b3048"/>
    </style:style>
    <style:style style:name="T368" style:family="text">
      <style:text-properties officeooo:rsid="4848b85a"/>
    </style:style>
    <style:style style:name="T369" style:family="text">
      <style:text-properties officeooo:rsid="48591cd0"/>
    </style:style>
    <style:style style:name="T370" style:family="text">
      <style:text-properties officeooo:rsid="485a2f2a"/>
    </style:style>
    <style:style style:name="T371" style:family="text">
      <style:text-properties officeooo:rsid="485aa4be"/>
    </style:style>
    <style:style style:name="T372" style:family="text">
      <style:text-properties officeooo:rsid="485afaee"/>
    </style:style>
    <style:style style:name="T373" style:family="text">
      <style:text-properties officeooo:rsid="485bf368"/>
    </style:style>
    <style:style style:name="T374" style:family="text">
      <style:text-properties officeooo:rsid="485df883"/>
    </style:style>
    <style:style style:name="T375" style:family="text">
      <style:text-properties officeooo:rsid="48603528"/>
    </style:style>
    <style:style style:name="T376" style:family="text">
      <style:text-properties officeooo:rsid="4863db6f"/>
    </style:style>
    <style:style style:name="T377" style:family="text">
      <style:text-properties officeooo:rsid="48652559"/>
    </style:style>
    <style:style style:name="T378" style:family="text">
      <style:text-properties officeooo:rsid="48678f86"/>
    </style:style>
    <style:style style:name="T379" style:family="text">
      <style:text-properties officeooo:rsid="486ba4eb"/>
    </style:style>
    <style:style style:name="T380" style:family="text">
      <style:text-properties officeooo:rsid="486c65c8"/>
    </style:style>
    <style:style style:name="T381" style:family="text">
      <style:text-properties officeooo:rsid="486d406c"/>
    </style:style>
    <style:style style:name="T382" style:family="text">
      <style:text-properties officeooo:rsid="486f2dc8"/>
    </style:style>
    <style:style style:name="T383" style:family="text">
      <style:text-properties officeooo:rsid="4870fc18"/>
    </style:style>
    <style:style style:name="T384" style:family="text">
      <style:text-properties officeooo:rsid="4872c8d9"/>
    </style:style>
    <style:style style:name="T385" style:family="text">
      <style:text-properties officeooo:rsid="487474d6"/>
    </style:style>
    <style:style style:name="T386" style:family="text">
      <style:text-properties officeooo:rsid="48749959"/>
    </style:style>
    <style:style style:name="T387" style:family="text">
      <style:text-properties officeooo:rsid="487677db"/>
    </style:style>
    <style:style style:name="T388" style:family="text">
      <style:text-properties officeooo:rsid="487f1fa7"/>
    </style:style>
    <style:style style:name="T389" style:family="text">
      <style:text-properties officeooo:rsid="4883dfb6"/>
    </style:style>
    <style:style style:name="T390" style:family="text">
      <style:text-properties officeooo:rsid="488b54f1"/>
    </style:style>
    <style:style style:name="T391" style:family="text">
      <style:text-properties officeooo:rsid="48955478"/>
    </style:style>
    <style:style style:name="T392" style:family="text">
      <style:text-properties officeooo:rsid="489aa229"/>
    </style:style>
    <style:style style:name="T393" style:family="text">
      <style:text-properties officeooo:rsid="489e4001"/>
    </style:style>
    <style:style style:name="T394" style:family="text">
      <style:text-properties officeooo:rsid="48a286ba"/>
    </style:style>
    <style:style style:name="T395" style:family="text">
      <style:text-properties officeooo:rsid="48a47fa6"/>
    </style:style>
    <style:style style:name="T396" style:family="text">
      <style:text-properties officeooo:rsid="48a671d5"/>
    </style:style>
    <style:style style:name="T397" style:family="text">
      <style:text-properties officeooo:rsid="48a9f873"/>
    </style:style>
    <style:style style:name="T398" style:family="text">
      <style:text-properties officeooo:rsid="48ab7928"/>
    </style:style>
    <style:style style:name="T399" style:family="text">
      <style:text-properties officeooo:rsid="48ab9a11"/>
    </style:style>
    <style:style style:name="T400" style:family="text">
      <style:text-properties officeooo:rsid="48ad8f28"/>
    </style:style>
    <style:style style:name="T401" style:family="text">
      <style:text-properties officeooo:rsid="48ae9a60"/>
    </style:style>
    <style:style style:name="T402" style:family="text">
      <style:text-properties officeooo:rsid="48b1fcc4"/>
    </style:style>
    <style:style style:name="T403" style:family="text">
      <style:text-properties officeooo:rsid="48b89dc4"/>
    </style:style>
    <style:style style:name="T404" style:family="text">
      <style:text-properties officeooo:rsid="48ba08bd"/>
    </style:style>
    <style:style style:name="T405" style:family="text">
      <style:text-properties officeooo:rsid="48bab09d"/>
    </style:style>
    <style:style style:name="T406" style:family="text">
      <style:text-properties officeooo:rsid="48bc7f21"/>
    </style:style>
    <style:style style:name="T407" style:family="text">
      <style:text-properties officeooo:rsid="48c14cb5"/>
    </style:style>
    <style:style style:name="T408" style:family="text">
      <style:text-properties officeooo:rsid="48c3dd76"/>
    </style:style>
    <style:style style:name="T409" style:family="text">
      <style:text-properties officeooo:rsid="48c82dcd"/>
    </style:style>
    <style:style style:name="T410" style:family="text">
      <style:text-properties officeooo:rsid="48cc2e8e"/>
    </style:style>
    <style:style style:name="T411" style:family="text">
      <style:text-properties officeooo:rsid="48d19562"/>
    </style:style>
    <style:style style:name="T412" style:family="text">
      <style:text-properties officeooo:rsid="48d330e8"/>
    </style:style>
    <style:style style:name="T413" style:family="text">
      <style:text-properties officeooo:rsid="48d408bd"/>
    </style:style>
    <style:style style:name="T414" style:family="text">
      <style:text-properties officeooo:rsid="48d4e0ae"/>
    </style:style>
    <style:style style:name="T415" style:family="text">
      <style:text-properties officeooo:rsid="48da19d4"/>
    </style:style>
    <style:style style:name="T416" style:family="text">
      <style:text-properties officeooo:rsid="48df6257"/>
    </style:style>
    <style:style style:name="T417" style:family="text">
      <style:text-properties officeooo:rsid="48e525f5"/>
    </style:style>
    <style:style style:name="T418" style:family="text">
      <style:text-properties officeooo:rsid="48e6f15d"/>
    </style:style>
    <style:style style:name="T419" style:family="text">
      <style:text-properties officeooo:rsid="48ecb995"/>
    </style:style>
    <style:style style:name="T420" style:family="text">
      <style:text-properties officeooo:rsid="48eeab0a"/>
    </style:style>
    <style:style style:name="T421" style:family="text">
      <style:text-properties officeooo:rsid="48f084aa"/>
    </style:style>
    <style:style style:name="T422" style:family="text">
      <style:text-properties officeooo:rsid="48f2ca53"/>
    </style:style>
    <style:style style:name="T423" style:family="text">
      <style:text-properties officeooo:rsid="48f45845"/>
    </style:style>
    <style:style style:name="T424" style:family="text">
      <style:text-properties fo:font-style="italic" style:font-style-asian="italic" style:font-style-complex="italic"/>
    </style:style>
    <style:style style:name="T425" style:family="text">
      <style:text-properties fo:font-style="italic" officeooo:rsid="48f45845" style:font-style-asian="italic" style:font-style-complex="italic"/>
    </style:style>
    <style:style style:name="T426" style:family="text">
      <style:text-properties fo:font-style="italic" officeooo:rsid="49c2a05d" style:font-style-asian="italic" style:font-style-complex="italic"/>
    </style:style>
    <style:style style:name="T427" style:family="text">
      <style:text-properties fo:font-style="italic" officeooo:rsid="4a356b10" style:font-style-asian="italic" style:font-style-complex="italic"/>
    </style:style>
    <style:style style:name="T428" style:family="text">
      <style:text-properties fo:font-style="italic" officeooo:rsid="4a54f435" style:font-style-asian="italic" style:font-style-complex="italic"/>
    </style:style>
    <style:style style:name="T429" style:family="text">
      <style:text-properties fo:font-style="italic" officeooo:rsid="4a6055fd" style:font-style-asian="italic" style:font-style-complex="italic"/>
    </style:style>
    <style:style style:name="T430" style:family="text">
      <style:text-properties fo:font-style="italic" officeooo:rsid="4aa33f2c" style:font-style-asian="italic" style:font-style-complex="italic"/>
    </style:style>
    <style:style style:name="T431" style:family="text">
      <style:text-properties fo:font-style="italic" officeooo:rsid="4af34d5a" style:font-style-asian="italic" style:font-style-complex="italic"/>
    </style:style>
    <style:style style:name="T432" style:family="text">
      <style:text-properties fo:font-style="italic" officeooo:rsid="4af5e0d0" style:font-style-asian="italic" style:font-style-complex="italic"/>
    </style:style>
    <style:style style:name="T433" style:family="text">
      <style:text-properties fo:font-style="italic" officeooo:rsid="4b258152" style:font-style-asian="italic" style:font-style-complex="italic"/>
    </style:style>
    <style:style style:name="T434" style:family="text">
      <style:text-properties fo:font-style="italic" officeooo:rsid="4af35b41" style:font-style-asian="italic" style:font-style-complex="italic"/>
    </style:style>
    <style:style style:name="T435" style:family="text">
      <style:text-properties fo:font-style="italic" officeooo:rsid="4b1f84b4" style:font-style-asian="italic" style:font-style-complex="italic"/>
    </style:style>
    <style:style style:name="T436" style:family="text">
      <style:text-properties fo:font-style="italic" officeooo:rsid="4b1f594f" style:font-style-asian="italic" style:font-style-complex="italic"/>
    </style:style>
    <style:style style:name="T437" style:family="text">
      <style:text-properties fo:font-style="italic" officeooo:rsid="4af98154" style:font-style-asian="italic" style:font-style-complex="italic"/>
    </style:style>
    <style:style style:name="T438" style:family="text">
      <style:text-properties fo:font-style="italic" officeooo:rsid="4afb5c15" style:font-style-asian="italic" style:font-style-complex="italic"/>
    </style:style>
    <style:style style:name="T439" style:family="text">
      <style:text-properties fo:font-style="italic" officeooo:rsid="4afe89e6" style:font-style-asian="italic" style:font-style-complex="italic"/>
    </style:style>
    <style:style style:name="T440" style:family="text">
      <style:text-properties fo:font-style="italic" officeooo:rsid="4b0057f6" style:font-style-asian="italic" style:font-style-complex="italic"/>
    </style:style>
    <style:style style:name="T441" style:family="text">
      <style:text-properties fo:font-style="italic" officeooo:rsid="4afe3363" style:font-style-asian="italic" style:font-style-complex="italic"/>
    </style:style>
    <style:style style:name="T442" style:family="text">
      <style:text-properties fo:font-style="italic" officeooo:rsid="4b2808c2" style:font-style-asian="italic" style:font-style-complex="italic"/>
    </style:style>
    <style:style style:name="T443" style:family="text">
      <style:text-properties fo:font-style="italic" officeooo:rsid="4b2cf92a" style:font-style-asian="italic" style:font-style-complex="italic"/>
    </style:style>
    <style:style style:name="T444" style:family="text">
      <style:text-properties fo:font-style="italic" fo:font-weight="bold" style:font-style-asian="italic" style:font-weight-asian="bold" style:font-style-complex="italic" style:font-weight-complex="bold"/>
    </style:style>
    <style:style style:name="T445" style:family="text">
      <style:text-properties officeooo:rsid="48f76f47"/>
    </style:style>
    <style:style style:name="T446" style:family="text">
      <style:text-properties officeooo:rsid="48f952da"/>
    </style:style>
    <style:style style:name="T447" style:family="text">
      <style:text-properties officeooo:rsid="48fac5e7"/>
    </style:style>
    <style:style style:name="T448" style:family="text">
      <style:text-properties officeooo:rsid="48fcfcc0"/>
    </style:style>
    <style:style style:name="T449" style:family="text">
      <style:text-properties officeooo:rsid="48fe13f6"/>
    </style:style>
    <style:style style:name="T450" style:family="text">
      <style:text-properties officeooo:rsid="4900f335"/>
    </style:style>
    <style:style style:name="T451" style:family="text">
      <style:text-properties officeooo:rsid="4902a78c"/>
    </style:style>
    <style:style style:name="T452" style:family="text">
      <style:text-properties officeooo:rsid="49062992"/>
    </style:style>
    <style:style style:name="T453" style:family="text">
      <style:text-properties officeooo:rsid="490a7dec"/>
    </style:style>
    <style:style style:name="T454" style:family="text">
      <style:text-properties officeooo:rsid="491028d2"/>
    </style:style>
    <style:style style:name="T455" style:family="text">
      <style:text-properties officeooo:rsid="49295b16"/>
    </style:style>
    <style:style style:name="T456" style:family="text">
      <style:text-properties officeooo:rsid="492bec46"/>
    </style:style>
    <style:style style:name="T457" style:family="text">
      <style:text-properties officeooo:rsid="492e95dc"/>
    </style:style>
    <style:style style:name="T458" style:family="text">
      <style:text-properties officeooo:rsid="49312eba"/>
    </style:style>
    <style:style style:name="T459" style:family="text">
      <style:text-properties officeooo:rsid="48082185"/>
    </style:style>
    <style:style style:name="T460" style:family="text">
      <style:text-properties officeooo:rsid="49358484"/>
    </style:style>
    <style:style style:name="T461" style:family="text">
      <style:text-properties officeooo:rsid="493b635d"/>
    </style:style>
    <style:style style:name="T462" style:family="text">
      <style:text-properties officeooo:rsid="493c425d"/>
    </style:style>
    <style:style style:name="T463" style:family="text">
      <style:text-properties officeooo:rsid="493e143f"/>
    </style:style>
    <style:style style:name="T464" style:family="text">
      <style:text-properties officeooo:rsid="4941c049"/>
    </style:style>
    <style:style style:name="T465" style:family="text">
      <style:text-properties officeooo:rsid="4942e2d9"/>
    </style:style>
    <style:style style:name="T466" style:family="text">
      <style:text-properties officeooo:rsid="49434675"/>
    </style:style>
    <style:style style:name="T467" style:family="text">
      <style:text-properties officeooo:rsid="494684be"/>
    </style:style>
    <style:style style:name="T468" style:family="text">
      <style:text-properties officeooo:rsid="4947bedd"/>
    </style:style>
    <style:style style:name="T469" style:family="text">
      <style:text-properties officeooo:rsid="4947d3cd"/>
    </style:style>
    <style:style style:name="T470" style:family="text">
      <style:text-properties officeooo:rsid="49495c6b"/>
    </style:style>
    <style:style style:name="T471" style:family="text">
      <style:text-properties officeooo:rsid="494b3a33"/>
    </style:style>
    <style:style style:name="T472" style:family="text">
      <style:text-properties officeooo:rsid="48375cfa"/>
    </style:style>
    <style:style style:name="T473" style:family="text">
      <style:text-properties officeooo:rsid="494e7c66"/>
    </style:style>
    <style:style style:name="T474" style:family="text">
      <style:text-properties officeooo:rsid="494ed19a"/>
    </style:style>
    <style:style style:name="T475" style:family="text">
      <style:text-properties officeooo:rsid="495071f6"/>
    </style:style>
    <style:style style:name="T476" style:family="text">
      <style:text-properties officeooo:rsid="49517994"/>
    </style:style>
    <style:style style:name="T477" style:family="text">
      <style:text-properties style:text-line-through-style="solid" style:text-line-through-type="single" officeooo:rsid="49517994"/>
    </style:style>
    <style:style style:name="T478" style:family="text">
      <style:text-properties style:text-line-through-style="solid" style:text-line-through-type="single" officeooo:rsid="47f610c4"/>
    </style:style>
    <style:style style:name="T479" style:family="text">
      <style:text-properties officeooo:rsid="49532f8b"/>
    </style:style>
    <style:style style:name="T480" style:family="text">
      <style:text-properties officeooo:rsid="495a4cb7"/>
    </style:style>
    <style:style style:name="T481" style:family="text">
      <style:text-properties officeooo:rsid="495b6364"/>
    </style:style>
    <style:style style:name="T482" style:family="text">
      <style:text-properties officeooo:rsid="495d56c0"/>
    </style:style>
    <style:style style:name="T483" style:family="text">
      <style:text-properties officeooo:rsid="495e17a7"/>
    </style:style>
    <style:style style:name="T484" style:family="text">
      <style:text-properties officeooo:rsid="4960409e"/>
    </style:style>
    <style:style style:name="T485" style:family="text">
      <style:text-properties officeooo:rsid="496354eb"/>
    </style:style>
    <style:style style:name="T486" style:family="text">
      <style:text-properties officeooo:rsid="49643c4f"/>
    </style:style>
    <style:style style:name="T487" style:family="text">
      <style:text-properties officeooo:rsid="4964fab4"/>
    </style:style>
    <style:style style:name="T488" style:family="text">
      <style:text-properties officeooo:rsid="4966394a"/>
    </style:style>
    <style:style style:name="T489" style:family="text">
      <style:text-properties officeooo:rsid="496674af"/>
    </style:style>
    <style:style style:name="T490" style:family="text">
      <style:text-properties officeooo:rsid="496c2c01"/>
    </style:style>
    <style:style style:name="T491" style:family="text">
      <style:text-properties officeooo:rsid="496ddb52"/>
    </style:style>
    <style:style style:name="T492" style:family="text">
      <style:text-properties officeooo:rsid="4970e0a2"/>
    </style:style>
    <style:style style:name="T493" style:family="text">
      <style:text-properties officeooo:rsid="4782a103"/>
    </style:style>
    <style:style style:name="T494" style:family="text">
      <style:text-properties officeooo:rsid="4786fe01"/>
    </style:style>
    <style:style style:name="T495" style:family="text">
      <style:text-properties officeooo:rsid="478aa364"/>
    </style:style>
    <style:style style:name="T496" style:family="text">
      <style:text-properties officeooo:rsid="47938b2a"/>
    </style:style>
    <style:style style:name="T497" style:family="text">
      <style:text-properties officeooo:rsid="497d4aa8"/>
    </style:style>
    <style:style style:name="T498" style:family="text">
      <style:text-properties officeooo:rsid="497ef319"/>
    </style:style>
    <style:style style:name="T499" style:family="text">
      <style:text-properties officeooo:rsid="497fd869"/>
    </style:style>
    <style:style style:name="T500" style:family="text">
      <style:text-properties officeooo:rsid="4980fd81"/>
    </style:style>
    <style:style style:name="T501" style:family="text">
      <style:text-properties officeooo:rsid="4982118b"/>
    </style:style>
    <style:style style:name="T502" style:family="text">
      <style:text-properties officeooo:rsid="498366bc"/>
    </style:style>
    <style:style style:name="T503" style:family="text">
      <style:text-properties officeooo:rsid="4983b693"/>
    </style:style>
    <style:style style:name="T504" style:family="text">
      <style:text-properties officeooo:rsid="4985a7fd"/>
    </style:style>
    <style:style style:name="T505" style:family="text">
      <style:text-properties officeooo:rsid="49892b4f"/>
    </style:style>
    <style:style style:name="T506" style:family="text">
      <style:text-properties officeooo:rsid="498989cc"/>
    </style:style>
    <style:style style:name="T507" style:family="text">
      <style:text-properties officeooo:rsid="498c0bca"/>
    </style:style>
    <style:style style:name="T508" style:family="text">
      <style:text-properties officeooo:rsid="498e8f72"/>
    </style:style>
    <style:style style:name="T509" style:family="text">
      <style:text-properties officeooo:rsid="498eed59"/>
    </style:style>
    <style:style style:name="T510" style:family="text">
      <style:text-properties officeooo:rsid="49902b06"/>
    </style:style>
    <style:style style:name="T511" style:family="text">
      <style:text-properties officeooo:rsid="499197b1"/>
    </style:style>
    <style:style style:name="T512" style:family="text">
      <style:text-properties officeooo:rsid="4992f675"/>
    </style:style>
    <style:style style:name="T513" style:family="text">
      <style:text-properties officeooo:rsid="4993a664"/>
    </style:style>
    <style:style style:name="T514" style:family="text">
      <style:text-properties officeooo:rsid="49989b4f"/>
    </style:style>
    <style:style style:name="T515" style:family="text">
      <style:text-properties officeooo:rsid="499962c6"/>
    </style:style>
    <style:style style:name="T516" style:family="text">
      <style:text-properties officeooo:rsid="499cccb1"/>
    </style:style>
    <style:style style:name="T517" style:family="text">
      <style:text-properties officeooo:rsid="499ec357"/>
    </style:style>
    <style:style style:name="T518" style:family="text">
      <style:text-properties officeooo:rsid="49a2d377"/>
    </style:style>
    <style:style style:name="T519" style:family="text">
      <style:text-properties officeooo:rsid="49a323c9"/>
    </style:style>
    <style:style style:name="T520" style:family="text">
      <style:text-properties officeooo:rsid="49a44245"/>
    </style:style>
    <style:style style:name="T521" style:family="text">
      <style:text-properties officeooo:rsid="49a95101"/>
    </style:style>
    <style:style style:name="T522" style:family="text">
      <style:text-properties officeooo:rsid="49aa01cf"/>
    </style:style>
    <style:style style:name="T523" style:family="text">
      <style:text-properties officeooo:rsid="49aacc9d"/>
    </style:style>
    <style:style style:name="T524" style:family="text">
      <style:text-properties officeooo:rsid="49abbc35"/>
    </style:style>
    <style:style style:name="T525" style:family="text">
      <style:text-properties officeooo:rsid="49ae496e"/>
    </style:style>
    <style:style style:name="T526" style:family="text">
      <style:text-properties officeooo:rsid="49afa7b5"/>
    </style:style>
    <style:style style:name="T527" style:family="text">
      <style:text-properties officeooo:rsid="49b4d1d7"/>
    </style:style>
    <style:style style:name="T528" style:family="text">
      <style:text-properties officeooo:rsid="49b555b6"/>
    </style:style>
    <style:style style:name="T529" style:family="text">
      <style:text-properties officeooo:rsid="49b57e49"/>
    </style:style>
    <style:style style:name="T530" style:family="text">
      <style:text-properties officeooo:rsid="49b8f186"/>
    </style:style>
    <style:style style:name="T531" style:family="text">
      <style:text-properties officeooo:rsid="49ba7fb6"/>
    </style:style>
    <style:style style:name="T532" style:family="text">
      <style:text-properties officeooo:rsid="49bd5f19"/>
    </style:style>
    <style:style style:name="T533" style:family="text">
      <style:text-properties officeooo:rsid="49bfe780"/>
    </style:style>
    <style:style style:name="T534" style:family="text">
      <style:text-properties officeooo:rsid="49c0ee76"/>
    </style:style>
    <style:style style:name="T535" style:family="text">
      <style:text-properties officeooo:rsid="49c2a05d"/>
    </style:style>
    <style:style style:name="T536" style:family="text">
      <style:text-properties officeooo:rsid="49c35996"/>
    </style:style>
    <style:style style:name="T537" style:family="text">
      <style:text-properties officeooo:rsid="49c4e08a"/>
    </style:style>
    <style:style style:name="T538" style:family="text">
      <style:text-properties officeooo:rsid="49c61d66"/>
    </style:style>
    <style:style style:name="T539" style:family="text">
      <style:text-properties officeooo:rsid="49cbc90d"/>
    </style:style>
    <style:style style:name="T540" style:family="text">
      <style:text-properties officeooo:rsid="49ce4e52"/>
    </style:style>
    <style:style style:name="T541" style:family="text">
      <style:text-properties officeooo:rsid="49d07d00"/>
    </style:style>
    <style:style style:name="T542" style:family="text">
      <style:text-properties officeooo:rsid="49d401c7"/>
    </style:style>
    <style:style style:name="T543" style:family="text">
      <style:text-properties officeooo:rsid="49d6a847"/>
    </style:style>
    <style:style style:name="T544" style:family="text">
      <style:text-properties officeooo:rsid="49d88ccd"/>
    </style:style>
    <style:style style:name="T545" style:family="text">
      <style:text-properties officeooo:rsid="49db3bbe"/>
    </style:style>
    <style:style style:name="T546" style:family="text">
      <style:text-properties officeooo:rsid="49dcee1a"/>
    </style:style>
    <style:style style:name="T547" style:family="text">
      <style:text-properties officeooo:rsid="49def293"/>
    </style:style>
    <style:style style:name="T548" style:family="text">
      <style:text-properties officeooo:rsid="49e2b1c2"/>
    </style:style>
    <style:style style:name="T549" style:family="text">
      <style:text-properties officeooo:rsid="49e5b837"/>
    </style:style>
    <style:style style:name="T550" style:family="text">
      <style:text-properties officeooo:rsid="49e78892"/>
    </style:style>
    <style:style style:name="T551" style:family="text">
      <style:text-properties officeooo:rsid="49f034df"/>
    </style:style>
    <style:style style:name="T552" style:family="text">
      <style:text-properties officeooo:rsid="49f196d8"/>
    </style:style>
    <style:style style:name="T553" style:family="text">
      <style:text-properties officeooo:rsid="49f64183"/>
    </style:style>
    <style:style style:name="T554" style:family="text">
      <style:text-properties officeooo:rsid="4a04d6fb"/>
    </style:style>
    <style:style style:name="T555" style:family="text">
      <style:text-properties officeooo:rsid="4a04efee"/>
    </style:style>
    <style:style style:name="T556" style:family="text">
      <style:text-properties officeooo:rsid="4a084c3f"/>
    </style:style>
    <style:style style:name="T557" style:family="text">
      <style:text-properties officeooo:rsid="4a09b52a"/>
    </style:style>
    <style:style style:name="T558" style:family="text">
      <style:text-properties officeooo:rsid="4a16ee9b"/>
    </style:style>
    <style:style style:name="T559" style:family="text">
      <style:text-properties officeooo:rsid="4a1880a9"/>
    </style:style>
    <style:style style:name="T560" style:family="text">
      <style:text-properties officeooo:rsid="4a24a7d0"/>
    </style:style>
    <style:style style:name="T561" style:family="text">
      <style:text-properties officeooo:rsid="4a256e24"/>
    </style:style>
    <style:style style:name="T562" style:family="text">
      <style:text-properties fo:language="cs" fo:country="CZ"/>
    </style:style>
    <style:style style:name="T563" style:family="text">
      <style:text-properties fo:language="cs" fo:country="CZ" style:language-asian="zxx" style:country-asian="none" style:language-complex="ar" style:country-complex="SA"/>
    </style:style>
    <style:style style:name="T564" style:family="text">
      <style:text-properties fo:language="cs" fo:country="CZ" fo:font-style="italic" style:language-asian="zxx" style:country-asian="none" style:font-style-asian="italic" style:language-complex="ar" style:country-complex="SA" style:font-style-complex="italic"/>
    </style:style>
    <style:style style:name="T565" style:family="text">
      <style:text-properties officeooo:rsid="4a2c6a57"/>
    </style:style>
    <style:style style:name="T566" style:family="text">
      <style:text-properties style:text-line-through-style="none" style:text-line-through-type="none" officeooo:rsid="49f9015f"/>
    </style:style>
    <style:style style:name="T567" style:family="text">
      <style:text-properties style:text-line-through-style="none" style:text-line-through-type="none" officeooo:rsid="4a4167eb"/>
    </style:style>
    <style:style style:name="T568" style:family="text">
      <style:text-properties style:text-line-through-style="none" style:text-line-through-type="none" fo:font-style="italic" officeooo:rsid="4a4167eb" style:font-style-asian="italic" style:font-style-complex="italic"/>
    </style:style>
    <style:style style:name="T569" style:family="text">
      <style:text-properties style:text-line-through-style="none" style:text-line-through-type="none" officeooo:rsid="4a356b10"/>
    </style:style>
    <style:style style:name="T570" style:family="text">
      <style:text-properties style:text-line-through-style="none" style:text-line-through-type="none" officeooo:rsid="4b26ed81"/>
    </style:style>
    <style:style style:name="T571" style:family="text">
      <style:text-properties officeooo:rsid="4a356b10"/>
    </style:style>
    <style:style style:name="T572" style:family="text">
      <style:text-properties fo:font-style="normal" style:font-style-asian="normal" style:font-style-complex="normal"/>
    </style:style>
    <style:style style:name="T573" style:family="text">
      <style:text-properties fo:font-style="normal" officeooo:rsid="4a425bbf" style:font-style-asian="normal" style:font-style-complex="normal"/>
    </style:style>
    <style:style style:name="T574" style:family="text">
      <style:text-properties fo:font-style="normal" officeooo:rsid="4a5a8f22" style:font-style-asian="normal" style:font-style-complex="normal"/>
    </style:style>
    <style:style style:name="T575" style:family="text">
      <style:text-properties fo:font-style="normal" officeooo:rsid="4a5c26eb" style:font-style-asian="normal" style:font-style-complex="normal"/>
    </style:style>
    <style:style style:name="T576" style:family="text">
      <style:text-properties fo:font-style="normal" officeooo:rsid="4a43b3f3" style:font-style-asian="normal" style:font-style-complex="normal"/>
    </style:style>
    <style:style style:name="T577" style:family="text">
      <style:text-properties fo:font-style="normal" officeooo:rsid="4af18055" style:font-style-asian="normal" style:font-style-complex="normal"/>
    </style:style>
    <style:style style:name="T578" style:family="text">
      <style:text-properties fo:font-style="normal" officeooo:rsid="4af5e0d0" style:font-style-asian="normal" style:font-style-complex="normal"/>
    </style:style>
    <style:style style:name="T579" style:family="text">
      <style:text-properties fo:font-style="normal" officeooo:rsid="4b2ac858" style:font-style-asian="normal" style:font-style-complex="normal"/>
    </style:style>
    <style:style style:name="T580" style:family="text">
      <style:text-properties fo:font-style="normal" officeooo:rsid="4b2ba805" style:font-style-asian="normal" style:font-style-complex="normal"/>
    </style:style>
    <style:style style:name="T581" style:family="text">
      <style:text-properties fo:font-style="normal" officeooo:rsid="4b2d00b4" style:font-style-asian="normal" style:font-style-complex="normal"/>
    </style:style>
    <style:style style:name="T582" style:family="text">
      <style:text-properties fo:font-style="normal" officeooo:rsid="4b329f14" style:font-style-asian="normal" style:font-style-complex="normal"/>
    </style:style>
    <style:style style:name="T583" style:family="text">
      <style:text-properties fo:font-style="normal" officeooo:rsid="4b35920b" style:font-style-asian="normal" style:font-style-complex="normal"/>
    </style:style>
    <style:style style:name="T584" style:family="text">
      <style:text-properties fo:font-style="normal" officeooo:rsid="4b339418" style:font-style-asian="normal" style:font-style-complex="normal"/>
    </style:style>
    <style:style style:name="T585" style:family="text">
      <style:text-properties fo:font-style="normal" officeooo:rsid="4b2cf92a" style:font-style-asian="normal" style:font-style-complex="normal"/>
    </style:style>
    <style:style style:name="T586" style:family="text">
      <style:text-properties officeooo:rsid="4a425bbf"/>
    </style:style>
    <style:style style:name="T587" style:family="text">
      <style:text-properties officeooo:rsid="4a43b3f3"/>
    </style:style>
    <style:style style:name="T588" style:family="text">
      <style:text-properties fo:color="#c3b346" officeooo:rsid="4a43b3f3"/>
    </style:style>
    <style:style style:name="T589" style:family="text">
      <style:text-properties fo:color="#c3b346" officeooo:rsid="4a94d65b"/>
    </style:style>
    <style:style style:name="T590"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1" style:family="text">
      <style:text-properties fo:color="#c3b346" officeooo:rsid="4aca5049"/>
    </style:style>
    <style:style style:name="T592" style:family="text">
      <style:text-properties officeooo:rsid="4a54f435"/>
    </style:style>
    <style:style style:name="T593" style:family="text">
      <style:text-properties officeooo:rsid="4a5c26eb"/>
    </style:style>
    <style:style style:name="T594" style:family="text">
      <style:text-properties officeooo:rsid="4a6055fd"/>
    </style:style>
    <style:style style:name="T595" style:family="text">
      <style:text-properties officeooo:rsid="4a69d947"/>
    </style:style>
    <style:style style:name="T596" style:family="text">
      <style:text-properties officeooo:rsid="4a8e25f2"/>
    </style:style>
    <style:style style:name="T597"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officeooo:rsid="4a94d65b"/>
    </style:style>
    <style:style style:name="T599" style:family="text">
      <style:text-properties officeooo:rsid="4aa33f2c"/>
    </style:style>
    <style:style style:name="T600" style:family="text">
      <style:text-properties officeooo:rsid="4aa363a6"/>
    </style:style>
    <style:style style:name="T601"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60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0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04"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05"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06"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officeooo:rsid="4ac2509a"/>
    </style:style>
    <style:style style:name="T609" style:family="text">
      <style:text-properties officeooo:rsid="4aca5049"/>
    </style:style>
    <style:style style:name="T610" style:family="text">
      <style:text-properties officeooo:rsid="4acbc62c"/>
    </style:style>
    <style:style style:name="T611" style:family="text">
      <style:text-properties officeooo:rsid="4ae7e134"/>
    </style:style>
    <style:style style:name="T612" style:family="text">
      <style:text-properties officeooo:rsid="4aee32a4"/>
    </style:style>
    <style:style style:name="T613" style:family="text">
      <style:text-properties officeooo:rsid="4af18055"/>
    </style:style>
    <style:style style:name="T614" style:family="text">
      <style:text-properties officeooo:rsid="4af34d5a"/>
    </style:style>
    <style:style style:name="T615" style:family="text">
      <style:text-properties officeooo:rsid="4af4896e"/>
    </style:style>
    <style:style style:name="T616" style:family="text">
      <style:text-properties officeooo:rsid="4af5e0d0"/>
    </style:style>
    <style:style style:name="T617" style:family="text">
      <style:text-properties officeooo:rsid="4afb82eb"/>
    </style:style>
    <style:style style:name="T618" style:family="text">
      <style:text-properties officeooo:rsid="4b0138a4"/>
    </style:style>
    <style:style style:name="T619" style:family="text">
      <style:text-properties officeooo:rsid="4b08bd5e"/>
    </style:style>
    <style:style style:name="T620" style:family="text">
      <style:text-properties officeooo:rsid="4b08ed9b"/>
    </style:style>
    <style:style style:name="T621" style:family="text">
      <style:text-properties officeooo:rsid="4b092dca"/>
    </style:style>
    <style:style style:name="T622" style:family="text">
      <style:text-properties officeooo:rsid="4b0995b3"/>
    </style:style>
    <style:style style:name="T623" style:family="text">
      <style:text-properties officeooo:rsid="4b0b03f8"/>
    </style:style>
    <style:style style:name="T624" style:family="text">
      <style:text-properties officeooo:rsid="4b0c0925"/>
    </style:style>
    <style:style style:name="T625" style:family="text">
      <style:text-properties officeooo:rsid="4b0f10ea"/>
    </style:style>
    <style:style style:name="T626" style:family="text">
      <style:text-properties officeooo:rsid="4b0ffc8e"/>
    </style:style>
    <style:style style:name="T627" style:family="text">
      <style:text-properties officeooo:rsid="4b10db84"/>
    </style:style>
    <style:style style:name="T628" style:family="text">
      <style:text-properties officeooo:rsid="4b115a29"/>
    </style:style>
    <style:style style:name="T629" style:family="text">
      <style:text-properties officeooo:rsid="4b12734e"/>
    </style:style>
    <style:style style:name="T630" style:family="text">
      <style:text-properties officeooo:rsid="4b258152"/>
    </style:style>
    <style:style style:name="T631" style:family="text">
      <style:text-properties officeooo:rsid="4af35b41"/>
    </style:style>
    <style:style style:name="T632" style:family="text">
      <style:text-properties officeooo:rsid="4aec058f"/>
    </style:style>
    <style:style style:name="T633" style:family="text">
      <style:text-properties officeooo:rsid="4b0de5a4"/>
    </style:style>
    <style:style style:name="T634" style:family="text">
      <style:text-properties officeooo:rsid="4aefa613"/>
    </style:style>
    <style:style style:name="T635" style:family="text">
      <style:text-properties officeooo:rsid="4b0585ad"/>
    </style:style>
    <style:style style:name="T636" style:family="text">
      <style:text-properties officeooo:rsid="4b2bc80d"/>
    </style:style>
    <style:style style:name="T637" style:family="text">
      <style:text-properties officeooo:rsid="4b1f84b4"/>
    </style:style>
    <style:style style:name="T638" style:family="text">
      <style:text-properties officeooo:rsid="4b1723e0"/>
    </style:style>
    <style:style style:name="T639" style:family="text">
      <style:text-properties officeooo:rsid="4aec11a0"/>
    </style:style>
    <style:style style:name="T640" style:family="text">
      <style:text-properties officeooo:rsid="4b1d9f64"/>
    </style:style>
    <style:style style:name="T641" style:family="text">
      <style:text-properties officeooo:rsid="4b06bff6"/>
    </style:style>
    <style:style style:name="T642" style:family="text">
      <style:text-properties officeooo:rsid="4b1f594f"/>
    </style:style>
    <style:style style:name="T643" style:family="text">
      <style:text-properties officeooo:rsid="4af98154"/>
    </style:style>
    <style:style style:name="T644" style:family="text">
      <style:text-properties officeooo:rsid="4afb5c15"/>
    </style:style>
    <style:style style:name="T645" style:family="text">
      <style:text-properties officeooo:rsid="4afe89e6"/>
    </style:style>
    <style:style style:name="T646" style:family="text">
      <style:text-properties officeooo:rsid="4b233a2e"/>
    </style:style>
    <style:style style:name="T647" style:family="text">
      <style:text-properties officeooo:rsid="4b0057f6"/>
    </style:style>
    <style:style style:name="T648" style:family="text">
      <style:text-properties officeooo:rsid="4afe3363"/>
    </style:style>
    <style:style style:name="T649" style:family="text">
      <style:text-properties officeooo:rsid="4b2808c2"/>
    </style:style>
    <style:style style:name="T650" style:family="text">
      <style:text-properties officeooo:rsid="4b293a0c"/>
    </style:style>
    <style:style style:name="T651" style:family="text">
      <style:text-properties fo:font-weight="bold" officeooo:rsid="4b293a0c" style:font-weight-asian="bold" style:font-weight-complex="bold"/>
    </style:style>
    <style:style style:name="T652" style:family="text">
      <style:text-properties officeooo:rsid="4b2983b6"/>
    </style:style>
    <style:style style:name="T653" style:family="text">
      <style:text-properties officeooo:rsid="4b2cf92a"/>
    </style:style>
    <style:style style:name="T654" style:family="text">
      <style:text-properties fo:font-weight="normal" officeooo:rsid="4b293a0c" style:font-weight-asian="normal" style:font-weight-complex="normal"/>
    </style:style>
    <style:style style:name="T655" style:family="text">
      <style:text-properties officeooo:rsid="4b31666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1">lu</text:p>
      <text:p text:style-name="P7"/>
      <text:p text:style-name="P6"/>
      <text:p text:style-name="P6"/>
      <text:p text:style-name="P185">Dračák</text:p>
      <text:p text:style-name="P181"/>
      <text:p text:style-name="P181"/>
      <text:p text:style-name="P186">podle staré školy</text:p>
      <text:p text:style-name="P182"/>
      <text:p text:style-name="P187">BESTIÁŘ</text:p>
      <text:p text:style-name="P182"/>
      <text:p text:style-name="P183"/>
      <text:p text:style-name="P182"/>
      <text:p text:style-name="P182"/>
      <text:p text:style-name="P182"/>
      <text:p text:style-name="P182"/>
      <text:p text:style-name="P182"/>
      <text:p text:style-name="P184"><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94"><text:a xlink:type="simple" xlink:href="#__RefHeading___Toc462_36631795" text:style-name="Internet_20_link" text:visited-style-name="Internet_20_link">TODO:</text:a><text:tab/>5</text:p>
          <text:p text:style-name="P193"><text:a xlink:type="simple" xlink:href="#__RefHeading___Toc464_36631795" text:style-name="Internet_20_link" text:visited-style-name="Internet_20_link">Bestiář</text:a><text:tab/>10</text:p>
          <text:p text:style-name="P195"><text:a xlink:type="simple" xlink:href="#__RefHeading___Toc1814_3850923094" text:style-name="Internet_20_link" text:visited-style-name="Internet_20_link">Kříženci, obří varianty</text:a><text:tab/>10</text:p>
          <text:p text:style-name="P195"><text:a xlink:type="simple" xlink:href="#__RefHeading___Toc466_36631795" text:style-name="Internet_20_link" text:visited-style-name="Internet_20_link">Duše</text:a><text:tab/>10</text:p>
          <text:p text:style-name="P194"><text:a xlink:type="simple" xlink:href="#__RefHeading___Toc1816_3850923094" text:style-name="Internet_20_link" text:visited-style-name="Internet_20_link">Seznam nestvůr</text:a><text:tab/>11</text:p>
          <text:p text:style-name="P195"><text:a xlink:type="simple" xlink:href="#__RefHeading___Toc2708_3430540378" text:style-name="Internet_20_link" text:visited-style-name="Internet_20_link">Bazilišek</text:a><text:tab/>11</text:p>
          <text:p text:style-name="P195"><text:a xlink:type="simple" xlink:href="#__RefHeading___Toc2710_3430540378" text:style-name="Internet_20_link" text:visited-style-name="Internet_20_link">Bludička</text:a><text:tab/>11</text:p>
          <text:p text:style-name="P195"><text:a xlink:type="simple" xlink:href="#__RefHeading___Toc1820_3850923094" text:style-name="Internet_20_link" text:visited-style-name="Internet_20_link">Č</text:a><text:a xlink:type="simple" xlink:href="#__RefHeading___Toc1820_3850923094" text:style-name="Internet_20_link" text:visited-style-name="Internet_20_link">erv obří</text:a><text:tab/>12</text:p>
          <text:p text:style-name="P195"><text:a xlink:type="simple" xlink:href="#__RefHeading___Toc1822_3850923094" text:style-name="Internet_20_link" text:visited-style-name="Internet_20_link">D</text:a><text:a xlink:type="simple" xlink:href="#__RefHeading___Toc1822_3850923094" text:style-name="Internet_20_link" text:visited-style-name="Internet_20_link">émoni</text:a><text:tab/>13</text:p>
          <text:p text:style-name="P195"><text:a xlink:type="simple" xlink:href="#__RefHeading___Toc1826_3850923094" text:style-name="Internet_20_link" text:visited-style-name="Internet_20_link">Cizí postavy</text:a><text:tab/>14</text:p>
          <text:p text:style-name="P195"><text:a xlink:type="simple" xlink:href="#__RefHeading___Toc1828_3850923094" text:style-name="Internet_20_link" text:visited-style-name="Internet_20_link">Draci</text:a><text:tab/>14</text:p>
          <text:p text:style-name="P195"><text:a xlink:type="simple" xlink:href="#__RefHeading___Toc1832_3850923094" text:style-name="Internet_20_link" text:visited-style-name="Internet_20_link">Gorgona</text:a><text:tab/>16</text:p>
          <text:p text:style-name="P195"><text:a xlink:type="simple" xlink:href="#__RefHeading___Toc1834_3850923094" text:style-name="Internet_20_link" text:visited-style-name="Internet_20_link">Gryf</text:a><text:tab/>16</text:p>
          <text:p text:style-name="P195"><text:a xlink:type="simple" xlink:href="#__RefHeading___Toc1836_3850923094" text:style-name="Internet_20_link" text:visited-style-name="Internet_20_link">Hadi</text:a><text:tab/>17</text:p>
          <text:p text:style-name="P196"><text:a xlink:type="simple" xlink:href="#__RefHeading___Toc2848_3430540378" text:style-name="Internet_20_link" text:visited-style-name="Internet_20_link">Hroznýš</text:a><text:tab/>17</text:p>
          <text:p text:style-name="P196"><text:a xlink:type="simple" xlink:href="#__RefHeading___Toc2850_3430540378" text:style-name="Internet_20_link" text:visited-style-name="Internet_20_link">Chřestýš</text:a><text:tab/>17</text:p>
          <text:p text:style-name="P196"><text:a xlink:type="simple" xlink:href="#__RefHeading___Toc2852_3430540378" text:style-name="Internet_20_link" text:visited-style-name="Internet_20_link">Kobra plivající</text:a><text:tab/>17</text:p>
          <text:p text:style-name="P196"><text:a xlink:type="simple" xlink:href="#__RefHeading___Toc2854_3430540378" text:style-name="Internet_20_link" text:visited-style-name="Internet_20_link">Mamba černá</text:a><text:tab/>18</text:p>
          <text:p text:style-name="P196"><text:a xlink:type="simple" xlink:href="#__RefHeading___Toc2856_3430540378" text:style-name="Internet_20_link" text:visited-style-name="Internet_20_link">Zmije</text:a><text:tab/>18</text:p>
          <text:p text:style-name="P195"><text:a xlink:type="simple" xlink:href="#__RefHeading___Toc1838_3850923094" text:style-name="Internet_20_link" text:visited-style-name="Internet_20_link">Harpyje</text:a><text:tab/>18</text:p>
          <text:p text:style-name="P195"><text:a xlink:type="simple" xlink:href="#__RefHeading___Toc1840_3850923094" text:style-name="Internet_20_link" text:visited-style-name="Internet_20_link">Hmyz</text:a><text:tab/>19</text:p>
          <text:p text:style-name="P196"><text:a xlink:type="simple" xlink:href="#__RefHeading___Toc2858_3430540378" text:style-name="Internet_20_link" text:visited-style-name="Internet_20_link">Brouk nosatec</text:a><text:tab/>19</text:p>
          <text:p text:style-name="P196"><text:a xlink:type="simple" xlink:href="#__RefHeading___Toc2860_3430540378" text:style-name="Internet_20_link" text:visited-style-name="Internet_20_link">Brouk ohnivec</text:a><text:tab/>19</text:p>
          <text:p text:style-name="P196"><text:a xlink:type="simple" xlink:href="#__RefHeading___Toc2862_3430540378" text:style-name="Internet_20_link" text:visited-style-name="Internet_20_link">Brouk ostnatec</text:a><text:tab/>19</text:p>
          <text:p text:style-name="P196"><text:a xlink:type="simple" xlink:href="#__RefHeading___Toc2864_3430540378" text:style-name="Internet_20_link" text:visited-style-name="Internet_20_link">Moucha zlodějka</text:a><text:tab/>19</text:p>
          <text:p text:style-name="P196"><text:a xlink:type="simple" xlink:href="#__RefHeading___Toc2866_3430540378" text:style-name="Internet_20_link" text:visited-style-name="Internet_20_link">Ploštice zelená</text:a><text:tab/>20</text:p>
          <text:p text:style-name="P196"><text:a xlink:type="simple" xlink:href="#__RefHeading___Toc2868_3430540378" text:style-name="Internet_20_link" text:visited-style-name="Internet_20_link">Roháč obří</text:a><text:tab/>20</text:p>
          <text:p text:style-name="P196"><text:a xlink:type="simple" xlink:href="#__RefHeading___Toc2870_3430540378" text:style-name="Internet_20_link" text:visited-style-name="Internet_20_link">Štír obří</text:a><text:tab/>20</text:p>
          <text:p text:style-name="P196"><text:a xlink:type="simple" xlink:href="#__RefHeading___Toc2872_3430540378" text:style-name="Internet_20_link" text:visited-style-name="Internet_20_link">Termit obří</text:a><text:tab/>20</text:p>
          <text:p text:style-name="P196"><text:a xlink:type="simple" xlink:href="#__RefHeading___Toc2874_3430540378" text:style-name="Internet_20_link" text:visited-style-name="Internet_20_link">Vážka jeskynní</text:a><text:tab/>20</text:p>
          <text:p text:style-name="P195"><text:a xlink:type="simple" xlink:href="#__RefHeading___Toc1842_3850923094" text:style-name="Internet_20_link" text:visited-style-name="Internet_20_link">Hnus plíživý</text:a><text:tab/>21</text:p>
          <text:p text:style-name="P195"><text:a xlink:type="simple" xlink:href="#__RefHeading___Toc1844_3850923094" text:style-name="Internet_20_link" text:visited-style-name="Internet_20_link">Jednorožec</text:a><text:tab/>21</text:p>
          <text:p text:style-name="P195"><text:a xlink:type="simple" xlink:href="#__RefHeading___Toc1848_3850923094" text:style-name="Internet_20_link" text:visited-style-name="Internet_20_link">Kostěj nesmrtelný</text:a><text:tab/>22</text:p>
          <text:p text:style-name="P195"><text:soft-page-break/><text:a xlink:type="simple" xlink:href="#__RefHeading___Toc1850_3850923094" text:style-name="Internet_20_link" text:visited-style-name="Internet_20_link">Keř dravý</text:a><text:tab/>22</text:p>
          <text:p text:style-name="P195"><text:a xlink:type="simple" xlink:href="#__RefHeading___Toc1852_3850923094" text:style-name="Internet_20_link" text:visited-style-name="Internet_20_link">Huňáč modrý</text:a><text:tab/>22</text:p>
          <text:p text:style-name="P195"><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22</text:p>
          <text:p text:style-name="P195"><text:a xlink:type="simple" xlink:href="#__RefHeading___Toc2712_3430540378" text:style-name="Internet_20_link" text:visited-style-name="Internet_20_link">Hydra</text:a><text:tab/>23</text:p>
          <text:p text:style-name="P195"><text:a xlink:type="simple" xlink:href="#__RefHeading___Toc3608_3430540378" text:style-name="Internet_20_link" text:visited-style-name="Internet_20_link">Lesní tvorové</text:a><text:tab/>23</text:p>
          <text:p text:style-name="P196"><text:a xlink:type="simple" xlink:href="#__RefHeading___Toc3610_3430540378" text:style-name="Internet_20_link" text:visited-style-name="Internet_20_link">Dryáda</text:a><text:tab/>23</text:p>
          <text:p text:style-name="P196"><text:a xlink:type="simple" xlink:href="#__RefHeading___Toc3612_3430540378" text:style-name="Internet_20_link" text:visited-style-name="Internet_20_link">Oživlý strom</text:a><text:tab/>24</text:p>
          <text:p text:style-name="P195"><text:a xlink:type="simple" xlink:href="#__RefHeading___Toc1858_3850923094" text:style-name="Internet_20_link" text:visited-style-name="Internet_20_link">Lykantropové</text:a><text:tab/>24</text:p>
          <text:p text:style-name="P196"><text:a xlink:type="simple" xlink:href="#__RefHeading___Toc2876_3430540378" text:style-name="Internet_20_link" text:visited-style-name="Internet_20_link">Kancodlak</text:a><text:tab/>26</text:p>
          <text:p text:style-name="P196"><text:a xlink:type="simple" xlink:href="#__RefHeading___Toc2878_3430540378" text:style-name="Internet_20_link" text:visited-style-name="Internet_20_link">Krysodlak</text:a><text:tab/>26</text:p>
          <text:p text:style-name="P196"><text:a xlink:type="simple" xlink:href="#__RefHeading___Toc2880_3430540378" text:style-name="Internet_20_link" text:visited-style-name="Internet_20_link">Medvědodlak</text:a><text:tab/>26</text:p>
          <text:p text:style-name="P196"><text:a xlink:type="simple" xlink:href="#__RefHeading___Toc2882_3430540378" text:style-name="Internet_20_link" text:visited-style-name="Internet_20_link">Tygrodlak</text:a><text:tab/>27</text:p>
          <text:p text:style-name="P196"><text:a xlink:type="simple" xlink:href="#__RefHeading___Toc2884_3430540378" text:style-name="Internet_20_link" text:visited-style-name="Internet_20_link">Vlkodlak</text:a><text:tab/>27</text:p>
          <text:p text:style-name="P195"><text:a xlink:type="simple" xlink:href="#__RefHeading___Toc1862_3850923094" text:style-name="Internet_20_link" text:visited-style-name="Internet_20_link">Mořští tvorové</text:a><text:tab/>27</text:p>
          <text:p text:style-name="P196"><text:a xlink:type="simple" xlink:href="#__RefHeading___Toc2886_3430540378" text:style-name="Internet_20_link" text:visited-style-name="Internet_20_link">Kraken</text:a><text:tab/>27</text:p>
          <text:p text:style-name="P196"><text:a xlink:type="simple" xlink:href="#__RefHeading___Toc2888_3430540378" text:style-name="Internet_20_link" text:visited-style-name="Internet_20_link">Obří mořský had</text:a><text:tab/>27</text:p>
          <text:p text:style-name="P196"><text:a xlink:type="simple" xlink:href="#__RefHeading___Toc2890_3430540378" text:style-name="Internet_20_link" text:visited-style-name="Internet_20_link">Obří mořský koník</text:a><text:tab/>28</text:p>
          <text:p text:style-name="P196"><text:a xlink:type="simple" xlink:href="#__RefHeading___Toc2892_3430540378" text:style-name="Internet_20_link" text:visited-style-name="Internet_20_link">Obří krab</text:a><text:tab/>28</text:p>
          <text:p text:style-name="P196"><text:a xlink:type="simple" xlink:href="#__RefHeading___Toc3614_3430540378" text:style-name="Internet_20_link" text:visited-style-name="Internet_20_link">Panna mořská</text:a><text:tab/>28</text:p>
          <text:p text:style-name="P196"><text:a xlink:type="simple" xlink:href="#__RefHeading___Toc2894_3430540378" text:style-name="Internet_20_link" text:visited-style-name="Internet_20_link">Žralok</text:a><text:tab/>28</text:p>
          <text:p text:style-name="P195"><text:a xlink:type="simple" xlink:href="#__RefHeading___Toc2714_3430540378" text:style-name="Internet_20_link" text:visited-style-name="Internet_20_link">Nemrtví</text:a><text:tab/>28</text:p>
          <text:p text:style-name="P196"><text:a xlink:type="simple" xlink:href="#__RefHeading___Toc3616_3430540378" text:style-name="Internet_20_link" text:visited-style-name="Internet_20_link">kostlivec</text:a><text:tab/>29</text:p>
          <text:p text:style-name="P196"><text:a xlink:type="simple" xlink:href="#__RefHeading___Toc3618_3430540378" text:style-name="Internet_20_link" text:visited-style-name="Internet_20_link">zombie</text:a><text:tab/>29</text:p>
          <text:p text:style-name="P196"><text:a xlink:type="simple" xlink:href="#__RefHeading___Toc3620_3430540378" text:style-name="Internet_20_link" text:visited-style-name="Internet_20_link">ghůl</text:a><text:tab/>29</text:p>
          <text:p text:style-name="P196"><text:a xlink:type="simple" xlink:href="#__RefHeading___Toc3622_3430540378" text:style-name="Internet_20_link" text:visited-style-name="Internet_20_link">duch</text:a><text:tab/>29</text:p>
          <text:p text:style-name="P196"><text:a xlink:type="simple" xlink:href="#__RefHeading___Toc3624_3430540378" text:style-name="Internet_20_link" text:visited-style-name="Internet_20_link">přízrak</text:a><text:tab/>30</text:p>
          <text:p text:style-name="P196"><text:a xlink:type="simple" xlink:href="#__RefHeading___Toc3626_3430540378" text:style-name="Internet_20_link" text:visited-style-name="Internet_20_link">fext</text:a><text:tab/>30</text:p>
          <text:p text:style-name="P196"><text:a xlink:type="simple" xlink:href="#__RefHeading___Toc3628_3430540378" text:style-name="Internet_20_link" text:visited-style-name="Internet_20_link">mumie</text:a><text:tab/>30</text:p>
          <text:p text:style-name="P196"><text:a xlink:type="simple" xlink:href="#__RefHeading___Toc3630_3430540378" text:style-name="Internet_20_link" text:visited-style-name="Internet_20_link">spektra</text:a><text:tab/>30</text:p>
          <text:p text:style-name="P196"><text:a xlink:type="simple" xlink:href="#__RefHeading___Toc3632_3430540378" text:style-name="Internet_20_link" text:visited-style-name="Internet_20_link">upír</text:a><text:tab/>31</text:p>
          <text:p text:style-name="P195"><text:a xlink:type="simple" xlink:href="#__RefHeading___Toc2716_3430540378" text:style-name="Internet_20_link" text:visited-style-name="Internet_20_link">Netvor bahenní</text:a><text:tab/>31</text:p>
          <text:p text:style-name="P195"><text:a xlink:type="simple" xlink:href="#__RefHeading___Toc1864_3850923094" text:style-name="Internet_20_link" text:visited-style-name="Internet_20_link">Nevidění</text:a><text:tab/>32</text:p>
          <text:p text:style-name="P195"><text:a xlink:type="simple" xlink:href="#__RefHeading___Toc2718_3430540378" text:style-name="Internet_20_link" text:visited-style-name="Internet_20_link">Nezmar</text:a><text:tab/>33</text:p>
          <text:p text:style-name="P195"><text:a xlink:type="simple" xlink:href="#__RefHeading___Toc2720_3430540378" text:style-name="Internet_20_link" text:visited-style-name="Internet_20_link">Nymfa</text:a><text:tab/>34</text:p>
          <text:p text:style-name="P195"><text:a xlink:type="simple" xlink:href="#__RefHeading___Toc1866_3850923094" text:style-name="Internet_20_link" text:visited-style-name="Internet_20_link">Obr</text:a><text:tab/>34</text:p>
          <text:p text:style-name="P195"><text:a xlink:type="simple" xlink:href="#__RefHeading___Toc1868_3850923094" text:style-name="Internet_20_link" text:visited-style-name="Internet_20_link">Ogloj-chorchoj</text:a><text:tab/>34</text:p>
          <text:p text:style-name="P195"><text:a xlink:type="simple" xlink:href="#__RefHeading___Toc2722_3430540378" text:style-name="Internet_20_link" text:visited-style-name="Internet_20_link">Oči plíživé</text:a><text:tab/>35</text:p>
          <text:p text:style-name="P195"><text:a xlink:type="simple" xlink:href="#__RefHeading___Toc1872_3850923094" text:style-name="Internet_20_link" text:visited-style-name="Internet_20_link">Pavouci</text:a><text:tab/>35</text:p>
          <text:p text:style-name="P196"><text:a xlink:type="simple" xlink:href="#__RefHeading___Toc2896_3430540378" text:style-name="Internet_20_link" text:visited-style-name="Internet_20_link">Křižák obří</text:a><text:tab/>35</text:p>
          <text:p text:style-name="P196"><text:a xlink:type="simple" xlink:href="#__RefHeading___Toc2898_3430540378" text:style-name="Internet_20_link" text:visited-style-name="Internet_20_link">Pavouk zelený</text:a><text:tab/>35</text:p>
          <text:p text:style-name="P195"><text:soft-page-break/><text:a xlink:type="simple" xlink:href="#__RefHeading___Toc2728_3430540378" text:style-name="Internet_20_link" text:visited-style-name="Internet_20_link">Pavoučnatka</text:a><text:tab/>36</text:p>
          <text:p text:style-name="P195"><text:a xlink:type="simple" xlink:href="#__RefHeading___Toc1874_3850923094" text:style-name="Internet_20_link" text:visited-style-name="Internet_20_link">Pegas</text:a><text:tab/>36</text:p>
          <text:p text:style-name="P195"><text:a xlink:type="simple" xlink:href="#__RefHeading___Toc1876_3850923094" text:style-name="Internet_20_link" text:visited-style-name="Internet_20_link">Permoník</text:a><text:tab/>36</text:p>
          <text:p text:style-name="P195"><text:a xlink:type="simple" xlink:href="#__RefHeading___Toc1878_3850923094" text:style-name="Internet_20_link" text:visited-style-name="Internet_20_link">Poletucha</text:a><text:tab/>37</text:p>
          <text:p text:style-name="P195"><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37</text:p>
          <text:p text:style-name="P195"><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37</text:p>
          <text:p text:style-name="P196"><text:a xlink:type="simple" xlink:href="#__RefHeading___Toc2900_3430540378" text:style-name="Internet_20_link" text:visited-style-name="Internet_20_link">Orel stříbrný</text:a><text:tab/>38</text:p>
          <text:p text:style-name="P196"><text:a xlink:type="simple" xlink:href="#__RefHeading___Toc2902_3430540378" text:style-name="Internet_20_link" text:visited-style-name="Internet_20_link">Orel královský</text:a><text:tab/>38</text:p>
          <text:p text:style-name="P196"><text:a xlink:type="simple" xlink:href="#__RefHeading___Toc2904_3430540378" text:style-name="Internet_20_link" text:visited-style-name="Internet_20_link">Pták noh</text:a><text:tab/>38</text:p>
          <text:p text:style-name="P195"><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38</text:p>
          <text:p text:style-name="P196"><text:a xlink:type="simple" xlink:href="#__RefHeading___Toc2906_3430540378" text:style-name="Internet_20_link" text:visited-style-name="Internet_20_link">Goblin</text:a><text:tab/>38</text:p>
          <text:p text:style-name="P196"><text:a xlink:type="simple" xlink:href="#__RefHeading___Toc2908_3430540378" text:style-name="Internet_20_link" text:visited-style-name="Internet_20_link">Sarkon</text:a><text:tab/>38</text:p>
          <text:p text:style-name="P196"><text:a xlink:type="simple" xlink:href="#__RefHeading___Toc2910_3430540378" text:style-name="Internet_20_link" text:visited-style-name="Internet_20_link">Skřet</text:a><text:tab/>39</text:p>
          <text:p text:style-name="P195"><text:a xlink:type="simple" xlink:href="#__RefHeading___Toc2732_3430540378" text:style-name="Internet_20_link" text:visited-style-name="Internet_20_link">Skvrna barevná</text:a><text:tab/>39</text:p>
          <text:p text:style-name="P195"><text:a xlink:type="simple" xlink:href="#__RefHeading___Toc2734_3430540378" text:style-name="Internet_20_link" text:visited-style-name="Internet_20_link">Slizovec</text:a><text:tab/>39</text:p>
          <text:p text:style-name="P195"><text:a xlink:type="simple" xlink:href="#__RefHeading___Toc3514_3430540378" text:style-name="Internet_20_link" text:visited-style-name="Internet_20_link">Socha oživlá</text:a><text:tab/>40</text:p>
          <text:p text:style-name="P196"><text:a xlink:type="simple" xlink:href="#__RefHeading___Toc3634_3430540378" text:style-name="Internet_20_link" text:visited-style-name="Internet_20_link">Kamenná socha</text:a><text:tab/>40</text:p>
          <text:p text:style-name="P196"><text:a xlink:type="simple" xlink:href="#__RefHeading___Toc3636_3430540378" text:style-name="Internet_20_link" text:visited-style-name="Internet_20_link">Křišťálová socha</text:a><text:tab/>40</text:p>
          <text:p text:style-name="P196"><text:a xlink:type="simple" xlink:href="#__RefHeading___Toc3638_3430540378" text:style-name="Internet_20_link" text:visited-style-name="Internet_20_link">Železná socha</text:a><text:tab/>40</text:p>
          <text:p text:style-name="P195"><text:a xlink:type="simple" xlink:href="#__RefHeading___Toc2736_3430540378" text:style-name="Internet_20_link" text:visited-style-name="Internet_20_link">Vampýr</text:a><text:tab/>40</text:p>
          <text:p text:style-name="P195"><text:a xlink:type="simple" xlink:href="#__RefHeading___Toc1886_3850923094" text:style-name="Internet_20_link" text:visited-style-name="Internet_20_link">Vodník</text:a><text:tab/>41</text:p>
          <text:p text:style-name="P195"><text:a xlink:type="simple" xlink:href="#__RefHeading___Toc2740_3430540378" text:style-name="Internet_20_link" text:visited-style-name="Internet_20_link">Všežrout odporný</text:a><text:tab/>41</text:p>
          <text:p text:style-name="P195"><text:a xlink:type="simple" xlink:href="#__RefHeading___Toc2742_3430540378" text:style-name="Internet_20_link" text:visited-style-name="Internet_20_link">Vzluha</text:a><text:tab/>41</text:p>
          <text:p text:style-name="P195"><text:a xlink:type="simple" xlink:href="#__RefHeading___Toc1888_3850923094" text:style-name="Internet_20_link" text:visited-style-name="Internet_20_link">Zlobr</text:a><text:tab/>42</text:p>
          <text:p text:style-name="P195"><text:a xlink:type="simple" xlink:href="#__RefHeading___Toc1890_3850923094" text:style-name="Internet_20_link" text:visited-style-name="Internet_20_link">Zvířata</text:a><text:tab/>43</text:p>
          <text:p text:style-name="P196"><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43</text:p>
          <text:p text:style-name="P196"><text:a xlink:type="simple" xlink:href="#__RefHeading___Toc2912_3430540378" text:style-name="Internet_20_link" text:visited-style-name="Internet_20_link">Bizon</text:a><text:tab/>43</text:p>
          <text:p text:style-name="P196"><text:a xlink:type="simple" xlink:href="#__RefHeading___Toc2914_3430540378" text:style-name="Internet_20_link" text:visited-style-name="Internet_20_link">Hejno krys</text:a><text:tab/>43</text:p>
          <text:p text:style-name="P196"><text:a xlink:type="simple" xlink:href="#__RefHeading___Toc2916_3430540378" text:style-name="Internet_20_link" text:visited-style-name="Internet_20_link">Obří krysa</text:a><text:tab/>44</text:p>
          <text:p text:style-name="P196"><text:a xlink:type="simple" xlink:href="#__RefHeading___Toc2918_3430540378" text:style-name="Internet_20_link" text:visited-style-name="Internet_20_link">Hejno netopýrů</text:a><text:tab/>44</text:p>
          <text:p text:style-name="P196"><text:a xlink:type="simple" xlink:href="#__RefHeading___Toc2920_3430540378" text:style-name="Internet_20_link" text:visited-style-name="Internet_20_link">Kanec</text:a><text:tab/>44</text:p>
          <text:p text:style-name="P196"><text:a xlink:type="simple" xlink:href="#__RefHeading___Toc2922_3430540378" text:style-name="Internet_20_link" text:visited-style-name="Internet_20_link">Kůň</text:a><text:tab/>44</text:p>
          <text:p text:style-name="P196"><text:a xlink:type="simple" xlink:href="#__RefHeading___Toc2924_3430540378" text:style-name="Internet_20_link" text:visited-style-name="Internet_20_link">Lasička obří</text:a><text:tab/>44</text:p>
          <text:p text:style-name="P196"><text:a xlink:type="simple" xlink:href="#__RefHeading___Toc2926_3430540378" text:style-name="Internet_20_link" text:visited-style-name="Internet_20_link">Lev</text:a><text:tab/>45</text:p>
          <text:p text:style-name="P196"><text:a xlink:type="simple" xlink:href="#__RefHeading___Toc2928_3430540378" text:style-name="Internet_20_link" text:visited-style-name="Internet_20_link">Medvěd</text:a><text:tab/>45</text:p>
          <text:p text:style-name="P196"><text:a xlink:type="simple" xlink:href="#__RefHeading___Toc2932_3430540378" text:style-name="Internet_20_link" text:visited-style-name="Internet_20_link">Muflon</text:a><text:tab/>45</text:p>
          <text:p text:style-name="P196"><text:a xlink:type="simple" xlink:href="#__RefHeading___Toc2934_3430540378" text:style-name="Internet_20_link" text:visited-style-name="Internet_20_link">Nosorožec</text:a><text:tab/>45</text:p>
          <text:p text:style-name="P196"><text:a xlink:type="simple" xlink:href="#__RefHeading___Toc2936_3430540378" text:style-name="Internet_20_link" text:visited-style-name="Internet_20_link">Obří kůň</text:a><text:tab/>45</text:p>
          <text:p text:style-name="P196"><text:a xlink:type="simple" xlink:href="#__RefHeading___Toc2938_3430540378" text:style-name="Internet_20_link" text:visited-style-name="Internet_20_link">Obří netopýr</text:a><text:tab/>45</text:p>
          <text:p text:style-name="P196"><text:a xlink:type="simple" xlink:href="#__RefHeading___Toc2940_3430540378" text:style-name="Internet_20_link" text:visited-style-name="Internet_20_link">Panter</text:a><text:tab/>45</text:p>
          <text:p text:style-name="P196"><text:soft-page-break/><text:a xlink:type="simple" xlink:href="#__RefHeading___Toc2942_3430540378" text:style-name="Internet_20_link" text:visited-style-name="Internet_20_link">Puma</text:a><text:tab/>45</text:p>
          <text:p text:style-name="P196"><text:a xlink:type="simple" xlink:href="#__RefHeading___Toc2944_3430540378" text:style-name="Internet_20_link" text:visited-style-name="Internet_20_link">Rys</text:a><text:tab/>45</text:p>
          <text:p text:style-name="P196"><text:a xlink:type="simple" xlink:href="#__RefHeading___Toc2946_3430540378" text:style-name="Internet_20_link" text:visited-style-name="Internet_20_link">Slon</text:a><text:tab/>45</text:p>
          <text:p text:style-name="P196"><text:a xlink:type="simple" xlink:href="#__RefHeading___Toc2948_3430540378" text:style-name="Internet_20_link" text:visited-style-name="Internet_20_link">Tygr královský</text:a><text:tab/>45</text:p>
          <text:p text:style-name="P196"><text:a xlink:type="simple" xlink:href="#__RefHeading___Toc2950_3430540378" text:style-name="Internet_20_link" text:visited-style-name="Internet_20_link">Tygr divoký</text:a><text:tab/>45</text:p>
          <text:p text:style-name="P196"><text:a xlink:type="simple" xlink:href="#__RefHeading___Toc2954_3430540378" text:style-name="Internet_20_link" text:visited-style-name="Internet_20_link">Varan obří</text:a><text:tab/>45</text:p>
          <text:p text:style-name="P196"><text:a xlink:type="simple" xlink:href="#__RefHeading___Toc2956_3430540378" text:style-name="Internet_20_link" text:visited-style-name="Internet_20_link">Vlk</text:a><text:tab/>46</text:p>
          <text:p text:style-name="P196"><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46</text:p>
        </text:index-body>
      </text:table-of-content>
      <text:p text:style-name="P188"/>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224" text:outline-level="2"><text:bookmark-start text:name="__RefHeading___Toc462_36631795"/>TODO:<text:bookmark-end text:name="__RefHeading___Toc462_36631795"/></text:h>
      <text:p text:style-name="P162">Zv<text:span text:style-name="T562">ážit Hlen zelený (Marky ho chtěl)</text:span></text:p>
      <text:p text:style-name="P166">TODO: Heslo hadi možná rozšířit na plazi (všichni jsou studenokrevní a kladou vejce)</text:p>
      <text:h text:style-name="P223" text:outline-level="1">Vedení hry</text:h>
      <text:h text:style-name="Heading_20_2" text:outline-level="2">Nestvůry <text:span text:style-name="T565">a protivníci</text:span></text:h>
      <text:h text:style-name="P255" text:outline-level="3">Kříženci, obří varianty</text:h>
      <text:p text:style-name="P164">/<text:span text:style-name="T565">* Je vůbec potřeba tohle říkat? Není lepší nechat to na PJovi/konkrétním světě? */</text:span></text:p>
      <text:p text:style-name="P164">- <text:span text:style-name="T358">obří brouci, pavouci, hadi, červi, krysy a podobně</text:span></text:p>
      <text:p text:style-name="P164">- <text:s/><text:span text:style-name="T358">kentauři, harpyje</text:span></text:p>
      <text:p text:style-name="P164">- <text:span text:style-name="T412">obři</text:span></text:p>
      <text:p text:style-name="P164"><text:span text:style-name="T357">Jsou to výsledky magických experimentů, </text:span><text:span text:style-name="T18">povětšinou</text:span><text:span text:style-name="T357"> vyšlechtěné jako stráže nebo nestvůry v armádách temných mágů. Časem zdivočely.</text:span></text:p>
      <text:h text:style-name="P256" text:outline-level="3"><text:bookmark-start text:name="__RefHeading___Toc466_36631795"/>Duše<text:bookmark-end text:name="__RefHeading___Toc466_36631795"/></text:h>
      <text:p text:style-name="P163">TODO: Ještě víc to zkrátit a říct jen, co znamená proškrtnutá kolonka Duše.</text:p>
      <text:p text:style-name="P164">Duše před<text:span text:style-name="T333">stavuje nesmrtelnou, nehmotnou </text:span><text:span text:style-name="T3">č</text:span><text:span text:style-name="T9">ást</text:span><text:span text:style-name="T333">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334">duševní</text:span><text:span text:style-name="T333">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225" text:outline-level="2">Výrobky ze vzácných surovin</text:h>
      <text:h text:style-name="Heading_20_4" text:outline-level="4"><text:span text:style-name="Emphasis">Lektvar hypnózy</text:span></text:h>
      <text:p text:style-name="P175"><text:span text:style-name="Emphasis"><text:span text:style-name="T599">Lektvar</text:span></text:span></text:p>
      <text:p text:style-name="P175"><text:span text:style-name="Emphasis"><text:span text:style-name="T430">Prodej:</text:span></text:span><text:span text:style-name="Emphasis"><text:span text:style-name="T599"> 12 zl</text:span></text:span></text:p>
      <text:p text:style-name="P175"><text:span text:style-name="Emphasis">Působení:</text:span> několik minut<text:line-break/><text:line-break/>Ten, kdo <text:span text:style-name="Emphasis">lektvar hypnózy</text:span> vypije, na několik minut upadne do hlubokého transu a bude plnit všechny příkazy, <text:span text:style-name="T595">ať je vysloví kdokoliv,</text:span> jako kdyby byl pod vlivem kouzla <text:span text:style-name="Emphasis">hypnóza</text:span>.</text:p>
      <text:h text:style-name="Heading_20_4" text:outline-level="4">Rychletuhnoucí sliz</text:h>
      <text:p text:style-name="P169">Prodej: 12 zl</text:p>
      <text:p text:style-name="P176"><text:span text:style-name="T128">Bělavý s</text:span><text:span text:style-name="T600">liz ve skleněné </text:span><text:span text:style-name="T129">l</text:span><text:span text:style-name="T130">áhvi</text:span><text:span text:style-name="T600">. Při kontaktu s čímkoliv pevným okamžitě zatuhne a je pak pevný jako beton.</text:span></text:p>
      <text:h text:style-name="Heading_20_4" text:outline-level="4">Zbroj z kůže baziliška</text:h>
      <text:p text:style-name="Text_20_body"><text:span text:style-name="T424">Prodej:</text:span> 15 zl</text:p>
      <text:p text:style-name="P174"><text:soft-page-break/><text:span text:style-name="T609">Tato lehká zbroj má kvalitu 1, proti </text:span><text:span text:style-name="T588">žíravi</text:span><text:span text:style-name="T591">ně</text:span><text:span text:style-name="T609"> 2.</text:span></text:p>
      <text:h text:style-name="P274" text:outline-level="4"><text:span text:style-name="Emphasis"><text:span text:style-name="T278">Žíravý dech baziliška</text:span></text:span></text:h>
      <text:p text:style-name="Text_20_body"><text:span text:style-name="Emphasis">Prodej: 6 zl</text:span></text:p>
      <text:p text:style-name="P173"><text:span text:style-name="Emphasis"><text:span text:style-name="T266">Útok:</text:span></text:span><text:span text:style-name="Emphasis"><text:span text:style-name="T230"> Finesa + k6 proti Finese, zranění 4kz </text:span></text:span><text:span text:style-name="Emphasis"><text:span text:style-name="T590">žíravinou<text:line-break/></text:span></text:span><text:span text:style-name="Emphasis"><text:span text:style-name="T266">Rozsah:</text:span></text:span><text:span text:style-name="Emphasis"><text:span text:style-name="T230"> vše v </text:span></text:span><text:span text:style-name="Emphasis"><text:span text:style-name="T266">kontaktní vzdálenosti</text:span></text:span><text:span text:style-name="Emphasis"><text:span text:style-name="T230"> od flakónu</text:span></text:span></text:p>
      <text:p text:style-name="P173"><text:span text:style-name="Emphasis"><text:span text:style-name="T231">Flakón s plynem z plic baziliška.</text:span></text:span></text:p>
      <text:h text:style-name="Heading_20_1" text:outline-level="1"><text:bookmark-start text:name="__RefHeading___Toc464_36631795"/>B<text:span text:style-name="T332">estiář</text:span><text:bookmark-end text:name="__RefHeading___Toc464_36631795"/></text:h>
      <text:p text:style-name="P171"><text:span text:style-name="T566">F</text:span><text:span text:style-name="T569">yzička 8, Finesa 6, Duše </text:span><text:span text:style-name="T289">9</text:span><text:span text:style-name="T569">, </text:span><text:span text:style-name="T567">18 životů</text:span></text:p>
      <text:p text:style-name="P200"><text:span text:style-name="T312">Zbroj:</text:span><text:span text:style-name="T284"> </text:span></text:p>
      <text:p text:style-name="P200"><text:span text:style-name="T312">Rychlost:</text:span><text:span text:style-name="T284"> </text:span></text:p>
      <text:p text:style-name="P200"><text:span text:style-name="T315">Smysly:</text:span><text:span text:style-name="T291"> </text:span></text:p>
      <text:p text:style-name="P217"><text:span text:style-name="T602">⚔<text:tab/></text:span><text:span text:style-name="T311">Z</text:span><text:span text:style-name="T314">uby</text:span><text:span text:style-name="T568">:</text:span><text:span text:style-name="T567"> </text:span></text:p>
      <text:p text:style-name="P204"><text:span text:style-name="T424">Vzhled:</text:span> </text:p>
      <text:p text:style-name="P208"><text:span text:style-name="T251">Pohyb:</text:span><text:span text:style-name="T134"> </text:span></text:p>
      <text:p text:style-name="P204"><text:span text:style-name="T424">Prostředí:</text:span> </text:p>
      <text:p text:style-name="P217"><text:span text:style-name="T240">👣 </text:span><text:span text:style-name="T316">S</text:span><text:span text:style-name="T317">topy:</text:span></text:p>
      <text:p text:style-name="P189">Boj: </text:p>
      <text:p text:style-name="P203"><text:span text:style-name="T249">S</text:span><text:span text:style-name="T232">labiny:</text:span><text:span text:style-name="T2"> </text:span></text:p>
      <text:p text:style-name="P190">Suroviny</text:p>
      <text:list xml:id="list1157122684" text:style-name="L1">
        <text:list-item>
          <text:p text:style-name="P280"/>
        </text:list-item>
      </text:list>
      <text:h text:style-name="Heading_20_2" text:outline-level="2"><text:bookmark-start text:name="__RefHeading___Toc2708_3430540378"/>Bazilišek<text:bookmark-end text:name="__RefHeading___Toc2708_3430540378"/></text:h>
      <text:p text:style-name="P170"><text:span text:style-name="T566">F</text:span><text:span text:style-name="T569">yzička 8, Finesa 6, Duše </text:span><text:span text:style-name="T289">9</text:span><text:span text:style-name="T569">, </text:span><text:span text:style-name="T567">18 životů</text:span></text:p>
      <text:p text:style-name="Property_20_level_20_0"><text:span text:style-name="T312">Zbroj:</text:span><text:span text:style-name="T284"> 1 (silná kůže)</text:span></text:p>
      <text:p text:style-name="Property_20_level_20_0"><text:span text:style-name="T312">Rychlost:</text:span><text:span text:style-name="T284"> jako člověk</text:span></text:p>
      <text:p text:style-name="Property_20_level_20_0"><text:span text:style-name="T315">Smysly:</text:span><text:span text:style-name="T291"> </text:span><text:span text:style-name="T292">slabý zrak (detekuje hlavně pohyb), slabý sluch, výborný čich </text:span><text:span text:style-name="T293">a infravidění</text:span></text:p>
      <text:p text:style-name="P199"><text:soft-page-break/><text:span text:style-name="T604">⚔<text:tab/></text:span><text:span text:style-name="T237">P</text:span><text:span text:style-name="T242">ohled</text:span><text:span text:style-name="T427">:</text:span><text:span text:style-name="T571"> </text:span><text:span text:style-name="T85">9</text:span><text:span text:style-name="T571"> + k6 proti Duši (nezraňuje)</text:span></text:p>
      <text:p text:style-name="Property_20_level_20_1"><text:span text:style-name="T424">Rozsah:</text:span><text:span text:style-name="T563"> 1 cíl ve </text:span><text:span text:style-name="T564">střední vzdálenosti</text:span></text:p>
      <text:p text:style-name="Property_20_level_20_1"><text:span text:style-name="T424">Účinek:</text:span> paralýza na několik minut (za první úspěch zpomalení, za druhý nevýhoda, za třetí kompletní znehybnění)</text:p>
      <text:p text:style-name="P199"><text:span text:style-name="T605">⚔<text:tab/></text:span><text:span text:style-name="T243">Ž</text:span><text:span text:style-name="T245">íravý</text:span><text:span text:style-name="T424"> dech:</text:span> 6 + k6 proti Finese, <text:span text:style-name="T598">zranění 4kz </text:span><text:span text:style-name="T589">žíravinou</text:span></text:p>
      <text:p text:style-name="Property_20_level_20_1"><text:span text:style-name="T424">Rozsah:</text:span> všichni v <text:span text:style-name="T424">kontaktní vzdálenosti</text:span> před baziliškem</text:p>
      <text:p text:style-name="P199"><text:span text:style-name="T603">⚔<text:tab/></text:span><text:span text:style-name="T311">Z</text:span><text:span text:style-name="T314">uby</text:span><text:span text:style-name="T568">:</text:span><text:span text:style-name="T567"> 8 + k6, zranění 2</text:span></text:p>
      <text:p text:style-name="P197"><text:span text:style-name="T243">Ú</text:span><text:span text:style-name="T244">činek</text:span><text:span text:style-name="T424">:</text:span> <text:span text:style-name="T596">otrava jedem </text:span>(6 dávek)</text:p>
      <text:p text:style-name="P198"><text:span text:style-name="T238">D</text:span><text:span text:style-name="T234">ruh:</text:span><text:span text:style-name="T86"> </text:span><text:span text:style-name="T87">živočišný</text:span></text:p>
      <text:p text:style-name="P198"><text:span text:style-name="T238">A</text:span><text:span text:style-name="T236">plikace:</text:span><text:span text:style-name="T88"> zraněním</text:span></text:p>
      <text:p text:style-name="P198"><text:span text:style-name="T238">L</text:span><text:span text:style-name="T234">atence:</text:span><text:span text:style-name="T86"> 5 m</text:span><text:span text:style-name="T94">inut</text:span></text:p>
      <text:p text:style-name="P198"><text:span text:style-name="T238">S</text:span><text:span text:style-name="T234">íla</text:span><text:span text:style-name="T235"> jedu</text:span><text:span text:style-name="T234">:</text:span><text:span text:style-name="T86"> </text:span><text:span text:style-name="T90">16</text:span><text:span text:style-name="T87"> </text:span><text:span text:style-name="T91">+ k6 </text:span><text:span text:style-name="T597">jedem</text:span><text:span text:style-name="T91"> </text:span><text:span text:style-name="T108">proti Fyzičce</text:span></text:p>
      <text:p text:style-name="P198"><text:span text:style-name="T238">P</text:span><text:span text:style-name="T239">říznaky:</text:span><text:span text:style-name="T79"> </text:span><text:span text:style-name="T87">mátožnost, žaludeční nevolnost, bolesti břicha, zvracení, zčernání, zahnívání a silné pálení v okolí rány. </text:span><text:span text:style-name="T92">N</text:span><text:span text:style-name="T93">ěkolik minut po zranění z rány začne být cítit hnilobný zápach.</text:span></text:p>
      <text:p text:style-name="Standalone_20_Property"><text:span text:style-name="T424">Vzhled:</text:span> <text:span text:style-name="T283">B</text:span><text:span text:style-name="T281">azilišek je </text:span><text:span text:style-name="T282">přes</text:span><text:span text:style-name="T281"> 6 metrů d</text:span><text:span text:style-name="T282">louhý had</text:span><text:span text:style-name="T281">. </text:span><text:span text:style-name="T283">N</text:span><text:span text:style-name="T281">a hlavě má kostěný hřeben připomínající korunu. </text:span><text:span text:style-name="T279">Podobně jako kobra dokáže vztyčit přední část těla, vzhledem ke </text:span><text:span text:style-name="T280">své</text:span><text:span text:style-name="T279"> velikosti se </text:span><text:span text:style-name="T280">pak</text:span><text:span text:style-name="T279"> m</text:span><text:span text:style-name="T280">ůže</text:span><text:span text:style-name="T279"> dívat krollovi do očí.</text:span></text:p>
      <text:p text:style-name="P209"><text:span text:style-name="T251">Pohyb:</text:span><text:span text:style-name="T134"> </text:span><text:span text:style-name="T135">Bazilišek se plazí jako had. </text:span><text:span text:style-name="T136">Dokáže také šplhat po sloupech, stromech a podobně.</text:span></text:p>
      <text:p text:style-name="P210"><text:span text:style-name="T424">Prostředí:</text:span> <text:span text:style-name="T82">Žije obvykle </text:span><text:span text:style-name="T83">v dírách v zemi či v jeskyních, </text:span><text:span text:style-name="T82">nepohrdne ale ani sklepem či podzemními chodbami. </text:span><text:span text:style-name="T84">Dříve nebo později pozabíjí </text:span><text:span text:style-name="T101">a sežere</text:span><text:span text:style-name="T84"> všechno živé v okolí a vydá se hledat nové l</text:span><text:span text:style-name="T124">oviště</text:span><text:span text:style-name="T84">.</text:span></text:p>
      <text:p text:style-name="Standalone_20_Property"><text:span text:style-name="T564">👣 </text:span><text:span text:style-name="T316">S</text:span><text:span text:style-name="T317">topy: </text:span><text:span text:style-name="T296">Bazilišek zanechává stopu jako obří had. </text:span><text:span text:style-name="T89">V okolí jeho doupěte jsou zchřadlé rostliny v důsledku jeho ž</text:span><text:span text:style-name="T120">íravého</text:span><text:span text:style-name="T89"> dechu.</text:span></text:p>
      <text:p text:style-name="Standalone_20_Property"><text:soft-page-break/><text:span text:style-name="T424">Boj:</text:span> <text:span text:style-name="T573">Na dálku bazilišek používá svůj pohled.</text:span><text:span text:style-name="T586"> V jednom kole může pohlédnout do očí jen jedné postavě a n</text:span><text:span text:style-name="T286">a každého tvora může svůj pohled použít jen jednou.</text:span><text:span text:style-name="T586"> Při boji s </text:span><text:span text:style-name="T99">p</text:span><text:span text:style-name="T114">řesilou</text:span><text:span text:style-name="T586"> používá </text:span><text:span text:style-name="T573">jedovatý dech</text:span><text:span text:style-name="T586"> a zuby a pokusí se stáhnout do svého doupěte nebo jiné vhodné díry, aby </text:span><text:span text:style-name="T99">k </text:span><text:span text:style-name="T115">němu</text:span><text:span text:style-name="T586"> útočníci mohli </text:span><text:span text:style-name="T99">j</text:span><text:span text:style-name="T119">en</text:span><text:span text:style-name="T586"> z jednoho směru.</text:span></text:p>
      <text:list xml:id="list165245307260366" text:continue-numbering="true" text:style-name="L1">
        <text:list-item>
          <text:p text:style-name="P279"><text:span text:style-name="T252">Pohled:</text:span><text:span text:style-name="T139"> </text:span><text:span text:style-name="T85">Říká se, že bazilišek dokáže zabíjet pohledem. Není to pravda, jeho pohled pouze paralyzuje a oběť následně zabije jeho ž</text:span><text:span text:style-name="T121">íravý</text:span><text:span text:style-name="T85"> dech </text:span><text:span text:style-name="T125">nebo jed</text:span><text:span text:style-name="T85">. Aby mohl </text:span><text:span text:style-name="T116">svůj pohled</text:span><text:span text:style-name="T85"> použít, musí oběti vidět do očí. Když se podívá do zrcadla, může paralyzovat sám sebe </text:span><text:span text:style-name="T126">(</text:span><text:span text:style-name="T85">hází sám proti sobě</text:span><text:span text:style-name="T126">)</text:span><text:span text:style-name="T85">. Podruhé ale tu samou chybu neudělá.</text:span></text:p>
        </text:list-item>
        <text:list-item>
          <text:p text:style-name="P279"><text:span text:style-name="T252">Žíravý dech:</text:span><text:span text:style-name="T139"> </text:span><text:span text:style-name="T81">B</text:span><text:span text:style-name="T85">aziliškův</text:span><text:span text:style-name="T81"> dech je ž</text:span><text:span text:style-name="T122">íravý</text:span><text:span text:style-name="T81"> plyn. </text:span><text:span text:style-name="T117">R</text:span><text:span text:style-name="T81">ostliny v něm zhnědnou a zchřadnou, kůže živých tvorů zvrásní a popraská.</text:span></text:p>
        </text:list-item>
        <text:list-item>
          <text:p text:style-name="P279"><text:span text:style-name="T252">Jedové zuby:</text:span><text:span text:style-name="T139"> </text:span><text:span text:style-name="T95">Jed je podobný jako u kobr</text:span><text:span text:style-name="T118">y</text:span><text:span text:style-name="T95">, je ale o něco silnější a působí rychleji.</text:span></text:p>
        </text:list-item>
      </text:list>
      <text:p text:style-name="P203"><text:span text:style-name="T249">S</text:span><text:span text:style-name="T232">labiny:</text:span><text:span text:style-name="T2"> </text:span><text:span text:style-name="T98">Bylina zvaná </text:span><text:span text:style-name="T82">Routa baziliška odpuz</text:span><text:span text:style-name="T98">uje</text:span><text:span text:style-name="T82">. </text:span><text:span text:style-name="T98">Pokud ji tedy postavy mají u sebe, bazilišek je nenapadne, a to ani když je hladový. Pokud napadnou jeho, bránit se samozřejmě bude.</text:span></text:p>
      <text:p text:style-name="Example_20_Header">Suroviny</text:p>
      <text:list xml:id="list1409744286" text:style-name="L2">
        <text:list-item>
          <text:p text:style-name="P285">Baziliškovy jedové zuby obsahují celkem 6 dávek <text:span text:style-name="T610">jedu (prodej 10 zl za dávku).</text:span></text:p>
        </text:list-item>
        <text:list-item>
          <text:p text:style-name="P282"><text:span text:style-name="T98">Z jeho plic je možno odsát jede</text:span><text:span text:style-name="T123">n </text:span><text:span text:style-name="T143">flakón </text:span><text:span text:style-name="T253">žíravého dechu baziliška</text:span><text:span text:style-name="T98"> (i když dech použil).</text:span></text:p>
        </text:list-item>
        <text:list-item>
          <text:p text:style-name="P283"><text:span text:style-name="T576">Kůže z baziliška </text:span><text:span text:style-name="T587">(prodej 10 zl) je velmi </text:span><text:span text:style-name="T100">pevná </text:span><text:span text:style-name="T144">a odolná proti žíravinám</text:span><text:span text:style-name="T100">. </text:span><text:span text:style-name="T144">Zbrojíř z ní může vyrobit </text:span><text:span text:style-name="T254">zbroj z kůže baziliška</text:span><text:span text:style-name="T144">.</text:span></text:p>
        </text:list-item>
        <text:list-item>
          <text:p text:style-name="P284"><text:soft-page-break/><text:span text:style-name="T97">P</text:span><text:span text:style-name="T96">opelem z baziliška m</text:span><text:span text:style-name="T97">ůže</text:span><text:span text:style-name="T96"> alchymista transmutovat stříbro v hodnotě 10 zl ve zlato (které má pak cenu 100 zl) </text:span><text:span text:style-name="T97">nebo z něj vytěžit </text:span><text:span text:style-name="T98">50 magů</text:span><text:span text:style-name="T96">.</text:span></text:p>
        </text:list-item>
      </text:list>
      <text:h text:style-name="Heading_20_2" text:outline-level="2"><text:bookmark-start text:name="__RefHeading___Toc2710_3430540378"/>Bludička<text:bookmark-end text:name="__RefHeading___Toc2710_3430540378"/></text:h>
      <text:p text:style-name="P177">Fyzička 1, Finesa 3, Duše 6, 5 životů</text:p>
      <text:p text:style-name="P168"><text:span text:style-name="T312">Rychlost:</text:span><text:span text:style-name="T284"> jako c</text:span><text:span text:style-name="T285">hůze<text:line-break/></text:span><text:span text:style-name="T315">Smysly:</text:span><text:span text:style-name="T291"> </text:span><text:span text:style-name="T295">dobrý čich,</text:span><text:span text:style-name="T291"> </text:span><text:span text:style-name="T294">infravidění</text:span></text:p>
      <text:p text:style-name="P201"><text:span text:style-name="T601">⚔<text:tab/></text:span><text:span text:style-name="T428">Uvedení do tran</text:span><text:span text:style-name="T241">s</text:span><text:span text:style-name="T428">u:</text:span><text:span text:style-name="T592"> 6 + k6 proti Duši</text:span></text:p>
      <text:p text:style-name="P205"><text:span text:style-name="T424">Vzhled:</text:span> <text:span text:style-name="T142">L</text:span><text:span text:style-name="T608">étající koule pulsující tlumeným světlem (ve skutečnosti je to živočich s měchýřem naplněným plynem).</text:span></text:p>
      <text:p text:style-name="P211"><text:span text:style-name="T251">Pohyb:</text:span><text:span text:style-name="T134"> </text:span><text:span text:style-name="T138">Vznáší </text:span><text:span text:style-name="T141">se</text:span><text:span text:style-name="T138"> ve vzduchu.</text:span></text:p>
      <text:p text:style-name="P205"><text:span text:style-name="T424">Prostředí:</text:span> <text:span text:style-name="T592">Bludičky žijí v bažinách či mokřadech. </text:span><text:span text:style-name="T102">Živí se plyny, které se uvolňují při rozkladu masa.</text:span></text:p>
      <text:p text:style-name="P212"><text:span text:style-name="T240">👣 </text:span><text:span text:style-name="T316">S</text:span><text:span text:style-name="T317">topy:</text:span><text:span text:style-name="T298"> </text:span><text:span text:style-name="T299">Bludička nezanechává stopy.</text:span></text:p>
      <text:p text:style-name="Standalone_20_Property"><text:span text:style-name="T424">Boj:</text:span> <text:span text:style-name="T138">Bludička sama</text:span><text:span text:style-name="T102"> </text:span><text:span text:style-name="T103">o sobě ne</text:span><text:span text:style-name="T107">m</text:span><text:span text:style-name="T138">ůže</text:span><text:span text:style-name="T107"> nikoho zranit.</text:span><text:span text:style-name="T102"> </text:span><text:span text:style-name="T138">D</text:span><text:span text:style-name="T103">okáž</text:span><text:span text:style-name="T138">e</text:span><text:span text:style-name="T102"> ale oběť uvést do transu a zavést ji d</text:span><text:span text:style-name="T104">o záhuby</text:span><text:span text:style-name="T102"> – obyčejně do hluboké bažiny nebo třeba </text:span><text:span text:style-name="T104">ke</text:span><text:span text:style-name="T102"> chřtánu </text:span><text:span text:style-name="T240">bahenního netvora</text:span><text:span text:style-name="T102">, </text:span><text:span text:style-name="T240">dravého keře</text:span><text:span text:style-name="T102"> nebo jiné nestvůry.</text:span></text:p>
      <text:list xml:id="list165243856111394" text:continue-list="list165245307260366" text:style-name="L1">
        <text:list-item>
          <text:p text:style-name="P220"><text:soft-page-break/><text:span text:style-name="T252">Uvedení do transu:</text:span><text:span text:style-name="T139"> </text:span><text:span text:style-name="T107">Každou postavu se může bludička pokusit uvést do transu jen jednou a pokud zrovna někoho vede, nemůže uvést do transu nikoho dalšího.</text:span></text:p>
        </text:list-item>
      </text:list>
      <text:p text:style-name="P213"><text:span text:style-name="T324">S</text:span><text:span text:style-name="T325">etkání s bludičkou: </text:span><text:span text:style-name="T574">Bludička nejčastěji loví v husté mlze nebo v noci. Uvést do transu může pouze bdělou oběť, pokud tedy všechny postavy spí, jsou před ní v bezpečí. </text:span><text:span text:style-name="T105">Případná</text:span><text:span text:style-name="T574"> hlídka si hází proti uvedení do transu a když neuspěje, probudí se až po pás v bažině, zamotaná do šlahounů dravého keře nebo ve spárech bahenního netvora. Zbytek družiny v tu chvíli </text:span><text:span text:style-name="T105">o</text:span><text:span text:style-name="T106">bvykle</text:span><text:span text:style-name="T574"> probudí její křik.</text:span></text:p>
      <text:p text:style-name="P213"><text:span text:style-name="T574"><text:tab/></text:span><text:span text:style-name="T424">Poznámka:</text:span><text:span text:style-name="T572"> </text:span><text:span text:style-name="T575">V žádném případě nenech bludičky uvést do tran</text:span><text:span text:style-name="T107">s</text:span><text:span text:style-name="T575">u celou družinu, dej vždycky hráčům možnost zareagovat. Jen máloco je horší, než když hráčům umřou postavy, aniž by se mohli jakkoliv bránit.</text:span></text:p>
      <text:p text:style-name="Example_20_Header">Suroviny</text:p>
      <text:list xml:id="list4184930851" text:style-name="L3">
        <text:list-item>
          <text:p text:style-name="P289"><text:span text:style-name="T593">Když se postavám podaří bludičku chytit nepoškozenou, alchymista z ní může vytěžit 10 magů nebo vyrobit </text:span><text:span text:style-name="T429">lektvar hypnózy</text:span><text:span text:style-name="T594">.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67"><text:span text:style-name="T566">F</text:span><text:span text:style-name="T569">yzička </text:span><text:span text:style-name="T289">3</text:span><text:span text:style-name="T569">, Finesa </text:span><text:span text:style-name="T289">4</text:span><text:span text:style-name="T569">, Duše -, </text:span><text:span text:style-name="T567">1</text:span><text:span text:style-name="T290">2</text:span><text:span text:style-name="T567"> životů</text:span></text:p>
      <text:p text:style-name="P172"><text:span text:style-name="T312">Rychlost:</text:span><text:span text:style-name="T284"> jako c</text:span><text:span text:style-name="T287">hůze<text:line-break/></text:span><text:span text:style-name="T315">Smysly:</text:span><text:span text:style-name="T291"> </text:span><text:span text:style-name="T297">hmat (celým tělem), čich</text:span></text:p>
      <text:p text:style-name="P216"><text:span text:style-name="T602">⚔<text:tab/></text:span><text:span text:style-name="T313">Znehybnění slizem:</text:span><text:span text:style-name="T288"> 4 + k6 proti Finese (za první úspěch </text:span><text:span text:style-name="T313">zpomalení</text:span><text:span text:style-name="T288">, za druhý znehybnění končetiny, za třetí kompletní znehybnění)</text:span></text:p>
      <text:p text:style-name="P216"><text:soft-page-break/><text:span text:style-name="T602">⚔<text:tab/></text:span><text:span text:style-name="T313">P</text:span><text:span text:style-name="T318">ožírání</text:span><text:span text:style-name="T313">:</text:span><text:span text:style-name="T288"> </text:span><text:span text:style-name="T300">3</text:span><text:span text:style-name="T288"> + k6, </text:span><text:span text:style-name="T300">zranění 3</text:span></text:p>
      <text:p text:style-name="P207"><text:span text:style-name="T250">Vzhled:</text:span><text:span text:style-name="T109"> N</text:span><text:span text:style-name="T137">ěkolik metrů dlouhý, </text:span><text:span text:style-name="T109">částečně průsvitný </text:span><text:span text:style-name="T137">bělavý červ</text:span><text:span text:style-name="T109">. </text:span><text:span text:style-name="T140">Na jednom konci má ústní otvor, druhým vyměšuje.</text:span></text:p>
      <text:p text:style-name="P207"><text:span text:style-name="T251">Pohyb:</text:span><text:span text:style-name="T134"> Při pohybu se mu vlní celé tělo jako píďalce. </text:span><text:span text:style-name="T109">Na těle má přísavky, díky kterém dokáže šplhat i po hladké kolmé zdi, n</text:span><text:span text:style-name="T110">a stropě se ale neudrží</text:span><text:span text:style-name="T109">.</text:span></text:p>
      <text:p text:style-name="P206"><text:span text:style-name="T250">Prostředí:</text:span><text:span text:style-name="T109"> Ž</text:span><text:span text:style-name="T111">ije ve vlhkých dírách, šachtách nebo studních. </text:span><text:span text:style-name="T109">Je to</text:span><text:span text:style-name="T112"> masožravec, dokáže pohltit obrovské množství potravy naráz a žít z ní potom celé měsíce. </text:span><text:span text:style-name="T109">V</text:span><text:span text:style-name="T112"> jeho doupěti je možné najít nestrávené zbytky obětí – zbraně, šperky a podobně.</text:span></text:p>
      <text:p text:style-name="P214"><text:span text:style-name="T240">👣 </text:span><text:span text:style-name="T316">S</text:span><text:span text:style-name="T317">topy: </text:span><text:span text:style-name="T133">V </text:span><text:span text:style-name="T134">měkké půdě </text:span><text:span text:style-name="T148">po něm</text:span><text:span text:style-name="T134"> zůstává brázda s dvojicí stop po desítkách malých přísavek. </text:span><text:span text:style-name="T133">Na předmětech, kterých se dotkne, u</text:span><text:span text:style-name="T149">lpívají</text:span><text:span text:style-name="T133"> kusy zatuhlého slizu. Vypadají jako matné bílé sklo a jsou pevné jako beton.</text:span></text:p>
      <text:p text:style-name="P215"><text:span text:style-name="T424">Boj:</text:span><text:span text:style-name="T113"> </text:span><text:span text:style-name="T131">Když je </text:span><text:span text:style-name="T145">obří červ</text:span><text:span text:style-name="T131"> hladový, útočí bez pudu sebezáchovy. </text:span><text:span text:style-name="T145">J</text:span><text:span text:style-name="T113">e pomalý, dá se mu snadno utéct </text:span><text:span text:style-name="T146">a</text:span><text:span text:style-name="T113"> </text:span><text:span text:style-name="T146">když</text:span><text:span text:style-name="T131"> se mu oběť ztratí z dosahu, hned na ni zapomene.</text:span><text:span text:style-name="T113"> Pokud se k němu ale někdo přiblíží, překvapivě rychle se vymrští </text:span><text:span text:style-name="T145">a</text:span><text:span text:style-name="T113"> pokusí se </text:span><text:span text:style-name="T145">jej</text:span><text:span text:style-name="T113"> znehybnit slizem, který vylučuje celým povrchem těla. </text:span><text:span text:style-name="T145">Takto může bez postihu současně zaútočit na všechny protivníky v </text:span><text:span text:style-name="T255">kontaktní vzdálenosti</text:span><text:span text:style-name="T145">.</text:span><text:span text:style-name="T113"> </text:span><text:span text:style-name="T145">Jakmile sliz </text:span><text:span text:style-name="T132">přijde do kontaktu s něčím pevným,</text:span><text:span text:style-name="T114"> okamžitě zatuhne a je </text:span><text:span text:style-name="T132">pak</text:span><text:span text:style-name="T114"> pevný jako beton. </text:span><text:span text:style-name="T145">Úspěchy z jednotlivých pokusů o znehybnění slizem se sčítají.</text:span></text:p>
      <text:p text:style-name="Example_20_Header">Suroviny</text:p>
      <text:list xml:id="list3264528392" text:style-name="L4">
        <text:list-item>
          <text:p text:style-name="P290"><text:span text:style-name="T113">Alchymista může ze sekretu obřího červa </text:span><text:span text:style-name="T127">vytěžit 8 magů nebo</text:span><text:span text:style-name="T113"> n</text:span><text:span text:style-name="T147">aplnit</text:span><text:span text:style-name="T113"> </text:span><text:span text:style-name="T130">láhev</text:span><text:span text:style-name="T113"> </text:span><text:span text:style-name="T247">r</text:span><text:span text:style-name="T246">ychletuhnoucí</text:span><text:span text:style-name="T248">ho</text:span><text:span text:style-name="T246"> sliz</text:span><text:span text:style-name="T248">u</text:span><text:span text:style-name="T113">.</text:span></text:p>
        </text:list-item>
      </text:list>
      <text:h text:style-name="P227" text:outline-level="2"><text:soft-page-break/>Démoni</text:h>
      <text:p text:style-name="P178"><text:span text:style-name="T611">Démoni jsou bytosti </text:span><text:span text:style-name="T150">původem mimo </text:span><text:span text:style-name="T152">náš</text:span><text:span text:style-name="T150"> svět. </text:span><text:span text:style-name="T151">Nemohou </text:span><text:span text:style-name="T152">sem</text:span><text:span text:style-name="T151"> </text:span><text:span text:style-name="T153">přijít</text:span><text:span text:style-name="T151"> sami, musí je vždy někdo přivolat. </text:span><text:span text:style-name="T154">Dělí se do dvou skupin:</text:span></text:p>
      <text:list xml:id="list681415800" text:style-name="L5">
        <text:list-item>
          <text:p text:style-name="P286">Nehmotní démoni nemají fyzické tělo, mohou pouze někoho posednout nebo být zakleti do nějakého předmětu.</text:p>
        </text:list-item>
        <text:list-item>
          <text:p text:style-name="P291"><text:span text:style-name="T151">Hmotní démoni se </text:span><text:span text:style-name="T154">po přivolání zhmotní. Obvykle vypadají stejně jako </text:span><text:span text:style-name="T151">ve svém domovském světě, ale nezřídka dokáží svou podobu měnit.</text:span></text:p>
        </text:list-item>
      </text:list>
      <text:p text:style-name="P192">Přivolávání démonů</text:p>
      <text:p text:style-name="P178"><text:span text:style-name="T151">D</text:span><text:span text:style-name="T154">émona je možno přivolat záměrně nebo neúmyslně.<text:line-break/><text:tab/>K záměrnému přivolání je vždy potřeba </text:span><text:span text:style-name="T155">provést</text:span><text:span text:style-name="T154"> náležitý přivolávají rituál </text:span><text:span text:style-name="T156">a v jeho průběhu pronést jeho </text:span><text:span text:style-name="T256">pravé jméno</text:span><text:span text:style-name="T156"> (rituál s démonovým </text:span><text:span text:style-name="T257">pravým jménem</text:span><text:span text:style-name="T154"> je obvykle </text:span><text:span text:style-name="T156">n</text:span><text:span text:style-name="T154">apsaný na svitku nebo v nějakém grimoáru).<text:line-break/><text:tab/></text:span><text:span text:style-name="T157">K neúmyslnému přivolání může dojít, když se přivolávač</text:span><text:span text:style-name="T158">i</text:span><text:span text:style-name="T157"> n</text:span><text:span text:style-name="T158">ěco</text:span><text:span text:style-name="T157"> nepodaří – například </text:span><text:span text:style-name="T158">když</text:span><text:span text:style-name="T157"> postupuje podle chybného rituálu, použije nesprávné magické suroviny a podobně. </text:span><text:span text:style-name="T159">V takových případech může přijít úplně jiný démon, nejčastěji nehmotný, který posedne někoho poblíž – o</text:span><text:span text:style-name="T158">bvykle </text:span><text:span text:style-name="T160">t</text:span><text:span text:style-name="T159">oho, kdo ho omylem přivolal.</text:span></text:p>
      <text:p text:style-name="P192">Ovládání démonů</text:p>
      <text:p text:style-name="P178"><text:span text:style-name="T631">To, že někdo přivolá démona, ještě nutně neznamená, že ho také dokáže ovládat. K tomu je potřeba mocný předmět vyrobený přesně na míru konkrétnímu démonu – toho, kdo má na krku </text:span><text:span text:style-name="T434">amulet vlády nad Achratem</text:span><text:span text:style-name="T631">, například </text:span><text:span text:style-name="T161">bude poslouchat diblík Achrat, ale nebude ho poslouchat žádný jiný démon.<text:line-break/><text:tab/></text:span><text:span text:style-name="T162">Častou chybou </text:span><text:span text:style-name="T163">nezkušených</text:span><text:span text:style-name="T162"> přivolávačů bývá, že sice úspěšně </text:span><text:soft-page-break/><text:span text:style-name="T162">p</text:span><text:span text:style-name="T163">ovolají</text:span><text:span text:style-name="T162"> démona, ale nemají ho pak jak ovládat. Démon je v tom případě svobodný může </text:span><text:span text:style-name="T164">si</text:span><text:span text:style-name="T162"> dělat, co c</text:span><text:span text:style-name="T164">hce</text:span><text:span text:style-name="T162"> – obyčejně j</text:span><text:span text:style-name="T165">e</text:span><text:span text:style-name="T162"> mimořádně naštvaný na svého přivolávače a na místě ho roztrhá, </text:span><text:span text:style-name="T166">posedne ho a podobně</text:span><text:span text:style-name="T162">.</text:span></text:p>
      <text:p text:style-name="P192">Připoutávání <text:s/>démonů</text:p>
      <text:p text:style-name="P179"><text:span text:style-name="T162">Připoutáním je možno svázat démona s nějakým předmětem nebo tvorem v našem světě – říká se mu kotva. Dokud kotva není zničena nebo zabita, démon nemůže opustit náš svět. Když je </text:span><text:span text:style-name="T152">to hmotný démon a je</text:span><text:span text:style-name="T162"> zabit, jeho tělo sice zmizí, ale ne definitivně – po čase si </text:span><text:span text:style-name="T167">někde poblíž</text:span><text:span text:style-name="T162"> vytvoří nové. </text:span><text:span text:style-name="T152">Když je to nehmotný démon a je úspěšně vym</text:span><text:span text:style-name="T168">í</text:span><text:span text:style-name="T152">cen ze svého hostitele, posedne někoho jiného poblíž.</text:span></text:p>
      <text:p text:style-name="P192">Ochrana proti démonům</text:p>
      <text:p text:style-name="P178"><text:span text:style-name="T169">Démony si je možno držet od těla pomocí ochranných kruhů nebo amuletů. Když kruh na démona působí, démon nemůže projít dovnitř ani ven a nemůže skrz něj ani používat své schopnosti. Může ale něco prohodit nebo třeba s</text:span><text:span text:style-name="T170">třílet</text:span><text:span text:style-name="T169"> z luku. Pokud na démona působí ochranný amulet, démon nemůže napadnout toho, kdo se amuletu dotýká, ani na něj použít své schopnosti.<text:line-break/><text:tab/></text:span><text:span text:style-name="T171">Háček u ochranných kruhů a amuletů je, že působí vždy jen na u</text:span><text:span text:style-name="T172">rčité</text:span><text:span text:style-name="T171"> démony – </text:span><text:span text:style-name="T172">buď na celou katego</text:span><text:span text:style-name="T173">r</text:span><text:span text:style-name="T172">ii (například </text:span><text:span text:style-name="T258">amulet proti démonům alkoholu</text:span><text:span text:style-name="T172">) nebo na jednoho konkrétního démona (v tom případě musí být na amuletu nebo kruhu napsané démonovo </text:span><text:span text:style-name="T258">pravé jméno</text:span><text:span text:style-name="T172">)</text:span><text:span text:style-name="T171">.</text:span></text:p>
      <text:h text:style-name="P257" text:outline-level="3">H<text:span text:style-name="T632">motní démoni</text:span></text:h>
      <text:p text:style-name="P178"><text:span text:style-name="T633">Hmotní démoni p</text:span>otřebují jíst a pít, ale nemohou zemřít hladem ani žízní – několik st<text:span text:style-name="T633">a</text:span>letí uvězněný démon bude opravdu hodně hladový a ačkoliv je to jinak inteligentní tvor, roztrhá a sežere cokoliv živé, co se mu dostane do spárů.</text:p>
      <text:p text:style-name="P192"><text:soft-page-break/>Zahánění <text:span text:style-name="T634">hmotných</text:span> démonů</text:p>
      <text:p text:style-name="P178"><text:span text:style-name="T635">Hmotného démona je možno </text:span><text:span text:style-name="T152">v</text:span><text:span text:style-name="T172">y</text:span><text:span text:style-name="T635">hnat zpět, odkud přišel, dvěma způsoby:</text:span></text:p>
      <text:list xml:id="list3596346552" text:style-name="L6">
        <text:list-item>
          <text:p text:style-name="P292">Zabít ho</text:p>
        </text:list-item>
        <text:list-item>
          <text:p text:style-name="P292">Provést znovu přivolávací rituál (s použitím všech náležitých ingrediencí) a pronést při něm démonovo <text:span text:style-name="T424">pravé jméno</text:span> pozpátku. Démon nemusí být přítomen.</text:p>
        </text:list-item>
      </text:list>
      <text:p text:style-name="P180">První možnost nemusí zabrat, pokud má démon v tomto světě <text:span text:style-name="T424">kotvu</text:span> (viz <text:span text:style-name="T444">Připoutávání démonů</text:span> /* TODO: odkaz */).</text:p>
      <text:p text:style-name="P192">Motivace <text:span text:style-name="T563">hmotných démonů</text:span></text:p>
      <text:p text:style-name="P178"><text:span text:style-name="T165">Když </text:span><text:span text:style-name="T174">hmotného</text:span><text:span text:style-name="T165"> démona nikdo neovládá, může si dělat, co chce. </text:span><text:span text:style-name="T174">Je tu obvykle nedobrovolně a chce se vrátit domů – potíž je, že jsou jen dva způsoby, jak to provést (viz </text:span><text:span text:style-name="T267">Zahánění hmotných démonů</text:span><text:span text:style-name="T174"> /* TODO: odkaz */). </text:span><text:span text:style-name="T175">Málokt</text:span><text:span text:style-name="T176">erý démon</text:span><text:span text:style-name="T175"> se chce dobrovolně nechat zabít, takže zbývá pouze možnost najít někoho, kdo provede přivolávací rituál a pronést při něm </text:span><text:span text:style-name="T177">démonovo</text:span><text:span text:style-name="T175"> </text:span><text:span text:style-name="T259">pravé jméno</text:span><text:span text:style-name="T175"> pozpátku. Ten, kdo zná přivolávací rituál, </text:span><text:span text:style-name="T178">jej </text:span><text:span text:style-name="T175">ale může kdykoliv zase přivolat, takže ani tahle možnost není pro démon</text:span><text:span text:style-name="T178">a</text:span><text:span text:style-name="T175"> zrovna výhodná.<text:line-break/><text:tab/></text:span><text:span text:style-name="T179">Obvykle to vede k tomu, že se démon sice chce vrátit domů, ale nemůže. </text:span><text:span text:style-name="T180">C</text:span><text:span text:style-name="T179">ítí se zde jako vězeň, nenávidí všechny obyvatele tohoto světa a chová se podle toho.<text:line-break/><text:tab/></text:span><text:span text:style-name="T181">Někteří démoni </text:span><text:span text:style-name="T182">ale</text:span><text:span text:style-name="T181"> naopak pobyt našem světě chápou jako skvělou příležitost, jak si pořádně užít, aniž by za to museli nést následky. </text:span><text:span text:style-name="T183">A jejich představa, co znamená „pořádně si to užít“, obvykle </text:span><text:span text:style-name="T152">bývá</text:span><text:span text:style-name="T183"> poněkud démonická...</text:span></text:p>
      <text:h text:style-name="P275" text:outline-level="4"><text:span text:style-name="T636">Diblík </text:span>Achrat</text:h>
      <text:p text:style-name="P178"><text:span text:style-name="T566">F</text:span><text:span text:style-name="T569">yzička </text:span><text:span text:style-name="T289">1</text:span><text:span text:style-name="T569">, Finesa </text:span><text:span text:style-name="T289">2</text:span><text:span text:style-name="T569">, Duše </text:span><text:span text:style-name="T289">3</text:span><text:span text:style-name="T569">, </text:span><text:span text:style-name="T290">5</text:span><text:span text:style-name="T567"> životů</text:span></text:p>
      <text:p text:style-name="P202"><text:soft-page-break/><text:span text:style-name="T312">Rychlost:</text:span><text:span text:style-name="T284"> </text:span><text:span text:style-name="T301">jako člověk</text:span></text:p>
      <text:p text:style-name="P202"><text:span text:style-name="T315">Smysly:</text:span><text:span text:style-name="T291"> </text:span><text:span text:style-name="T301">jako člověk</text:span></text:p>
      <text:p text:style-name="P218"><text:span text:style-name="T602">⚔<text:tab/></text:span><text:span text:style-name="T311">D</text:span><text:span text:style-name="T319">rápy</text:span><text:span text:style-name="T568">:</text:span><text:span text:style-name="T567"> </text:span><text:span text:style-name="T570">2 + k6, zranění 0</text:span></text:p>
      <text:p text:style-name="P218"><text:span text:style-name="T424">Vzhled:</text:span> <text:span text:style-name="T184">C</text:span><text:span text:style-name="T636">hlupatý diblík, o hlavu menší než průměrný hobit. Má dlouhý, zahnutý nos, špičaté uši a holou, protáhlou hlavu. Na rukou i nohou má ostré drápy.</text:span></text:p>
      <text:p text:style-name="P218"><text:span text:style-name="T251">Pohyb:</text:span><text:span text:style-name="T134"> </text:span><text:span text:style-name="T185">Jako hobit.</text:span></text:p>
      <text:p text:style-name="P218"><text:span text:style-name="T240">👣 </text:span><text:span text:style-name="T316">S</text:span><text:span text:style-name="T317">topy:</text:span><text:span text:style-name="T298"> </text:span><text:span text:style-name="T302">Otisky malých nohou s drápy.</text:span></text:p>
      <text:p text:style-name="P192">Boj:<text:span text:style-name="T572"> </text:span><text:span text:style-name="T579">Achrat není moc silný a je si toho vědom. Má ale ostré drápy, kterými může citelně ublížit i člověku. </text:span><text:span text:style-name="T580">Z nerovného boje uteče a nalíčí raději past nebo vymyslí nějakou jinou kulišárnu.</text:span></text:p>
      <text:h text:style-name="P275" text:outline-level="4"><text:span text:style-name="T636">Dvouhlavý pes </text:span>Mogror</text:h>
      <text:p text:style-name="P178"><text:span text:style-name="T566">F</text:span><text:span text:style-name="T569">yzička </text:span><text:span text:style-name="T303">4</text:span><text:span text:style-name="T569">, Finesa </text:span><text:span text:style-name="T289">2</text:span><text:span text:style-name="T569">, Duše </text:span><text:span text:style-name="T289">4</text:span><text:span text:style-name="T569">, </text:span><text:span text:style-name="T290">1</text:span><text:span text:style-name="T303">1</text:span><text:span text:style-name="T567"> životů</text:span></text:p>
      <text:p text:style-name="P202"><text:span text:style-name="T312">Rychlost:</text:span><text:span text:style-name="T284"> </text:span><text:span text:style-name="T301">jako p</text:span><text:span text:style-name="T303">es</text:span></text:p>
      <text:p text:style-name="P202"><text:span text:style-name="T315">Smysly:</text:span><text:span text:style-name="T291"> </text:span><text:span text:style-name="T301">jako p</text:span><text:span text:style-name="T303">es</text:span></text:p>
      <text:p text:style-name="P218"><text:span text:style-name="T602">⚔<text:tab/></text:span><text:span text:style-name="T311">Z</text:span><text:span text:style-name="T320">uby</text:span><text:span text:style-name="T568">:</text:span><text:span text:style-name="T567"> </text:span><text:span text:style-name="T301">5</text:span><text:span text:style-name="T570"> + k6, zranění </text:span><text:span text:style-name="T301">1</text:span></text:p>
      <text:p text:style-name="P218"><text:span text:style-name="T424">Vzhled:</text:span> <text:span text:style-name="T184">Č</text:span><text:span text:style-name="T186">erný dvouhlavý pes velký jako doga.</text:span></text:p>
      <text:p text:style-name="P218"><text:span text:style-name="T251">Pohyb:</text:span><text:span text:style-name="T134"> </text:span><text:span text:style-name="T185">Jako </text:span><text:span text:style-name="T186">velký</text:span><text:span text:style-name="T185"> p</text:span><text:span text:style-name="T186">es</text:span><text:span text:style-name="T185">.</text:span></text:p>
      <text:p text:style-name="P218"><text:span text:style-name="T240">👣 </text:span><text:span text:style-name="T316">S</text:span><text:span text:style-name="T317">topy:</text:span><text:span text:style-name="T298"> </text:span><text:span text:style-name="T302">S</text:span><text:span text:style-name="T303">topy velkého psa</text:span><text:span text:style-name="T302">.</text:span></text:p>
      <text:p text:style-name="P218"><text:span text:style-name="T424">Boj:</text:span><text:span text:style-name="T572"> </text:span><text:span text:style-name="T328">M</text:span><text:span text:style-name="T329">ogror b</text:span><text:span text:style-name="T330">ojuje jako velký pes, má ale dvě tlamy</text:span><text:span text:style-name="T580">. </text:span><text:span text:style-name="T581">Může tedy bez postihu útočit na dva protivníky najednou a s oblibou se také jednou tlamou zakousne do oběti (za jeden úspěch) a druhou ji pak trhá.</text:span></text:p>
      <text:h text:style-name="P275" text:outline-level="4"><text:soft-page-break/><text:span text:style-name="T636">Démonický strážce </text:span>Urgragor</text:h>
      <text:p text:style-name="P178"><text:span text:style-name="T566">F</text:span><text:span text:style-name="T569">yzička </text:span><text:span text:style-name="T303">7</text:span><text:span text:style-name="T569">, Finesa </text:span><text:span text:style-name="T304">3</text:span><text:span text:style-name="T569">, Duše </text:span><text:span text:style-name="T289">5</text:span><text:span text:style-name="T569">, </text:span><text:span text:style-name="T290">1</text:span><text:span text:style-name="T305">6</text:span><text:span text:style-name="T567"> životů</text:span></text:p>
      <text:p text:style-name="P202"><text:span text:style-name="T312">Zbroj:</text:span><text:span text:style-name="T284"> </text:span><text:span text:style-name="T306">2 (siln</text:span><text:span text:style-name="T307">á</text:span><text:span text:style-name="T306"> kůže s magickými runami)</text:span></text:p>
      <text:p text:style-name="P202"><text:span text:style-name="T312">Rychlost:</text:span><text:span text:style-name="T284"> </text:span><text:span text:style-name="T308">na zemi</text:span><text:span text:style-name="T284"> </text:span><text:span text:style-name="T301">jako </text:span><text:span text:style-name="T308">člověk, ve vzduchu jako kůň</text:span></text:p>
      <text:p text:style-name="P202"><text:span text:style-name="T315">Smysly:</text:span><text:span text:style-name="T291"> </text:span><text:span text:style-name="T308">sluch jako kudůk, zrak jako člověk, čich jako pes, infravidění</text:span></text:p>
      <text:p text:style-name="P218"><text:span text:style-name="T602">⚔<text:tab/></text:span><text:span text:style-name="T311">P</text:span><text:span text:style-name="T321">ařáty, </text:span><text:span text:style-name="T322">rohy</text:span><text:span text:style-name="T321"> nebo kopyta</text:span><text:span text:style-name="T568">:</text:span><text:span text:style-name="T567"> </text:span><text:span text:style-name="T308">7</text:span><text:span text:style-name="T570"> + k6, zranění </text:span><text:span text:style-name="T309">4</text:span></text:p>
      <text:p text:style-name="P218"><text:span text:style-name="T424">Vzhled:</text:span> <text:span text:style-name="T184">T</text:span><text:span text:style-name="T187">římetrový </text:span><text:span text:style-name="T188">obr</text:span><text:span text:style-name="T187"> s drápy, kopyty, rohy a velkými křídly</text:span><text:span text:style-name="T186">. </text:span><text:span text:style-name="T189">Ocelově modrou kůži má pokrytou žhnoucími magickými symboly.</text:span></text:p>
      <text:p text:style-name="P218"><text:span text:style-name="T251">Pohyb:</text:span><text:span text:style-name="T134"> </text:span><text:span text:style-name="T190">Na zemi jako obr</text:span><text:span text:style-name="T185">. </text:span><text:span text:style-name="T190">Umí létat, ale potřebuje na to dlouhý rozeběh nebo silný protivítr. Ve vzduchu není moc obratný.</text:span></text:p>
      <text:p text:style-name="P218"><text:span text:style-name="T240">👣 </text:span><text:span text:style-name="T316">S</text:span><text:span text:style-name="T317">topy:</text:span><text:span text:style-name="T298"> </text:span><text:span text:style-name="T302">O</text:span><text:span text:style-name="T310">tisky</text:span><text:span text:style-name="T306"> obřích kopyt</text:span><text:span text:style-name="T302">.</text:span></text:p>
      <text:p text:style-name="P218"><text:span text:style-name="T424">Boj:</text:span><text:span text:style-name="T572"> </text:span><text:span text:style-name="T328">U</text:span><text:span text:style-name="T331">rgrador má sílu jako slon</text:span><text:span text:style-name="T581">. </text:span><text:span text:style-name="T331">D</text:span><text:span text:style-name="T582">okáže odhodit člověka několik metrů, utrhnout </text:span><text:span text:style-name="T583">mu</text:span><text:span text:style-name="T582"> ruku v kloubu,</text:span><text:span text:style-name="T583"> rozpárat svými drápy, nebo na něj dupnout a zlámat mu kosti</text:span><text:span text:style-name="T582">. Když má možnost se rozběhnout nebo </text:span><text:span text:style-name="T584">za</text:span><text:span text:style-name="T582">útočit ze vzduchu, nabere protivníka svými rohy.</text:span></text:p>
      <text:h text:style-name="P257" text:outline-level="3">Nehmotní démoni</text:h>
      <text:p text:style-name="P219"><text:span text:style-name="T606">N</text:span><text:span text:style-name="T607">ehmotní démoni nemají fyzickou podstatu. Nemusí tedy nic jíst a pít a existují, dokud žije jejich hostitel nebo dokud není zničen předmět, do kterého jsou zakleti.</text:span></text:p>
      <text:p text:style-name="P191"><text:soft-page-break/><text:span text:style-name="T324">Z</text:span><text:span text:style-name="T323">aklínání démonů do předmětů</text:span></text:p>
      <text:p text:style-name="P178">Zaklet<text:span text:style-name="T637">ím démona do předmětu vznikne kouzelný nebo prokletý předmět. Démon zakletý v předmětu působí na toho, kdo předmět vlastní, stejně, jako kdyby jím byl dotyčný posednutý. Postava, která nosí dýku s </text:span><text:span text:style-name="T435">démonem alkoholu</text:span><text:span text:style-name="T637">, se tedy bude chovat stejně, jako kdyby byla </text:span><text:span text:style-name="T435">démonem alkoholu</text:span><text:span text:style-name="T637"> posedlá. Zbavit se prokletí je jednoduché, stačí příslušný předmět zahodit.</text:span></text:p>
      <text:p text:style-name="P192"><text:span text:style-name="T324">V</text:span><text:span text:style-name="T326">ym</text:span><text:span text:style-name="T327">í</text:span><text:span text:style-name="T326">tání</text:span> <text:span text:style-name="T638">nehmotných</text:span> démonů</text:p>
      <text:p text:style-name="P178"><text:span text:style-name="T638">Nehmotné démony je možné vymítat provedením náležitého rituálu. </text:span><text:span text:style-name="T191">Vymítací rituály, podobně jako ty přivolávací, je obyčejně možné najít na svitcích nebo ve starých grimoárech. Účinkují vždy jen na určitou kategorii démonů, </text:span><text:span text:style-name="T260">rituál vymítání démona alkoholu</text:span><text:span text:style-name="T191"> například účinkuje jen na démony alkoholu. </text:span><text:span text:style-name="T192">Výsledek závisí na tom, jestli má démon v našem světě </text:span><text:span text:style-name="T261">kotvu</text:span><text:span text:style-name="T192">. Pokud ne, je nadobro vyhnán zpět, odkud přišel. Pokud ano, je pouze vypuzen z hostitele </text:span><text:span text:style-name="T193">nebo z předmětu, do nějž je zakletý,</text:span><text:span text:style-name="T192"> a posedne někoho dalšího poblíž (často toho, kdo ho z hostitele </text:span><text:span text:style-name="T194">nebo z předmětu</text:span><text:span text:style-name="T192"> vyhnal).<text:line-break/><text:tab/></text:span><text:span text:style-name="T195">Když se rozhodneš </text:span><text:span text:style-name="T196">nějakého</text:span><text:span text:style-name="T195"> nehmotného démona použít, určitě také dej do hry také způsob, jak se ho zbavit. Může to být svitek nebo grimoár s vymítacím rituálem, nebo třeba kněz či vymítač, kterého mohou postavy požádat o pomoc.</text:span></text:p>
      <text:p text:style-name="P192">Motivace ne<text:span text:style-name="T563">hmotných démonů</text:span></text:p>
      <text:p text:style-name="P178"><text:span text:style-name="T197">Nehmotní démoni většinou nebývají inteligentní, jsou to zosobnění nějakého pudu nebo principu. Démon alkoholu například nabádá svou oběť k p</text:span><text:span text:style-name="T198">ití lihovin</text:span><text:span text:style-name="T197"> a netouží po ničem jiném. </text:span><text:span text:style-name="T191">Existují ale i inteligentní nehmotní démoni, kteří zde mají své vlastní cíle a zájmy – obvykle to nebývá nic dobrého.</text:span></text:p>
      <text:p text:style-name="P192"><text:soft-page-break/>Posednutí hráčské postavy</text:p>
      <text:p text:style-name="P178"><text:span text:style-name="T192">Když démon posedne hráčskou postavu, je to skvělá příležitost k zajímavému h</text:span><text:span text:style-name="T199">raní rolí</text:span><text:span text:style-name="T192">. Domluv se s </text:span><text:span text:style-name="T200">jejím</text:span><text:span text:style-name="T192"> hráčem: vysvětli mu, co se stalo, o jakého démona se jedná a k čemu bude jeho postavu ponoukat. Změna by měla být postupná. </text:span><text:span text:style-name="T201">K</text:span><text:span text:style-name="T192">dyž například postavu posedne démon alkoholu, ze začátku by se měla jen zajímat o alkohol víc, než u ní bylo běžné, a postupně jeho konzumaci stupňovat, </text:span><text:span text:style-name="T202">až nakonec bude víceméně pořád v lihu</text:span><text:span text:style-name="T192">. </text:span><text:span text:style-name="T203">Zdůrazni mu také, že by se neměl na truc bránit pokusům svých spoluhráčů ho prokletí zbavit – posednutá postava se sice nedokáže nutkání démona vzepřít, ale hluboko uvnitř se ho stále zbavit chce a bude na tom tedy spolupracovat.</text:span></text:p>
      <text:h text:style-name="P276" text:outline-level="4">Příklady nehmotných démonů</text:h>
      <text:list xml:id="list1435962460" text:style-name="L7">
        <text:list-item>
          <text:p text:style-name="P293">Démon zla</text:p>
        </text:list-item>
        <text:list-item>
          <text:p text:style-name="P293">Démon alkoholu</text:p>
        </text:list-item>
        <text:list-item>
          <text:p text:style-name="P293">Démon touhy po zlatě</text:p>
        </text:list-item>
        <text:list-item>
          <text:p text:style-name="P293">Démon lakoty</text:p>
        </text:list-item>
        <text:list-item>
          <text:p text:style-name="P293">Démon touhy po krvi</text:p>
        </text:list-item>
        <text:list-item>
          <text:p text:style-name="P293">Démon obžerství</text:p>
        </text:list-item>
        <text:list-item>
          <text:p text:style-name="P293">Démon nenávisti</text:p>
        </text:list-item>
        <text:list-item>
          <text:p text:style-name="P293">Démon touhy po moci</text:p>
        </text:list-item>
        <text:list-item>
          <text:p text:style-name="P293">Démon neživota</text:p>
          <text:list>
            <text:list-item>
              <text:p text:style-name="P294"><text:span text:style-name="T630">Každý, kdo je zabit postavou pod vlivem </text:span><text:span text:style-name="T433">démona neživota</text:span><text:span text:style-name="T630">, se promění v </text:span><text:span text:style-name="T433">zombii</text:span><text:span text:style-name="T630">.</text:span></text:p>
            </text:list-item>
          </text:list>
        </text:list-item>
      </text:list>
      <text:h text:style-name="P228" text:outline-level="2"><text:bookmark-start text:name="__RefHeading___Toc1826_3850923094"/><text:soft-page-break/>Cizí postavy<text:bookmark-end text:name="__RefHeading___Toc1826_3850923094"/></text:h>
      <text:p text:style-name="P323"><text:span text:style-name="T639">Cizí postavy jsou všichni obyvatelé vašeho herního světa. Obvykle za ně hraje Pán jeskyně, může je ale dočasně převzít jiný hráč, nebo </text:span><text:span text:style-name="T205">z</text:span><text:span text:style-name="T204">a ně</text:span><text:span text:style-name="T639"> může hrát někdo, koho si pozvete jen na několik sezení</text:span><text:span text:style-name="T204">.</text:span></text:p>
      <text:h text:style-name="Heading_20_3" text:outline-level="3">Tvorba cizí<text:span text:style-name="T640">ch</text:span> postav</text:h>
      <text:p text:style-name="P287">Cizí postavy mají stejné vlastnosti jako všichni tvorové v Dračáku, tedy Fyzičku, Finesu a Duši. Mohou mít dovednosti a případně i zvláštní schopnosti, obvykle jich ale mívají mnohem méně než hráčské postavy. <text:span text:style-name="T649">Nezapomeň na jméno nebo přezdívku a stručný popis.</text:span></text:p>
      <text:h text:style-name="P278" text:outline-level="4">Určení vlastností</text:h>
      <text:list xml:id="list2957195096" text:style-name="L9">
        <text:list-item>
          <text:p text:style-name="P298"><text:span text:style-name="T641">Děti, starci a podobně </text:span><text:span text:style-name="T206">m</text:span><text:span text:style-name="T207">ají</text:span><text:span text:style-name="T641"> vlastnosti 2 1 1 nebo dokonce 1 1 1.</text:span></text:p>
        </text:list-item>
        <text:list-item>
          <text:p text:style-name="P300">Valná většina <text:span text:style-name="T619">obyčejných</text:span> lidí, elfů a ostatních příslušníků hratelných ras má vlastnosti 3 2 1.</text:p>
        </text:list-item>
        <text:list-item>
          <text:p text:style-name="P300">Váleční veteráni, <text:span text:style-name="T619">členové speciálních jednotek a podobně mají vlastnosti <text:s/>4 3 2.</text:span></text:p>
        </text:list-item>
        <text:list-item>
          <text:p text:style-name="P288">Nejlepší z nejlepších mají vlastnosti 5 <text:span text:style-name="T628">4</text:span> <text:span text:style-name="T628">3</text:span>. Sem mistři šermu, elitní <text:span text:style-name="T621">nájemní</text:span> vrazi, mocní mágové <text:span text:style-name="T620">a podobně.</text:span></text:p>
        </text:list-item>
      </text:list>
      <text:p text:style-name="P324"><text:span text:style-name="T208">Jednotlivé hodnoty přiděl k Fyzičce, Finese a Duši podle svého uvážení. Kovář například bude mít nejspíš vysokou Fyzičku, pouliční zloděj spíš Finesu a kněz nebo universitní mistr budou mít nejvyšší Duši.</text:span></text:p>
      <text:h text:style-name="Heading_20_4" text:outline-level="4">Určení schopností a dovedností</text:h>
      <text:p text:style-name="P327"><text:span text:style-name="T217"/></text:p>
      <text:p text:style-name="P327"><text:soft-page-break/><text:span text:style-name="T217">Děti, žebráci a podobně nemusí mít žádnou užitečnou dovednost. Většina osob bude mít dovednost podle toho, čím se živí – sedlák se vyzná ve vedení statku, švec umí šít b</text:span><text:span text:style-name="T218">oty</text:span><text:span text:style-name="T217"> a podobně. </text:span><text:span text:style-name="T219">Pokud má někdo nějakou schopnost, pravděpodobně tím bude známý – o kováři, který dokáže rukama narovnat podkovu, se bude mluvit široko daleko.</text:span></text:p>
      <text:p text:style-name="P221">Příklady:</text:p>
      <text:list xml:id="list1580982000" text:style-name="L11">
        <text:list-item>
          <text:p text:style-name="P305"><text:span text:style-name="T642">Kovář </text:span><text:span text:style-name="T208">bude mít určitě dovednost</text:span><text:span text:style-name="T642"> </text:span><text:span text:style-name="T436">kovářství</text:span><text:span text:style-name="T642"> a </text:span><text:span text:style-name="T208">může mít případně schopnost </text:span><text:span text:style-name="T262">drtivý stisk</text:span><text:span text:style-name="T209"> </text:span><text:span text:style-name="T208">nebo </text:span><text:span text:style-name="T263">lamželezo</text:span><text:span text:style-name="T208">.</text:span></text:p>
        </text:list-item>
        <text:list-item>
          <text:p text:style-name="P311"><text:span text:style-name="T642">Ke k</text:span>apitán<text:span text:style-name="T642">ovi</text:span> gardy s<text:span text:style-name="T642">e hodí</text:span> <text:span text:style-name="T424">velitelský hlas</text:span><text:span text:style-name="T572">.</text:span></text:p>
        </text:list-item>
        <text:list-item>
          <text:p text:style-name="P325">Generál královské armády bude mít dovednost <text:span text:style-name="T424">důstojnický výcvik a válčení</text:span>.</text:p>
        </text:list-item>
        <text:list-item>
          <text:p text:style-name="P305"><text:span text:style-name="T208">G</text:span><text:span text:style-name="T649">ladiátor může být slavný </text:span><text:span text:style-name="T220">díky</text:span><text:span text:style-name="T649"> </text:span><text:span text:style-name="T437">bojov</text:span><text:span text:style-name="T436">é</text:span><text:span text:style-name="T442">mu</text:span><text:span text:style-name="T437"> šílenství</text:span><text:span text:style-name="T643">.</text:span></text:p>
        </text:list-item>
        <text:list-item>
          <text:p text:style-name="P315">Poustevník <text:span text:style-name="T642">by mohl znát</text:span> <text:span text:style-name="T424">řeč zvířat</text:span>.</text:p>
        </text:list-item>
        <text:list-item>
          <text:p text:style-name="P305"><text:span text:style-name="T617">Hypnotizér </text:span><text:span text:style-name="T210">n</text:span><text:span text:style-name="T208">ejspíš bude umět kouzlo</text:span><text:span text:style-name="T617"> </text:span><text:span text:style-name="T438">hypnóza</text:span><text:span text:style-name="T644">.</text:span></text:p>
        </text:list-item>
        <text:list-item>
          <text:p text:style-name="P305"><text:span text:style-name="T648">Sapér </text:span><text:span text:style-name="T215">m</text:span><text:span text:style-name="T216">ůže umět</text:span><text:span text:style-name="T648"> vyrobit </text:span><text:span text:style-name="T441">ohnivou hlínu</text:span><text:span text:style-name="T648"> a </text:span><text:span text:style-name="T441">bombu</text:span><text:span text:style-name="T648">.</text:span></text:p>
        </text:list-item>
        <text:list-item>
          <text:p text:style-name="P305"><text:span text:style-name="T645">Vyhlášený sukničkář </text:span><text:span text:style-name="T211">m</text:span><text:span text:style-name="T212">á</text:span><text:span text:style-name="T645"> </text:span><text:span text:style-name="T439">svůdný hlas</text:span><text:span text:style-name="T645">.</text:span></text:p>
        </text:list-item>
        <text:list-item>
          <text:p text:style-name="P326">Šlechtic určitě zná <text:span text:style-name="T424">etiketu vyšší společnosti</text:span>.</text:p>
        </text:list-item>
        <text:list-item>
          <text:p text:style-name="P328">Písař nepochybně umí <text:span text:style-name="T424">číst a psát</text:span>.</text:p>
        </text:list-item>
        <text:list-item>
          <text:p text:style-name="P305"><text:span text:style-name="T646">Vojenský ostrostřelec </text:span><text:span text:style-name="T213">m</text:span><text:span text:style-name="T214">ůže mít schopnost</text:span><text:span text:style-name="T647"> </text:span><text:span text:style-name="T440">přesný výstřel</text:span><text:span text:style-name="T647">.</text:span></text:p>
        </text:list-item>
      </text:list>
      <text:h text:style-name="Heading_20_4" text:outline-level="4"><text:soft-page-break/>Charakterizace cizích postav</text:h>
      <text:p text:style-name="P329"><text:span text:style-name="T221">C</text:span><text:span text:style-name="T226">izí postavy nemusíš popisovat detailně, stačí</text:span><text:span text:style-name="T221"> jen</text:span><text:span text:style-name="T650"> pár nejvýraznějších rysů. Inspirovat se můžeš seznamem v kapitole </text:span><text:span text:style-name="T651">Rysy</text:span><text:span text:style-name="T654"> </text:span><text:span text:style-name="T650">/* TODO: odkaz */. </text:span><text:span text:style-name="T221">R</text:span><text:span text:style-name="T226">ozmysli si také, </text:span><text:span text:style-name="T650">ke které </text:span><text:span text:style-name="T221">s</text:span><text:span text:style-name="T223">polečenské</text:span><text:span text:style-name="T650"> vrstvě se dotyčný řadí, nebo za kterou se vydává. Měl by tomu odpovídat popis i to, jak pak dotyčného budeš hrát</text:span></text:p>
      <text:p text:style-name="P222">Příklady:</text:p>
      <text:list xml:id="list165245379826570" text:continue-numbering="true" text:style-name="L11">
        <text:list-item>
          <text:p text:style-name="P306"><text:span text:style-name="T264">Buchar</text:span><text:span text:style-name="T224">: r</text:span><text:span text:style-name="T222">ozložitý </text:span><text:span text:style-name="T224">barbar</text:span><text:span text:style-name="T652"> ve špinavé kovářské zástěře s vytetovaným kladivem na předloktí.</text:span></text:p>
        </text:list-item>
        <text:list-item>
          <text:p text:style-name="P309"><text:span text:style-name="T443">Silka</text:span><text:span text:style-name="T653">: š</text:span><text:span text:style-name="T224">pinavá</text:span><text:span text:style-name="T653"> </text:span><text:span text:style-name="T225">h</text:span><text:span text:style-name="T224">obitka</text:span><text:span text:style-name="T653"> s culíky. Šilhá a ráčkuje.</text:span></text:p>
        </text:list-item>
        <text:list-item>
          <text:p text:style-name="P307"><text:span text:style-name="T443">Urozený pán Z</text:span><text:span text:style-name="T265">arad</text:span><text:span text:style-name="T443"> z Rudé skály</text:span><text:span text:style-name="T585">: lidský</text:span><text:span text:style-name="T653"> šlechtic v bohatých šatech s nádherným loveckým psem.</text:span></text:p>
        </text:list-item>
        <text:list-item>
          <text:p text:style-name="P308"><text:span text:style-name="T443">Bária</text:span><text:span text:style-name="T653">: </text:span><text:span text:style-name="T224">mladá elfka</text:span><text:span text:style-name="T653"> s rozcuchanými vlasy a šaty z trávy a rákosí.</text:span></text:p>
        </text:list-item>
      </text:list>
      <text:h text:style-name="Heading_20_4" text:outline-level="4">Cizí postavy s dobrodružným povoláním</text:h>
      <text:p text:style-name="P330"><text:span text:style-name="T227">Málokdo stráví podstatnou část svého života průzkumem nebezpečných míst, proto by i cizích postav s dobrodružným povoláním nemělo být moc. Mohou to být například:</text:span></text:p>
      <text:list xml:id="list542370067" text:style-name="L13">
        <text:list-item>
          <text:p text:style-name="P331"><text:span text:style-name="T2">Mistři, od kterých se postavy učí při přestupu na vyšší úroveň.</text:span></text:p>
        </text:list-item>
        <text:list-item>
          <text:p text:style-name="P331"><text:span text:style-name="T2">Jiná družina dobrodruhů, <text:s/></text:span><text:span text:style-name="T228">se kterou budou spolupracovat, soupeřit, nebo si třeba jen povyměňují příběhy a informace.</text:span></text:p>
        </text:list-item>
        <text:list-item>
          <text:p text:style-name="P322"><text:span text:style-name="T227">B</text:span><text:span text:style-name="T228">ývalí dobrodruzi, kteří se usadili a živí se jako obyčejní lidé, případně si užívají bohatství z nalezených pokladů.</text:span></text:p>
        </text:list-item>
      </text:list>
      <text:p text:style-name="P330"><text:soft-page-break/><text:span text:style-name="T228">Platí pro ně stejná pravidla jako pro hráčské postavy: </text:span><text:span text:style-name="T229">p</text:span><text:span text:style-name="T228">ostupují po úrovních, rostou jim při tom vlastnosti a počet dovedností, schopností, kouzel a alchymistických receptů, které mohou znát. </text:span><text:span text:style-name="T229">Nemusíš ale nutně hned vypsat úplně všechno, co znají a umí, stačí jen to, co pravděpodobně použijí.</text:span></text:p>
      <text:p text:style-name="P335">TODO: Rysy a jméno stejně jako u ostatních NPC.</text:p>
      <text:h text:style-name="Heading_20_2" text:outline-level="2"><text:bookmark-start text:name="__RefHeading___Toc1828_3850923094"/>Dra<text:span text:style-name="T347">ci</text:span><text:bookmark-end text:name="__RefHeading___Toc1828_3850923094"/></text:h>
      <text:p text:style-name="P8">Mají tendenci hromadit poklady.</text:p>
      <text:p text:style-name="P9">Imunita proti svému dechu.</text:p>
      <text:p text:style-name="P10">Spící drak.</text:p>
      <text:p text:style-name="P19"><text:span text:style-name="T340">Bílý – mráz, schopnost: mrazivá </text:span><text:span text:style-name="T12">v</text:span><text:span text:style-name="T13">ánice, </text:span><text:span text:style-name="T15">prostředí: zasněžené hory, ledové pláně<text:line-break/>- </text:span><text:span text:style-name="T49">může protivníka zmrazit do kostky ledu</text:span></text:p>
      <text:p text:style-name="P120">Černý – <text:span text:style-name="T335">žíravina, schopnost: tma, možná černý kouř, prostředí: bažiny</text:span></text:p>
      <text:p text:style-name="P19"><text:span text:style-name="T340">Zelený – jed, schopnost: mlha, prostředí: </text:span><text:span text:style-name="T14">l</text:span><text:span text:style-name="T15">esy</text:span></text:p>
      <text:p text:style-name="P24"><text:span text:style-name="T339">Rudý – oheň, schopnost: </text:span><text:span text:style-name="T13">v</text:span><text:span text:style-name="T17">láda nad ohněm</text:span><text:span text:style-name="T339">, prostředí: sopka</text:span></text:p>
      <text:p text:style-name="P22">Modrý – voda? <text:span text:style-name="T341">led? Horká pára? Možná vůbec nepoužívají dech</text:span>, schopnost: vyvolání bouře nebo vodního proudu, prostředí: jezera, oceány. <text:span text:style-name="T342">Žijí často pod vodou</text:span></text:p>
      <text:p text:style-name="P83"><text:span text:style-name="T478">Žlutý</text:span><text:span text:style-name="T345"> – </text:span><text:span text:style-name="T17">žhavý vzduch jako z pece</text:span><text:span text:style-name="T345">, schopnost: dusivé horko, prostředí: rozpálená poušť /* sloučit s rudým */</text:span></text:p>
      <text:p text:style-name="P119">Zlatý - ?</text:p>
      <text:p text:style-name="P15"><text:soft-page-break/>IDEA: Staty podle velikosti, ne podle barvy. Barva určuje jen druh dechu a imunitu. <text:span text:style-name="T338">Ideálně i schopnosti podle barvy.</text:span></text:p>
      <text:p text:style-name="P16">Starší draci by taky měli mít víc schopností.</text:p>
      <text:p text:style-name="P20">Každý drak by měl mít unikátní sadu schopností.</text:p>
      <text:p text:style-name="P23">Použití dechu: drak se musí jedno kolo pořádně nadechnout (neútočí)</text:p>
      <text:p text:style-name="P15">Dráče</text:p>
      <text:p text:style-name="P15">- <text:span text:style-name="T336">ještě nemá dech</text:span></text:p>
      <text:p text:style-name="P15">Mladý drak</text:p>
      <text:p text:style-name="P15">- <text:span text:style-name="T336">má už dech, ale ne další schopnosti</text:span></text:p>
      <text:p text:style-name="P15">Dospělý drak</text:p>
      <text:p text:style-name="P15">Starý drak</text:p>
      <text:p text:style-name="P17">Schopnosti draků:</text:p>
      <text:p text:style-name="P17">- zmámení</text:p>
      <text:p text:style-name="P17">- rozkaz</text:p>
      <text:p text:style-name="P17">- <text:span text:style-name="T338">děsivý řev</text:span></text:p>
      <text:p text:style-name="P17">- <text:span text:style-name="T343">spánek</text:span></text:p>
      <text:p text:style-name="P17">- <text:span text:style-name="T344">paralýza</text:span></text:p>
      <text:p text:style-name="P17">- <text:span text:style-name="T338">bojová telekineze (rozhýbe všechny předměty kolem)</text:span></text:p>
      <text:p text:style-name="P18"><text:span text:style-name="T337">- </text:span><text:span text:style-name="T16">metamorfóza (do člověka, do elfa a podobně) – to se celkem hodí k zeleným drakům</text:span></text:p>
      <text:p text:style-name="P21"><text:soft-page-break/>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h text:style-name="Heading_20_2" text:outline-level="2"><text:bookmark-start text:name="__RefHeading___Toc1832_3850923094"/>Gorgona<text:bookmark-end text:name="__RefHeading___Toc1832_3850923094"/></text:h>
      <text:p text:style-name="P77">Magický tvor</text:p>
      <text:p text:style-name="P77">Zranitelnost pouze kouzlem nebo kouzelnou zbraní?</text:p>
      <text:p text:style-name="P77">Ohavné zvíře s rohy, pařáty, tesáky a křídly.</text:p>
      <text:p text:style-name="P77">Umí lítat?</text:p>
      <text:p text:style-name="P77">Po smrti se promění v kámen?</text:p>
      <text:h text:style-name="Heading_20_2" text:outline-level="2"><text:bookmark-start text:name="__RefHeading___Toc1834_3850923094"/>Gryf<text:bookmark-end text:name="__RefHeading___Toc1834_3850923094"/></text:h>
      <text:p text:style-name="P84">Tělo lva, hlava orla, orlí křídla.</text:p>
      <text:p text:style-name="P84">- <text:span text:style-name="T455">spíš přední půlka těla orlí, zadní lví.</text:span></text:p>
      <text:p text:style-name="P84">- <text:span text:style-name="T455">má 4 nohy: přední pár jsou orlí spáry, zadní pár jsou lví tlapy.</text:span></text:p>
      <text:p text:style-name="P84">- <text:span text:style-name="T456">velký je jako kůň a jde ochočit a jezdit na něm</text:span></text:p>
      <text:h text:style-name="Heading_20_2" text:outline-level="2"><text:bookmark-start text:name="__RefHeading___Toc1836_3850923094"/>Hadi<text:bookmark-end text:name="__RefHeading___Toc1836_3850923094"/></text:h>
      <text:p text:style-name="Text_20_body">- <text:span text:style-name="T46">j</text:span><text:span text:style-name="T47">sou imunní proti vlastnímu jedu</text:span></text:p>
      <text:p text:style-name="P31"><text:soft-page-break/>TODO: Obří varianty (asi od jakéhokoliv hada). Je to pak magický tvor? <text:span text:style-name="T353">Asi ne.</text:span></text:p>
      <text:p text:style-name="P31">- <text:span text:style-name="T353">jak bojuje škrtič, jak bojuje jedovatý had.</text:span></text:p>
      <text:p text:style-name="P31">- <text:span text:style-name="T354">plivání jedu (zmije?)</text:span></text:p>
      <text:h text:style-name="Heading_20_3" text:outline-level="3"><text:bookmark-start text:name="__RefHeading___Toc2848_3430540378"/>Hroznýš<text:bookmark-end text:name="__RefHeading___Toc2848_3430540378"/></text:h>
      <text:p text:style-name="P26">10 metrů?</text:p>
      <text:p text:style-name="Text_20_body">- <text:span text:style-name="T350">škrtič</text:span></text:p>
      <text:p text:style-name="P27">Trojhranná hlava a silné tělo.</text:p>
      <text:p text:style-name="P27">Škrcení nebo úder nosem.</text:p>
      <text:h text:style-name="Heading_20_3" text:outline-level="3"><text:bookmark-start text:name="__RefHeading___Toc2850_3430540378"/>Chřestýš<text:bookmark-end text:name="__RefHeading___Toc2850_3430540378"/></text:h>
      <text:p text:style-name="P25">3 metry</text:p>
      <text:p text:style-name="Text_20_body">- <text:span text:style-name="T351">jed</text:span></text:p>
      <text:p text:style-name="P85">Hnědé a bílé skvrny v károvém vzoru. Na konci ocasu má chřestidlo, kterým varuje případné útočníky.</text:p>
      <text:h text:style-name="Heading_20_3" text:outline-level="3"><text:bookmark-start text:name="__RefHeading___Toc2852_3430540378"/>Kobra plivající<text:bookmark-end text:name="__RefHeading___Toc2852_3430540378"/></text:h>
      <text:p text:style-name="Text_20_body">- <text:span text:style-name="T458">plivání jedu, jed se vstřebává kůží, oslepuje</text:span></text:p>
      <text:p text:style-name="Text_20_body">- <text:span text:style-name="T460">umí otrávit i kousnutím</text:span></text:p>
      <text:p text:style-name="P86"><text:span text:style-name="T459">- před útokem vztyčí přední část těla a roztáhne kápi za hlavou, takže vypadá mnohem větší. Charakteristická kresba brýlí na kápi (o</text:span><text:span text:style-name="T50">věřit</text:span><text:span text:style-name="T459">).</text:span></text:p>
      <text:h text:style-name="Heading_20_3" text:outline-level="3"><text:bookmark-start text:name="__RefHeading___Toc2854_3430540378"/><text:soft-page-break/>Mamba černá<text:bookmark-end text:name="__RefHeading___Toc2854_3430540378"/></text:h>
      <text:p text:style-name="P29">2-5 metrů</text:p>
      <text:p text:style-name="P28">- <text:span text:style-name="T351">jed (velmi silný)</text:span></text:p>
      <text:p text:style-name="P110">Žije v teplém pásmu (buš, prales)</text:p>
      <text:h text:style-name="Heading_20_3" text:outline-level="3"><text:bookmark-start text:name="__RefHeading___Toc2856_3430540378"/>Zmije<text:bookmark-end text:name="__RefHeading___Toc2856_3430540378"/></text:h>
      <text:p text:style-name="P30">1-2 metry</text:p>
      <text:p text:style-name="P30">- jed</text:p>
      <text:p text:style-name="P30">Žlutá barva s jamkami na hlavě.</text:p>
      <text:p text:style-name="P30">- <text:span text:style-name="T352">infravidění? (orientuje se podle zdrojů tepla)</text:span></text:p>
      <text:h text:style-name="P229" text:outline-level="2"><text:bookmark-start text:name="__RefHeading___Toc1838_3850923094"/>Harpyje<text:bookmark-end text:name="__RefHeading___Toc1838_3850923094"/></text:h>
      <text:p text:style-name="P74">Napůl orel, napůl žena.</text:p>
      <text:p text:style-name="P75">Zpěv – poblouznění. Test na Duši? <text:span text:style-name="T346">V DrD mohla harpyje poblouzněného požírat, to je asi zbytečný. Může bejt ale oblbnutej, když se na něj harpyje vrhnou (nevýhoda).</text:span></text:p>
      <text:p text:style-name="P76">Říká se, že vidět harpyji přináší smůlu.</text:p>
      <text:p text:style-name="P76">Hnízdí na vysokých skalách, v jeskyních, v ruinách hradů a tvrzí a zpěvem <text:span text:style-name="T355">tam</text:span> lákají kořist.</text:p>
      <text:p text:style-name="P73">(mohou se rozmnožovat? Asi ano...) <text:span text:style-name="T356">Aha, existují i samci s tělem starců (ti nezpívají).</text:span></text:p>
      <text:h text:style-name="Heading_20_2" text:outline-level="2"><text:bookmark-start text:name="__RefHeading___Toc1840_3850923094"/><text:soft-page-break/>Hmyz<text:bookmark-end text:name="__RefHeading___Toc1840_3850923094"/></text:h>
      <text:p text:style-name="P67">- Obří varianty <text:span text:style-name="T359">(o malých asi nemá smysl mluvit)</text:span></text:p>
      <text:p text:style-name="P69">Hmyz má 6 nohou a tykadla.</text:p>
      <text:h text:style-name="Heading_20_3" text:outline-level="3"><text:bookmark-start text:name="__RefHeading___Toc2858_3430540378"/>Brouk nosatec<text:bookmark-end text:name="__RefHeading___Toc2858_3430540378"/></text:h>
      <text:p text:style-name="Text_20_body">- <text:span text:style-name="T359">metr dlouhý hnědý brouk s půlmetrovým bodcem v přední části těla. Rád útočí s rozběhem (výhoda).</text:span></text:p>
      <text:p text:style-name="Text_20_body">- <text:span text:style-name="T360">umí lítat, ale dělá to jen zřídka.</text:span></text:p>
      <text:h text:style-name="Heading_20_3" text:outline-level="3"><text:bookmark-start text:name="__RefHeading___Toc2860_3430540378"/>Brouk ohnivec<text:bookmark-end text:name="__RefHeading___Toc2860_3430540378"/></text:h>
      <text:p text:style-name="Text_20_body">/<text:span text:style-name="T464">* Fire beatle */</text:span></text:p>
      <text:p text:style-name="Text_20_body">- <text:span text:style-name="T465">rudě žhnoucí skvrny na krovkách (dají se </text:span><text:span text:style-name="T51">z nich</text:span><text:span text:style-name="T465"> vyrobit rudě žhnoucí lampy).</text:span></text:p>
      <text:p text:style-name="Text_20_body">- <text:span text:style-name="T466">lze vytěžit magenergii</text:span></text:p>
      <text:h text:style-name="Heading_20_3" text:outline-level="3"><text:bookmark-start text:name="__RefHeading___Toc2862_3430540378"/>Brouk ostnatec<text:bookmark-end text:name="__RefHeading___Toc2862_3430540378"/></text:h>
      <text:p text:style-name="P32">1.5 metru, <text:span text:style-name="T361">písčitá barva,</text:span> ploché tělo se spoustou ostnů a výrůstků.</text:p>
      <text:p text:style-name="P32">- <text:span text:style-name="T362">létá jen v případě krajní nouze</text:span></text:p>
      <text:h text:style-name="Heading_20_3" text:outline-level="3"><text:bookmark-start text:name="__RefHeading___Toc2864_3430540378"/>Moucha zlodějka<text:bookmark-end text:name="__RefHeading___Toc2864_3430540378"/></text:h>
      <text:p text:style-name="Text_20_body">- <text:span text:style-name="T363">chci ji vůbec uvádět?</text:span></text:p>
      <text:p text:style-name="P33">Krade lesklé přemděty.</text:p>
      <text:h text:style-name="Heading_20_3" text:outline-level="3"><text:bookmark-start text:name="__RefHeading___Toc2866_3430540378"/><text:soft-page-break/>Ploštice zelená<text:bookmark-end text:name="__RefHeading___Toc2866_3430540378"/></text:h>
      <text:p text:style-name="P34">Jedovatá kusadla – částečné ochromení.</text:p>
      <text:h text:style-name="Heading_20_3" text:outline-level="3"><text:bookmark-start text:name="__RefHeading___Toc2868_3430540378"/>Roháč obří<text:bookmark-end text:name="__RefHeading___Toc2868_3430540378"/></text:h>
      <text:p text:style-name="P35">1.5 metru, lesklý černý pancíř, obrovská kusadla</text:p>
      <text:p text:style-name="P35">- <text:span text:style-name="T364">snaží se zakousnout do nohy</text:span></text:p>
      <text:p text:style-name="P36">Žije v mokřinách a vlhkých jeskyních.</text:p>
      <text:p text:style-name="P36">- samičky jsou menší a mají mnohem menší kusadla</text:p>
      <text:h text:style-name="Heading_20_3" text:outline-level="3"><text:bookmark-start text:name="__RefHeading___Toc2870_3430540378"/>Štír obří<text:bookmark-end text:name="__RefHeading___Toc2870_3430540378"/></text:h>
      <text:p text:style-name="Text_20_body">- <text:span text:style-name="T452">1 metr</text:span></text:p>
      <text:p text:style-name="Text_20_body">- <text:span text:style-name="T452">nesmírně rychlý</text:span></text:p>
      <text:p text:style-name="Text_20_body">- <text:span text:style-name="T452">velmi rychlý jed (</text:span><text:span text:style-name="T48">3</text:span><text:span text:style-name="T452"> kola?), bodec na konci ocasu</text:span></text:p>
      <text:h text:style-name="P259" text:outline-level="3"><text:bookmark-start text:name="__RefHeading___Toc2872_3430540378"/>Termit obří<text:bookmark-end text:name="__RefHeading___Toc2872_3430540378"/></text:h>
      <text:p text:style-name="P87">- <text:span text:style-name="T461">královna, bojovníci, dělníci, larvy</text:span></text:p>
      <text:p text:style-name="P87">- <text:span text:style-name="T463">královna telepaticky ovládá všechny své poddané. Dá se s ní mluvit telepaticky.</text:span></text:p>
      <text:p text:style-name="P87">- <text:span text:style-name="T462">chitinový pancíř (jde z něj vyrobit zbroj – co dělá?)</text:span></text:p>
      <text:h text:style-name="Heading_20_3" text:outline-level="3"><text:bookmark-start text:name="__RefHeading___Toc2874_3430540378"/>Vážka jeskynní<text:bookmark-end text:name="__RefHeading___Toc2874_3430540378"/></text:h>
      <text:p text:style-name="P37">metr dlouhá</text:p>
      <text:p text:style-name="P39">- dravec</text:p>
      <text:p text:style-name="P38"><text:soft-page-break/>Žije v podzemních prostorách, většinou u podzemních jezer. Loví v noci.</text:p>
      <text:p text:style-name="P38">- <text:span text:style-name="T365">útočí modrými blesky</text:span></text:p>
      <text:p text:style-name="P38">- <text:span text:style-name="T365">infravidění</text:span></text:p>
      <text:p text:style-name="P38">- nesnáší světlo, takže když ji vyruší například někdo s lucernou, zuřivě na něj zaútočí.</text:p>
      <text:h text:style-name="P230" text:outline-level="2"><text:bookmark-start text:name="__RefHeading___Toc1842_3850923094"/>Hnus plíž<text:span text:style-name="T469">i</text:span>vý<text:bookmark-end text:name="__RefHeading___Toc1842_3850923094"/></text:h>
      <text:p text:style-name="P88">- <text:span text:style-name="T467">namodralá obří améba</text:span></text:p>
      <text:p text:style-name="P88">- <text:span text:style-name="T468">umí se protáhnout úzkými škvírami</text:span></text:p>
      <text:p text:style-name="P88">- <text:span text:style-name="T468">leptá živé tkáně</text:span></text:p>
      <text:p text:style-name="P88">- <text:span text:style-name="T470">lze ho rozseknout na </text:span><text:span text:style-name="T52">dva</text:span><text:span text:style-name="T470"> menších plíživé hnusy (možná se sám rozdělí, když je moc velkej)</text:span></text:p>
      <text:h text:style-name="P231" text:outline-level="2"><text:bookmark-start text:name="__RefHeading___Toc1844_3850923094"/>Jednorožec<text:bookmark-end text:name="__RefHeading___Toc1844_3850923094"/></text:h>
      <text:p text:style-name="P94">- <text:span text:style-name="T475">umí mluvit (?)</text:span></text:p>
      <text:p text:style-name="P94">- <text:span text:style-name="T477">pomocí rohu sesílá kouzelnická kouzla</text:span><text:span text:style-name="T476"> (to fakt ne)</text:span></text:p>
      <text:p text:style-name="P95">- <text:span text:style-name="T479">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57">y </text:span><text:span text:style-name="T58">se už nikdy nezbaví</text:span><text:span text:style-name="T479">.</text:span></text:p>
      <text:p text:style-name="P96"><text:soft-page-break/>TODO: Co se vyrábí z rohu (mám to v Trossu)</text:p>
      <text:p text:style-name="P96">- <text:span text:style-name="T483">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99">TODO: pogooglit a inspirovat se tím</text:p>
      <text:p text:style-name="P99">-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487">masožravý tvor</text:span></text:p>
      <text:p text:style-name="Text_20_body">- <text:span text:style-name="T488">jeho větve jsou maskovaná šlahounovitá chapadla. Lze je ničit jednotlivě</text:span></text:p>
      <text:p text:style-name="Text_20_body">- <text:span text:style-name="T489">tělo má pod zemí, tam se skrývají velká zubatá ústa</text:span></text:p>
      <text:h text:style-name="P232" text:outline-level="2"><text:bookmark-start text:name="__RefHeading___Toc1852_3850923094"/>Huňáč modrý<text:bookmark-end text:name="__RefHeading___Toc1852_3850923094"/></text:h>
      <text:p text:style-name="P89">Modře světélkující oči. Připomíná černou kočku, <text:span text:style-name="T366">ve skutečnosti je jeho srst tmavě modrá</text:span>.</text:p>
      <text:p text:style-name="P89">- <text:span text:style-name="T367">loví jako šelma (zuby, drápy)</text:span></text:p>
      <text:p text:style-name="P89">- <text:span text:style-name="T367">brání se modrými blesky (jedno kolo naježení)</text:span></text:p>
      <text:h text:style-name="P233" text:outline-level="2"><text:bookmark-start text:name="__RefHeading___Toc1854_3850923094"/><text:soft-page-break/>Huňáč <text:span text:style-name="T276">zelený</text:span><text:bookmark-end text:name="__RefHeading___Toc1854_3850923094"/></text:h>
      <text:p text:style-name="P90"><text:span text:style-name="T53">Z</text:span><text:span text:style-name="T54">eleně</text:span><text:span text:style-name="T471"> světélkující oči. Připomíná kočku, má zelenou srst (tmavou srst se zeleným leskem?</text:span></text:p>
      <text:p text:style-name="P90">- <text:span text:style-name="T473">umí se měnit do jiných zvířat (stále má černou srst se zeleným leskem)</text:span></text:p>
      <text:p text:style-name="P89">- <text:span text:style-name="T367">loví jako šelma (zuby, drápy)</text:span></text:p>
      <text:p text:style-name="P90"><text:span text:style-name="T472">- brání se </text:span><text:span text:style-name="T56">z</text:span><text:span text:style-name="T55">elenými</text:span><text:span text:style-name="T472"> blesky (jedno kolo naježení)</text:span></text:p>
      <text:h text:style-name="Heading_20_2" text:outline-level="2"><text:bookmark-start text:name="__RefHeading___Toc2712_3430540378"/>Hydra<text:bookmark-end text:name="__RefHeading___Toc2712_3430540378"/></text:h>
      <text:p text:style-name="P157">TODO</text:p>
      <text:h text:style-name="P234" text:outline-level="2"><text:bookmark-start text:name="__RefHeading___Toc3608_3430540378"/>Lesní tvorové<text:bookmark-end text:name="__RefHeading___Toc3608_3430540378"/></text:h>
      <text:p text:style-name="P154">zmínit bludičku, keř dravý, jednorožce, <text:span text:style-name="T561">hady, určité druhy zvířat (např. tygry, medvědy)</text:span></text:p>
      <text:h text:style-name="Heading_20_3" text:outline-level="3"><text:bookmark-start text:name="__RefHeading___Toc3610_3430540378"/>Dryáda<text:bookmark-end text:name="__RefHeading___Toc3610_3430540378"/></text:h>
      <text:p text:style-name="P155">/<text:span text:style-name="T559">* původně Víla lesní */</text:span></text:p>
      <text:p text:style-name="P155">/<text:span text:style-name="T557">*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43">Podobá se elfské dívce. <text:span text:style-name="T543">Má ráda měsíční noci. Jezdí na jelenech, losech, sobech a jiných lesních zvířatech – vždy bez sedla.</text:span></text:p>
      <text:p text:style-name="P144"><text:soft-page-break/>Víly se starají o svůj les a urputně ho brání před kácením a drancováním.<text:line-break/>- <text:span text:style-name="T556">dokáží oživit stromy</text:span></text:p>
      <text:p text:style-name="P145">Vílí tanec – kouzelný rituál. <text:span text:style-name="T544">Kdo se k němu přichomýtne, propadne vílímu kouzlu a bude s nimi tancovat až do rána.</text:span></text:p>
      <text:p text:style-name="P146">Víly umí procházet dřevem (vejdou do jednoho stromu a objeví se u kteréhokoliv jiného v lese).</text:p>
      <text:p text:style-name="P147">Palác <text:span text:style-name="T545">(spíš obydlí v korunách stromů)</text:span>, královna víl.</text:p>
      <text:p text:style-name="P142">Dlouhé luky (nebo spíš krátké, víly jsou prťavé)</text:p>
      <text:h text:style-name="Heading_20_3" text:outline-level="3"><text:bookmark-start text:name="__RefHeading___Toc3612_3430540378"/><text:span text:style-name="T560">O</text:span>živlý <text:span text:style-name="T560">strom</text:span><text:bookmark-end text:name="__RefHeading___Toc3612_3430540378"/></text:h>
      <text:p text:style-name="P155">- <text:span text:style-name="T555">hvozd může ožívat sám o sobě</text:span></text:p>
      <text:p text:style-name="P158">-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369">ovládají zvířata a umí na sebe brát jejich podobu</text:span></text:p>
      <text:p text:style-name="Text_20_body">- <text:span text:style-name="T372">jsou dlouhověcí</text:span></text:p>
      <text:p text:style-name="Text_20_body">- <text:span text:style-name="T370">ve zvířecí formě se řídí spíš svými instinkty než rozumem a jsou mnohem agresivnější</text:span></text:p>
      <text:p text:style-name="Text_20_body">- <text:span text:style-name="T374">proměna trvá jen jedno kolo, nejde ale ve zbroji (obyčejné oblečení se při tom roztrhá).</text:span></text:p>
      <text:p text:style-name="Text_20_body">- <text:span text:style-name="T390">lykantropové vznikli kdysi z lidí, tj. humanoidní podoba lykantropa je vždycky člověk (byl to pokus udělat z tehdy divokých lidí monstra použitelná ve válkách Řádu proti Chaosu).</text:span></text:p>
      <text:p text:style-name="P12"><text:soft-page-break/>I<text:span text:style-name="T391">DEA: Lykantropy původně stvořili druidi.</text:span></text:p>
      <text:p text:style-name="Text_20_body">- <text:span text:style-name="T377">imunita proti jedům a nemocem s výjimkou vlčího moru.</text:span></text:p>
      <text:p text:style-name="Text_20_body">- <text:span text:style-name="T373">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51">- <text:span text:style-name="T376">v lidské podobě má lykantrop kromě regenerace a schopnosti ovládat zvířata stejné vlastnosti jako obyčejný člověk (vlastnosti v rozsahu 1-5, může mít povolání atd.).</text:span></text:p>
      <text:p text:style-name="P50">- <text:span text:style-name="T378">z mrtvého lykantropa lze vytěžit magenergii (nějaká část těla (srdce?) by mohla bejt vzácná surovina používaná na lektvar metamorfózy do příslušného druhu zvířete).</text:span></text:p>
      <text:h text:style-name="Heading_20_4" text:outline-level="4">Lidská vs zvířecí nátura lykantropů</text:h>
      <text:p text:style-name="P47"><text:span text:style-name="T26">Většina</text:span><text:span text:style-name="T387"> lykantropů se klaní spíš ke své zvířecí stránce a preferují </text:span><text:span text:style-name="T26">život</text:span><text:span text:style-name="T387"> v divočině mezi zvířaty „svého“ druhu. Část jich ale přijala svou lidskou část a žijí mezi lidmi (elfy...), případně si </text:span><text:span text:style-name="T26">z</text:span><text:span text:style-name="T27">aberou nějaký </text:span><text:span text:style-name="T387">hrad, tvrz či podzemí, kterému pak vládnou.<text:line-break/><text:tab/>„Divoké“ lykantropy jde obvykle potkat jen tam, odkud původně pochází – tygrodlak například nebude žít ve smrkovém lese. Civilizované je možné potkat kdekoliv, </text:span><text:span text:style-name="T26">t</text:span><text:span text:style-name="T31">ygrodlak se například může vydávat za kupce ze zámoří</text:span><text:span text:style-name="T387">.</text:span></text:p>
      <text:p text:style-name="P48">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ext:soft-page-break/>Taktika <text:span text:style-name="T392">boje</text:span></text:h>
      <text:p text:style-name="P52"><text:span text:style-name="T35">T</text:span><text:span text:style-name="T30">ěžce zraněný lykantrop obvykle uteče z boje, doregeneruje si zranění a vrátí se zpět.</text:span></text:p>
      <text:p text:style-name="P53"><text:span text:style-name="T30">V</text:span><text:span text:style-name="T2">e zvířecí podobě bojuje jako šelma (viz zvířata), v lidské jako člověk.</text:span></text:p>
      <text:h text:style-name="Heading_20_4" text:outline-level="4"><text:span text:style-name="T30">L</text:span><text:span text:style-name="T2">ykantropie</text:span></text:h>
      <text:p text:style-name="P51">Nakažení lykantropií<text:line-break/>- při kousnutí<text:line-break/>- projeví se za úplňku, náměsíčná proměna ve zvíře, často agresivní. <text:span text:style-name="T375">Ráno se vrátí, nic si nepamatuje a cítí se rozlámaná.</text:span></text:p>
      <text:p text:style-name="P51">- <text:span text:style-name="T371">člověk se může </text:span><text:span text:style-name="T28">n</text:span><text:span text:style-name="T29">akazit lykantropií ale nemůže se stát lykantropem</text:span><text:span text:style-name="T371"> (co barb</text:span><text:span text:style-name="T28">a</text:span><text:span text:style-name="T371">r, elf, trpaslík? Určitě taky)</text:span></text:p>
      <text:p text:style-name="P13">Osoba nakažená lykantropií není lykantrop!</text:p>
      <text:p text:style-name="P49"><text:span text:style-name="T30">TODO: Léčení lykantropie </text:span><text:span text:style-name="T32">(it shouldn‘</text:span><text:span text:style-name="T270">t be easy</text:span><text:span text:style-name="T271">)</text:span><text:span text:style-name="T270">. </text:span><text:span text:style-name="T272">Mohlo by to vy</text:span><text:span text:style-name="T33">žadovat nějakou vzácnou surovinu (například prach z rohu jednorožce) </text:span><text:span text:style-name="T34">nebo možná nějakej druidskej rituál</text:span><text:span text:style-name="T33">.</text:span></text:p>
      <text:h text:style-name="P260" text:outline-level="3"><text:bookmark-start text:name="__RefHeading___Toc2876_3430540378"/>Kancodlak<text:bookmark-end text:name="__RefHeading___Toc2876_3430540378"/></text:h>
      <text:p text:style-name="P98">Žije obvykle v lese mezi ostatními kanci (může je ovládat). Mění se v obrovského kance.</text:p>
      <text:p text:style-name="P98">- <text:span text:style-name="T484">rád se všemi soupeří, nejlépe ve fyzickém zápase</text:span></text:p>
      <text:h text:style-name="Heading_20_3" text:outline-level="3"><text:bookmark-start text:name="__RefHeading___Toc2878_3430540378"/>Krysodlak<text:bookmark-end text:name="__RefHeading___Toc2878_3430540378"/></text:h>
      <text:p text:style-name="P41">Krysodlaci žijí ve starých katakombách, pobořených a zarostl<text:span text:style-name="T379">ý</text:span>ch zámcích, ve stokách velkých měst. <text:span text:style-name="T380">Mají rádi tmu, vlhko a chladno.</text:span></text:p>
      <text:p text:style-name="P44"><text:soft-page-break/>V lidské podobě jsou obvykle malí, s poněkud kocouří vizáží.</text:p>
      <text:p text:style-name="P41">- <text:span text:style-name="T381">infravidění</text:span></text:p>
      <text:p text:style-name="P41">- <text:span text:style-name="T382">rádi žijí v luxusu? (Huh? To nějak nejde dohromady s těma stokama)</text:span></text:p>
      <text:p text:style-name="P41">- <text:span text:style-name="T383">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42">Nejraději žijí osaměle v lesích.</text:p>
      <text:p text:style-name="P43">Bývají obrovští, zavalití a chlupatí.</text:p>
      <text:p text:style-name="P43">- <text:span text:style-name="T388">ovládá medvědy.</text:span></text:p>
      <text:h text:style-name="Heading_20_3" text:outline-level="3"><text:bookmark-start text:name="__RefHeading___Toc2882_3430540378"/>Tygrodlak<text:bookmark-end text:name="__RefHeading___Toc2882_3430540378"/></text:h>
      <text:p text:style-name="P45">Tygrodlaci, u kterých převažuje lidská stránka, rádi žijí v luxusu. Často se stávají vládci vlastního panství.</text:p>
      <text:p text:style-name="P46">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384">žijí obyčejně tam, co vlci, tedy v lesích či na volných pláních.</text:span></text:p>
      <text:p text:style-name="Text_20_body">- <text:span text:style-name="T385">vlkodlak obyčejně vede smečku vlků, případně lítých vlků.</text:span></text:p>
      <text:p text:style-name="Text_20_body">- <text:span text:style-name="T389">vlkodlaci sami často tvoří smečku</text:span></text:p>
      <text:p text:style-name="P159">V lidské podobě bývají vysocí, šlachovití se sveřepými rysy.</text:p>
      <text:h text:style-name="P235" text:outline-level="2"><text:soft-page-break/>Medůza</text:h>
      <text:p text:style-name="P165"><text:span text:style-name="T553">/* </text:span><text:span text:style-name="T79">Nehledě na to, jestli bude zkameňovat bazilišek nebo jiná potvora, by měla v pravidlech existovat možnost zkamenění zrušit (a asi bude účinkovat i na zkamenělé trolly) */</text:span></text:p>
      <text:h text:style-name="P236" text:outline-level="2"><text:bookmark-start text:name="__RefHeading___Toc1862_3850923094"/>Mořští tvorové<text:bookmark-end text:name="__RefHeading___Toc1862_3850923094"/></text:h>
      <text:h text:style-name="P261" text:outline-level="3"><text:bookmark-start text:name="__RefHeading___Toc2886_3430540378"/>Kraken<text:bookmark-end text:name="__RefHeading___Toc2886_3430540378"/></text:h>
      <text:p text:style-name="P100">/<text:span text:style-name="T474">* </text:span><text:span text:style-name="T59">C</text:span><text:span text:style-name="T60">hobotnice ďábelská</text:span><text:span text:style-name="T474"> */</text:span></text:p>
      <text:p text:style-name="P100">- <text:span text:style-name="T474">menší loď rozdrtí na kusy, větší stáhne pod vodu</text:span></text:p>
      <text:p text:style-name="P100">- <text:span text:style-name="T474">má 8 chapadel. Když se obráncům podaří přesekat alespoň 4 z nich, kraken se stáhne.</text:span></text:p>
      <text:h text:style-name="P262" text:outline-level="3"><text:bookmark-start text:name="__RefHeading___Toc2888_3430540378"/>Obří mořský had<text:bookmark-end text:name="__RefHeading___Toc2888_3430540378"/></text:h>
      <text:p text:style-name="P137">- <text:span text:style-name="T457">obrovský, dokáže obtočit loď a rozdrtit ji vejpůl. Když se pro to rozhodne, zažene ho jen ztráta více než poloviny životů.</text:span></text:p>
      <text:p text:style-name="P138">Koník mořský obří</text:p>
      <text:h text:style-name="P263" text:outline-level="3"><text:bookmark-start text:name="__RefHeading___Toc2890_3430540378"/>Obří mořský koník<text:bookmark-end text:name="__RefHeading___Toc2890_3430540378"/></text:h>
      <text:h text:style-name="P263" text:outline-level="3"><text:bookmark-start text:name="__RefHeading___Toc2892_3430540378"/>Obří krab<text:bookmark-end text:name="__RefHeading___Toc2892_3430540378"/></text:h>
      <text:p text:style-name="P100">- <text:span text:style-name="T490">useknutá klepeta po čase dorostou</text:span></text:p>
      <text:p text:style-name="P100">- <text:span text:style-name="T490">je masožravý, postavy zkusí „ulovit“</text:span></text:p>
      <text:p text:style-name="P100"><text:soft-page-break/>- <text:span text:style-name="T491">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48">- <text:span text:style-name="T524">dravé mořské víly se zelenou šupinatou kůží a rybím ocasem.</text:span></text:p>
      <text:p text:style-name="P148">- <text:span text:style-name="T525">komunikují telepaticky, jinak jsou němé</text:span></text:p>
      <text:p text:style-name="P148">- <text:span text:style-name="T526">mohou dýchat na vzduchu</text:span></text:p>
      <text:p text:style-name="P148">- <text:span text:style-name="T69">umí kouzlo </text:span><text:span text:style-name="T233">vodní dech</text:span></text:p>
      <text:p text:style-name="P149"><text:span text:style-name="T268">- </text:span><text:span text:style-name="T269">rády se zdobí (nosí šperky)</text:span></text:p>
      <text:h text:style-name="Heading_20_3" text:outline-level="3"><text:bookmark-start text:name="__RefHeading___Toc2894_3430540378"/>Žralok<text:bookmark-end text:name="__RefHeading___Toc2894_3430540378"/></text:h>
      <text:h text:style-name="Heading_20_2" text:outline-level="2"><text:bookmark-start text:name="__RefHeading___Toc2714_3430540378"/>Nemrtví<text:bookmark-end text:name="__RefHeading___Toc2714_3430540378"/></text:h>
      <text:p text:style-name="P104"><text:span text:style-name="T493">Nemrtví jsou tvorové, kteří zemřeli, ale </text:span><text:span text:style-name="T61">jejich duše j</text:span><text:span text:style-name="T62">e</text:span><text:span text:style-name="T61"> uvězněna ve fyzickém světě.</text:span></text:p>
      <text:p text:style-name="P104"><text:span text:style-name="T61">- </text:span><text:span text:style-name="T63">může b</text:span><text:span text:style-name="T64">ýt</text:span><text:span text:style-name="T63"> uvězněna ve fyzickém těle</text:span></text:p>
      <text:p text:style-name="P104"><text:span text:style-name="T63">- </text:span><text:span text:style-name="T62">může být vázána k nějakému předmětu nebo místu</text:span></text:p>
      <text:p text:style-name="P104"><text:span text:style-name="T62">- </text:span><text:span text:style-name="T65">v případě nemrtvých je to vždy duše původního těla.</text:span></text:p>
      <text:p text:style-name="P153"><text:span text:style-name="T61">T</text:span><text:span text:style-name="T65">ODO: Zrušit rozdělení na vyšší a nižší nemrtvé (zmínit ho, ale nedávat do pravidel kapitoly s tímhle názvem, protože mezi nižšími nemrtvými bude asi jen zombie. </text:span><text:span text:style-name="T80">Hmm, pak je to rozdělení asi celé o ničem</text:span><text:span text:style-name="T65">)</text:span></text:p>
      <text:list xml:id="list2970797752" text:style-name="L12">
        <text:list-item>
          <text:p text:style-name="P320">Nižší nemrtví <text:span text:style-name="T494">nemají vlastní vůli (může a nemusí je někdo ovládat)</text:span></text:p>
        </text:list-item>
        <text:list-item>
          <text:p text:style-name="P320"><text:soft-page-break/>Vyšší nemrtví <text:span text:style-name="T494">mají vlastní vůli</text:span></text:p>
        </text:list-item>
      </text:list>
      <text:p text:style-name="P156">Asi teda takhle: Zombie nemají vlastní vůli, ostatní nemrtví ano.</text:p>
      <text:p text:style-name="P156">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152">kostlivý mág, kostlivý bojovník</text:p>
      <text:h text:style-name="Heading_20_3" text:outline-level="3"><text:bookmark-start text:name="__RefHeading___Toc3618_3430540378"/>zombie<text:bookmark-end text:name="__RefHeading___Toc3618_3430540378"/></text:h>
      <text:p text:style-name="P101">- <text:span text:style-name="T495">má vůbec duši? Možná by nemusela mít. Respektive její duše někde uvězněna je, ale ne nutně v jejím těle. Nemůže odejít moc daleko od místa, kde je uvězněna její duše.</text:span></text:p>
      <text:p text:style-name="P160">- Mohou existovat zombie zvířat? Pokud zvířata nemají duši, tak asi ne.</text:p>
      <text:h text:style-name="Heading_20_3" text:outline-level="3"><text:bookmark-start text:name="__RefHeading___Toc3620_3430540378"/>ghůl<text:bookmark-end text:name="__RefHeading___Toc3620_3430540378"/></text:h>
      <text:p text:style-name="P152">(jako zombie, ale s vlastní vůlí)</text:p>
      <text:h text:style-name="Heading_20_3" text:outline-level="3"><text:bookmark-start text:name="__RefHeading___Toc3622_3430540378"/>duch<text:bookmark-end text:name="__RefHeading___Toc3622_3430540378"/></text:h>
      <text:p text:style-name="P102">-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102">- nemá hmotné tělo, je ale vidět.</text:p>
      <text:p text:style-name="P102">- <text:span text:style-name="T497">podle DrD se okamžitě rozpustí na slunečním světle (asi nebrat)</text:span></text:p>
      <text:p text:style-name="P102"><text:soft-page-break/>- <text:span text:style-name="T498">z postavy zabité přízrakem se stane přízrak?</text:span></text:p>
      <text:h text:style-name="Heading_20_3" text:outline-level="3"><text:bookmark-start text:name="__RefHeading___Toc3626_3430540378"/>fext<text:bookmark-end text:name="__RefHeading___Toc3626_3430540378"/></text:h>
      <text:p text:style-name="P103">- <text:span text:style-name="T496">hmotné tělo posílené magií</text:span></text:p>
      <text:p text:style-name="P103">- <text:span text:style-name="T503">rád se obléká</text:span></text:p>
      <text:p text:style-name="P103">- <text:span text:style-name="T504">nehybný, šedivý obličej (nefungují jim mimické svaly) (to by mohlo platit i pro ghůly)</text:span></text:p>
      <text:p text:style-name="P103">- <text:span text:style-name="T505">často zakládají vlastní říše</text:span></text:p>
      <text:p text:style-name="P103">- <text:span text:style-name="T505">zásah fextovým pařátem vysává Fyzičku a Finesu</text:span></text:p>
      <text:p text:style-name="P103">- <text:span text:style-name="T506">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101">- <text:span text:style-name="T500">různé druhy mumií</text:span></text:p>
      <text:p text:style-name="P101">- <text:span text:style-name="T499">mumie dávného krále by určitě měla bejt spíš samostatná než něčí služebník</text:span></text:p>
      <text:p text:style-name="P101">- <text:span text:style-name="T501">pohled na mumii ochromuje?</text:span></text:p>
      <text:p text:style-name="P101">- <text:span text:style-name="T502">zásah mumuje nakazí nemocí?</text:span></text:p>
      <text:h text:style-name="Heading_20_3" text:outline-level="3"><text:bookmark-start text:name="__RefHeading___Toc3630_3430540378"/>spektra<text:bookmark-end text:name="__RefHeading___Toc3630_3430540378"/></text:h>
      <text:p text:style-name="P105">- příznačné, ale hmotné tělo (kroll ji vidí ultrasluchem)</text:p>
      <text:p text:style-name="P105">- z postavy zabité spektrou se stává spektra?</text:p>
      <text:p text:style-name="P105">- <text:span text:style-name="T507">zranitelná veverčím sádlem? (Huh?)</text:span></text:p>
      <text:h text:style-name="Heading_20_3" text:outline-level="3"><text:bookmark-start text:name="__RefHeading___Toc3632_3430540378"/><text:soft-page-break/>upír<text:bookmark-end text:name="__RefHeading___Toc3632_3430540378"/></text:h>
      <text:p text:style-name="P106">- <text:span text:style-name="T508">umí se měnit v obřího netopýra nebo oblak mlhy (proměna trvá 1 kolo)</text:span></text:p>
      <text:p text:style-name="P106">- <text:span text:style-name="T509">mrtvolně bledé tváře, rudé rty, černé vlasy, ostré špičáky</text:span></text:p>
      <text:p text:style-name="P106">- <text:span text:style-name="T510">jde ho zabít pouze probitím srdce osikovým kůlem (mělo by ho to hodit pouze do torporu a může to bejt libovolný dřevo) nebo ho ponořit do proudící vody (hmm?)</text:span></text:p>
      <text:p text:style-name="P106">- <text:span text:style-name="T511">nemá rád česnek</text:span></text:p>
      <text:p text:style-name="P106">- <text:span text:style-name="T511">neodráží se v zrcadle</text:span></text:p>
      <text:h text:style-name="P237" text:outline-level="2"><text:bookmark-start text:name="__RefHeading___Toc2716_3430540378"/>Netvor bahenní<text:bookmark-end text:name="__RefHeading___Toc2716_3430540378"/></text:h>
      <text:p text:style-name="P107">- <text:span text:style-name="T512">kříženec člověka s ještěrem</text:span></text:p>
      <text:p text:style-name="P107">- <text:span text:style-name="T513">tělo pokryté šupinami, ruce zakončené pařáty, na zádech ostrý hřeben</text:span></text:p>
      <text:p text:style-name="P107">- <text:span text:style-name="T512">žije v bažinách či mokřadech</text:span></text:p>
      <text:p text:style-name="P107">- <text:span text:style-name="T514">vydrží dlouho pod vodou</text:span></text:p>
      <text:p text:style-name="P107">- <text:span text:style-name="T513">vidí ve tmě</text:span></text:p>
      <text:p text:style-name="P107">- <text:span text:style-name="T515">umí vykouzlit tmu</text:span></text:p>
      <text:h text:style-name="P238" text:outline-level="2"><text:bookmark-start text:name="__RefHeading___Toc1864_3850923094"/>Nevidění<text:bookmark-end text:name="__RefHeading___Toc1864_3850923094"/></text:h>
      <text:p text:style-name="P57">- <text:span text:style-name="T397">nejdřív vznikne zárodek (spící hrůza). Když ji někdo probudí, začne zabíjet všechno kolem, co má duši. Tím se dál probouzí a posiluje.</text:span></text:p>
      <text:p text:style-name="P57"><text:soft-page-break/>- <text:span text:style-name="T400">asi by měli být inteligentní a neútočit hned na highlevelové postavy, spíš se nejdřív vyrazí někam nasosat.</text:span></text:p>
      <text:p text:style-name="P57">- <text:span text:style-name="T398">když neviděnému dojde potrava, zase se scvrkává, až nakonec usne (stane se z něj zase Spící hrůza).<text:line-break/>- jak dlouho to trvá? Měsíc za každý stupeň?</text:span></text:p>
      <text:p text:style-name="P58">IDEA: <text:span text:style-name="T399">Dotek neviděného je mrazivý a způsobuje duševní traumata.</text:span></text:p>
      <text:p text:style-name="P57">- <text:span text:style-name="T402">nejsou vidět zrakem, infraviděním ani ultrasluchem, nejsou slyšet ani cítit. Pokud oběť nemá nahozené kouzlo na detekci neviditelnosti, všimne si jich až ve chvíli, kdy na ni zaútočí.</text:span></text:p>
      <text:p text:style-name="P57">- <text:span text:style-name="T401">kouzlo na vidění neviditelnosti neviděné odhalí (vypadají jako přízračné postavy </text:span><text:span text:style-name="T37">b</text:span><text:span text:style-name="T38">ez tváře</text:span><text:span text:style-name="T401">).</text:span></text:p>
      <text:p text:style-name="P61">IDEA: účinkuje proti nim svěcená voda, případně se jde svěcenou vodou pokropit (na dotyčného pak neviděný neútočí, dokud neuschne).</text:p>
      <text:p text:style-name="P62">Spící hrůza</text:p>
      <text:p text:style-name="P62">Plíživá hrůza</text:p>
      <text:p text:style-name="P59">Pomalá hrůza</text:p>
      <text:p text:style-name="P60">Mlčící hrůza</text:p>
      <text:p text:style-name="P60">Chtivá hrůza</text:p>
      <text:p text:style-name="P60">Lačná hrůza</text:p>
      <text:p text:style-name="P108">Ssavá hrůza</text:p>
      <text:p text:style-name="P108">Noční hrůza</text:p>
      <text:p text:style-name="P108">Temná hrůza</text:p>
      <text:p text:style-name="P108"><text:soft-page-break/>Černá hrůza</text:p>
      <text:p text:style-name="P108">Bílá hrůza</text:p>
      <text:p text:style-name="P108">Čirá hrůza</text:p>
      <text:p text:style-name="P108">Zářící hrůza</text:p>
      <text:p text:style-name="P108">Neznámá hrůza</text:p>
      <text:p text:style-name="P108">Měkká hrůza</text:p>
      <text:p text:style-name="P108">Živá hrůza</text:p>
      <text:p text:style-name="P108">Vražedná hrůza</text:p>
      <text:p text:style-name="P108">Krvavá hrůza</text:p>
      <text:h text:style-name="P239" text:outline-level="2"><text:bookmark-start text:name="__RefHeading___Toc2718_3430540378"/>Nezmar<text:bookmark-end text:name="__RefHeading___Toc2718_3430540378"/></text:h>
      <text:p text:style-name="P109">Tvor podobný želvě se třemi špičatými hlavami plnými ostrých zubů.</text:p>
      <text:p text:style-name="P109">- <text:span text:style-name="T516">krunýř prakticky nejde prorazit</text:span></text:p>
      <text:p text:style-name="P109">- <text:span text:style-name="T516">krky dorůstají (v DrD za každou useknutou narostou dvě další, ale to by měla dělat Hydra)</text:span></text:p>
      <text:p text:style-name="P109">- <text:span text:style-name="T517">Nezmar umře, pouze když současně přijde o všechny tři hlavy.</text:span></text:p>
      <text:h text:style-name="Heading_20_2" text:outline-level="2"><text:bookmark-start text:name="__RefHeading___Toc2720_3430540378"/>Nymfa<text:bookmark-end text:name="__RefHeading___Toc2720_3430540378"/></text:h>
      <text:p text:style-name="P111"><text:span text:style-name="T523">Sladkov</text:span>odní víly, dokáží přivolat vodní elementály (Undiny).</text:p>
      <text:p text:style-name="P111">- <text:span text:style-name="T518">používají na to kouzelné mušle?</text:span></text:p>
      <text:h text:style-name="Heading_20_2" text:outline-level="2"><text:bookmark-start text:name="__RefHeading___Toc1866_3850923094"/><text:soft-page-break/>Obr<text:bookmark-end text:name="__RefHeading___Toc1866_3850923094"/></text:h>
      <text:p text:style-name="Text_20_body">- <text:span text:style-name="T403">děsivý hlas (dává nevýhodu)</text:span></text:p>
      <text:p text:style-name="Text_20_body">- <text:span text:style-name="T404">žerou lidi</text:span></text:p>
      <text:p text:style-name="Text_20_body">- <text:span text:style-name="T406">nejsou zrovna chytří, dá se s nimi manipulovat (chytrý goblin nebo skřet může obrovi „našeptávat“ a ovládat ho)</text:span></text:p>
      <text:p text:style-name="Text_20_body">- <text:span text:style-name="T404">obvykle žije o samotě, v jeskyních vysoko v horách (čím se tam živěj?). Někdy si pro sebe zabere osamělý hrad.</text:span></text:p>
      <text:p text:style-name="Text_20_body">- <text:span text:style-name="T405">nezřídka se kolem něj utvoří tlupa posluhovačů, kteří těží z jeho ochrany. Nebývají to zrovna stateční a silní válečníci.</text:span></text:p>
      <text:h text:style-name="P240" text:outline-level="2"><text:bookmark-start text:name="__RefHeading___Toc1868_3850923094"/>Ogloj-chorchoj<text:bookmark-end text:name="__RefHeading___Toc1868_3850923094"/></text:h>
      <text:p text:style-name="P91">Rychlost: chůze</text:p>
      <text:p text:style-name="P92">Červ tlustý jako mužské stehno a 2-4 metry dlouhý. <text:span text:style-name="T407">Útočí bílými blesky (na krátkou vzdálenost, postavy v kovové zbroji mají nevýhodu).</text:span></text:p>
      <text:p text:style-name="P92">- <text:span text:style-name="T408">zásah bílým bleskem paralyzuje na 1 kolo: Po zásahu začnou po těle přebíhat drobné výboje a dotyčný se v křečích svalí na zem.<text:line-break/>(1. úspěch dává vždycky paraýzu, až případný další zraňuje)</text:span></text:p>
      <text:p text:style-name="P93"><text:span text:style-name="T409">Usmrcenou </text:span><text:span text:style-name="T39">kořist </text:span><text:span text:style-name="T409">ogloj-chorchoj </text:span><text:span text:style-name="T39">od</text:span><text:span text:style-name="T409">táhne do svého obvykle dobře skrytého doupěte, kde ji pak několik týdnů požírá. Proto se v jeho doupěti dají najít věci, které měly jeho oběti u sebe.</text:span></text:p>
      <text:h text:style-name="P241" text:outline-level="2"><text:bookmark-start text:name="__RefHeading___Toc2722_3430540378"/>Oči plíživé<text:bookmark-end text:name="__RefHeading___Toc2722_3430540378"/></text:h>
      <text:p text:style-name="P112">Rudě žhnoucí oči v oblaku tmy.</text:p>
      <text:p text:style-name="P112"><text:soft-page-break/>- žerou vše živé, <text:span text:style-name="T520">včetně vegetace</text:span></text:p>
      <text:p text:style-name="P113"><text:span text:style-name="T519">- oblak leptá (</text:span><text:span text:style-name="T66">p</text:span><text:span text:style-name="T67">omáhá</text:span><text:span text:style-name="T519"> proti </text:span><text:span text:style-name="T68">t</text:span><text:span text:style-name="T67">omu</text:span><text:span text:style-name="T519"> odolnost proti žíravině)</text:span></text:p>
      <text:p text:style-name="P112">- <text:span text:style-name="T520">nevadí jí sluneční světlo</text:span></text:p>
      <text:p text:style-name="P112">- jsou zranitelné ohněm?</text:p>
      <text:h text:style-name="P242" text:outline-level="2"><text:bookmark-start text:name="__RefHeading___Toc1872_3850923094"/>Pavouci<text:bookmark-end text:name="__RefHeading___Toc1872_3850923094"/></text:h>
      <text:p text:style-name="P68">- pavouci mají 8 nohou a nemají tykadla. Jsou to dravci.</text:p>
      <text:p text:style-name="P70"><text:span text:style-name="T43">P</text:span><text:span text:style-name="T415">avučina od obřích pavouků – když si ji postavy nevyčistí, budou v ní mít nevýhodu. Jde například spálit, strhat nějakou tyčí a podobně. Pavouk se skrz svou pavučinu pohybuje bez nevýhody.</text:span></text:p>
      <text:p text:style-name="P114">Útok: Zamotání do pavučin</text:p>
      <text:h text:style-name="P264" text:outline-level="3"><text:bookmark-start text:name="__RefHeading___Toc2896_3430540378"/>Křižák obří<text:bookmark-end text:name="__RefHeading___Toc2896_3430540378"/></text:h>
      <text:p text:style-name="P65">Charakteristický bílý kříž na šedých zádech.</text:p>
      <text:p text:style-name="P70"><text:span text:style-name="T413">Číhá obvykle vysoko na stěn</text:span><text:span text:style-name="T42">ě</text:span><text:span text:style-name="T413"> či na stropě, útočí skokem shora (s výhodou).</text:span></text:p>
      <text:p text:style-name="P66">Spřádá pavučiny</text:p>
      <text:p text:style-name="P70">- <text:span text:style-name="T414">slabý jed</text:span></text:p>
      <text:h text:style-name="P264" text:outline-level="3"><text:bookmark-start text:name="__RefHeading___Toc2898_3430540378"/>Pavouk zelený<text:bookmark-end text:name="__RefHeading___Toc2898_3430540378"/></text:h>
      <text:p text:style-name="P63">- silný jed</text:p>
      <text:h text:style-name="P243" text:outline-level="2"><text:bookmark-start text:name="__RefHeading___Toc2728_3430540378"/><text:soft-page-break/>Pavoučnatka<text:bookmark-end text:name="__RefHeading___Toc2728_3430540378"/></text:h>
      <text:p text:style-name="P115">Vypadá jako kudůcká dívka s dlouhými černými vlasy a uhrančivým pohledem. Zpravidla bývá oděná v honosných šatech protkávaných stříbrem.</text:p>
      <text:p text:style-name="P115">Umí se proměnit ve velkého černého pavouka.</text:p>
      <text:p text:style-name="P116">Žije obyčejně hluboko v temném hvozdu <text:span text:style-name="T527">nebo v jeskyních</text:span>, kam nepronikne sluneční světlo v paláci utkaném z pavoučích sítí.</text:p>
      <text:p text:style-name="P116">Ovládá obří pavouky.</text:p>
      <text:p text:style-name="P116">- <text:span text:style-name="T528">sluneční světlo ji zabije (nemuselo by hned, mohlo by jí dávat fakt vekou damage).</text:span></text:p>
      <text:p text:style-name="P116">- <text:span text:style-name="T529">obyčejná zranění v průběhu několika dní zregeneruje.</text:span></text:p>
      <text:p text:style-name="P117">Umí kouzlit – např. kouzlo <text:span text:style-name="T424">temnota</text:span>.</text:p>
      <text:h text:style-name="P244" text:outline-level="2"><text:bookmark-start text:name="__RefHeading___Toc1874_3850923094"/>Pegas<text:bookmark-end text:name="__RefHeading___Toc1874_3850923094"/></text:h>
      <text:p text:style-name="P97">- <text:span text:style-name="T481">okřídlený, létající kůň</text:span></text:p>
      <text:p text:style-name="P97">- <text:span text:style-name="T482">intelignentní, na rozdíl od jednorožce ale neumí mluvit.</text:span></text:p>
      <text:h text:style-name="P245" text:outline-level="2"><text:bookmark-start text:name="__RefHeading___Toc1876_3850923094"/>Permoník<text:bookmark-end text:name="__RefHeading___Toc1876_3850923094"/></text:h>
      <text:p text:style-name="P72">- <text:span text:style-name="T416">zhruba půl metru vysocí, hrabiví. Když jde o zlato nebo jiný drahý kov či kameny, dokáží být neskutečně pracovití - často bývají zotroč</text:span><text:span text:style-name="T44">o</text:span><text:span text:style-name="T45">vá</text:span><text:span text:style-name="T416">ni jako kopáči. Říká se, že někde hluboko pod zemí mají vlastní království.</text:span></text:p>
      <text:h text:style-name="P226" text:outline-level="2"><text:bookmark-start text:name="__RefHeading___Toc1878_3850923094"/><text:soft-page-break/>Poletucha<text:bookmark-end text:name="__RefHeading___Toc1878_3850923094"/></text:h>
      <text:p text:style-name="P78">Poletuchy jsou malé, okřídlené bytosti, <text:span text:style-name="T422">vzhledem trochu připomínají elfy.</text:span></text:p>
      <text:p text:style-name="P78">- <text:span text:style-name="T447">umí létat</text:span></text:p>
      <text:p text:style-name="P78">- <text:span text:style-name="T446">jsou vlídné a přátelské, rády si povídají. Když jim někdo ubližuje, obvykle utečou.</text:span></text:p>
      <text:p text:style-name="P78">- <text:span text:style-name="T423">umí číst myšlenky</text:span></text:p>
      <text:p text:style-name="P78">- <text:span text:style-name="T445">mohou plnit drobná přání</text:span></text:p>
      <text:p text:style-name="P78">- <text:span text:style-name="T423">Každá poletucha umí 1-3</text:span> <text:span text:style-name="T423">obranná kouzla (</text:span><text:span text:style-name="T425">neviditelnost</text:span><text:span text:style-name="T423">, </text:span><text:span text:style-name="T425">návrat</text:span><text:span text:style-name="T423">, </text:span><text:span text:style-name="T425">hyperprostor</text:span><text:span text:style-name="T423">, </text:span><text:span text:style-name="T425">magický štít</text:span><text:span text:style-name="T423"> a podobně). TODO: Vyjmenovat jich víc</text:span></text:p>
      <text:h text:style-name="P246" text:outline-level="2"><text:bookmark-start text:name="__RefHeading___Toc1880_3850923094"/><text:span text:style-name="T274">Ř</text:span><text:span text:style-name="T273">asnatka</text:span><text:bookmark-end text:name="__RefHeading___Toc1880_3850923094"/></text:h>
      <text:p text:style-name="P79">Řasnatka vypadá jako vznášející se fialová koule velká zhruba jako lidská hlava, <text:span text:style-name="T448">ze které na jednom místě vyrůstá 8 chapadel.</text:span></text:p>
      <text:p text:style-name="P79">- <text:span text:style-name="T450">vyskytuje se v hejnech o 3-18 kusech</text:span></text:p>
      <text:p text:style-name="P79">- <text:span text:style-name="T449">útočí fialovými blesky (slabé zranění), cíle v kovové zbroji mají nevýhodu</text:span></text:p>
      <text:p text:style-name="P79">- <text:span text:style-name="T450">vyskytuje se nejčastěji v okolí sídel čarodějů, v blízkosti kouzelných předmětů a podobně.</text:span></text:p>
      <text:h text:style-name="P247" text:outline-level="2"><text:bookmark-start text:name="__RefHeading___Toc1882_3850923094"/><text:span text:style-name="T274">P</text:span><text:span text:style-name="T273">táci</text:span><text:bookmark-end text:name="__RefHeading___Toc1882_3850923094"/></text:h>
      <text:p text:style-name="Text_20_body">- sn<text:span text:style-name="T485">áší vejce, létají...</text:span></text:p>
      <text:p text:style-name="Text_20_body">- <text:span text:style-name="T486">neřadí se mezi zvířata</text:span></text:p>
      <text:h text:style-name="Heading_20_3" text:outline-level="3"><text:bookmark-start text:name="__RefHeading___Toc2900_3430540378"/><text:soft-page-break/>Orel stříbrný<text:bookmark-end text:name="__RefHeading___Toc2900_3430540378"/></text:h>
      <text:p text:style-name="Text_20_body">- <text:span text:style-name="T522">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521">v DrD je inteligentní a umí mluvit</text:span></text:p>
      <text:h text:style-name="Heading_20_3" text:outline-level="3"><text:bookmark-start text:name="__RefHeading___Toc2904_3430540378"/>Pták noh<text:bookmark-end text:name="__RefHeading___Toc2904_3430540378"/></text:h>
      <text:h text:style-name="P248" text:outline-level="2"><text:bookmark-start text:name="__RefHeading___Toc1884_3850923094"/><text:span text:style-name="T274">Skřetí</text:span><text:span text:style-name="T418"> rasy</text:span><text:bookmark-end text:name="__RefHeading___Toc1884_3850923094"/></text:h>
      <text:p text:style-name="P71">/<text:span text:style-name="T417">* možná přece jen dát skřetí rasy stranou. Ale jak pak pojmenovat ty neskřetí rasy (kam patří třeba permoník, stolin a podobně?) */</text:span></text:p>
      <text:p text:style-name="P71">- <text:span text:style-name="T451">vidí po tmě, nenávidí sluneční světlo (nevýhoda)</text:span></text:p>
      <text:p text:style-name="P80">TODO: Skřetí rasy budou goblin, skřet a sarkon. Skřeti si sami říkají orkové a staroorkština je tudíž starý skřetí jazyk.</text:p>
      <text:h text:style-name="P265" text:outline-level="3"><text:bookmark-start text:name="__RefHeading___Toc2906_3430540378"/><text:span text:style-name="T348">G</text:span>oblin<text:bookmark-end text:name="__RefHeading___Toc2906_3430540378"/></text:h>
      <text:p text:style-name="P71">- <text:span text:style-name="T349">alchymie</text:span></text:p>
      <text:p text:style-name="P71">- <text:span text:style-name="T349">šamani (TODO: několik kouzel na výběr)</text:span></text:p>
      <text:p text:style-name="P71">- <text:span text:style-name="T386">často jezdí na lítých vlcích</text:span></text:p>
      <text:h text:style-name="Heading_20_3" text:outline-level="3"><text:bookmark-start text:name="__RefHeading___Toc2908_3430540378"/>Sarkon<text:bookmark-end text:name="__RefHeading___Toc2908_3430540378"/></text:h>
      <text:p text:style-name="P121">Velcí, chlupatí skřeti</text:p>
      <text:h text:style-name="P265" text:outline-level="3"><text:bookmark-start text:name="__RefHeading___Toc2910_3430540378"/><text:soft-page-break/>Skřet<text:bookmark-end text:name="__RefHeading___Toc2910_3430540378"/></text:h>
      <text:h text:style-name="P249" text:outline-level="2"><text:bookmark-start text:name="__RefHeading___Toc2732_3430540378"/>Skvrna barevná<text:bookmark-end text:name="__RefHeading___Toc2732_3430540378"/></text:h>
      <text:p text:style-name="P122">Tenká jako papír a pružná, takže dokonale přilne k libovolnému povrchu. <text:span text:style-name="T530">Reaguje na teplo a vyhledává ho.</text:span></text:p>
      <text:p text:style-name="P123">Ud<text:span text:style-name="T531">r</text:span>ží se na libovolném povrchu (i na vodě), <text:span text:style-name="T531">a protáhne se úzkými štěrbinami,</text:span> ale nemůže létat.</text:p>
      <text:p text:style-name="P124">Umí dokonale splynout s barvou pozadí. Změna ale chvíli trvá, takže když se skvrna pohybuje, je možné ji postřehnout.</text:p>
      <text:p text:style-name="P125">Živí se teplem (pohlcuje ho). <text:span text:style-name="T532">Když se vyhřívá, změní svou barvu na černou.</text:span></text:p>
      <text:p text:style-name="P126">Mohou se na někoho nalepit (dávají si pozor, aby ho neudusily). Dotyčnému je pak stále větší zima (protože z něj skvrna vysává teplo), takže sám vyhledává teplá místa, což skvrně vyhovuje.</text:p>
      <text:p text:style-name="P126">- <text:span text:style-name="T533">skvrna je imunní na zranění ohněm a dává tuto imunitu i svému nosiči.</text:span></text:p>
      <text:p text:style-name="P126">- <text:span text:style-name="T534">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27">Dokáže se zformovat do napodobeniny stěn, stropů, nebo i celých chodeb. <text:span text:style-name="T535">Neopatrným postavám se může snadno stát, že se na ně z ničeho nic jeskyně zřítí.</text:span></text:p>
      <text:p text:style-name="P127"><text:span text:style-name="T536">Je teplejší než skála. Trpaslík si toho určitě všimne díky </text:span><text:span text:style-name="T426">infravidění</text:span><text:span text:style-name="T535">, ostatní to mohou poznat dotykem.</text:span></text:p>
      <text:p text:style-name="P127"><text:soft-page-break/>- <text:span text:style-name="T537">útočí dotykem (leptáním, chrání před tím odolnost proti žíravině).</text:span></text:p>
      <text:p text:style-name="P127">- <text:span text:style-name="T538">zničit jde jen ohněm, blesky nebo ohnivými kouzly.</text:span></text:p>
      <text:h text:style-name="P250" text:outline-level="2"><text:bookmark-start text:name="__RefHeading___Toc3514_3430540378"/><text:span text:style-name="T558">S</text:span>och<text:span text:style-name="T554">a oživlá</text:span><text:bookmark-end text:name="__RefHeading___Toc3514_3430540378"/></text:h>
      <text:p text:style-name="P139">TODO</text:p>
      <text:p text:style-name="P64">Mohou mít různý tvar a být z různého materiálu.</text:p>
      <text:p text:style-name="P140">Varianty vzniku:<text:line-break/>- zkamenělý živý tvor (třeba poh<text:span text:style-name="T411">l</text:span>edem medůzy) a následně oživený kouzlem<text:line-break/>- socha, do které někdo zaklel duši (ducha nebo démona)</text:p>
      <text:p text:style-name="P64">IDEA: Dělení podle materiálu</text:p>
      <text:p text:style-name="P141"><text:span text:style-name="T410">- </text:span><text:span text:style-name="T40">k</text:span><text:span text:style-name="T41">ámen</text:span></text:p>
      <text:p text:style-name="P64">- křišťál</text:p>
      <text:p text:style-name="P64">-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251" text:outline-level="2"><text:bookmark-start text:name="__RefHeading___Toc2736_3430540378"/>Vampýr<text:bookmark-end text:name="__RefHeading___Toc2736_3430540378"/></text:h>
      <text:p text:style-name="P130">/<text:span text:style-name="T541">* Angl tuším stirge */</text:span></text:p>
      <text:p text:style-name="P130"><text:soft-page-break/><text:span text:style-name="T539">Vampýr </text:span><text:span text:style-name="T70">se podobá</text:span><text:span text:style-name="T539"> velkému ptáku se dvěma páry křídel a dlouhým zobákem.</text:span></text:p>
      <text:p text:style-name="P130"><text:span text:style-name="T71">Při náletu útočí</text:span><text:span text:style-name="T540">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252" text:outline-level="2"><text:bookmark-start text:name="__RefHeading___Toc1886_3850923094"/>Vodník<text:bookmark-end text:name="__RefHeading___Toc1886_3850923094"/></text:h>
      <text:p text:style-name="P130">- <text:span text:style-name="T453">žije pod vodou, stahuje oběti pod hladinu</text:span></text:p>
      <text:p text:style-name="P130">- <text:span text:style-name="T453">sbírá duše utopených (brání jim opustit tento svět)?</text:span></text:p>
      <text:h text:style-name="P253" text:outline-level="2"><text:bookmark-start text:name="__RefHeading___Toc2740_3430540378"/>Všežrout odporný<text:bookmark-end text:name="__RefHeading___Toc2740_3430540378"/></text:h>
      <text:p text:style-name="P131"><text:span text:style-name="T547">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72">k</text:span><text:span text:style-name="T73">yselina</text:span><text:span text:style-name="T547"> – když se do oběti zakousne, následující kolo ji automaticky zraní za 8kz žíravinou (v případné zbroji při tom proleptá díru – zbroj </text:span><text:span text:style-name="T74">s</text:span><text:span text:style-name="T75">e odečítá jen v prvním kole po zakousnutí</text:span><text:span text:style-name="T547">).</text:span></text:p>
      <text:p text:style-name="P131">- <text:span text:style-name="T548">alcháč z něj určitě může něco vytěžit – silnou žíravinu, nejspíš i magy.</text:span></text:p>
      <text:h text:style-name="Heading_20_2" text:outline-level="2"><text:bookmark-start text:name="__RefHeading___Toc2742_3430540378"/><text:soft-page-break/>Vzluha<text:bookmark-end text:name="__RefHeading___Toc2742_3430540378"/></text:h>
      <text:p text:style-name="P132">Za letu připomíná utržené netopýří křídlo <text:span text:style-name="T549">z černého sametu</text:span>. <text:span text:style-name="T550">Létá výhradně v noci, přes den spí v dutině stromu nebo jiné vhodné díře.</text:span></text:p>
      <text:p text:style-name="P133"><text:span text:style-name="T550">Přita</text:span><text:span text:style-name="T76">h</text:span><text:span text:style-name="T550">uje ji mysl inteligentních tvorů. Její útok z oběti vys</text:span><text:span text:style-name="T76">a</text:span><text:span text:style-name="T77">je</text:span><text:span text:style-name="T550"> vzpomínky z poslední</text:span><text:span text:style-name="T76">c</text:span><text:span text:style-name="T78">h několika dní (asi podle počtu úspěchů)</text:span><text:span text:style-name="T550"> – oběť si ráno nepamatuje, jak se na příslušné místo dostala. Vzluha útočí každou noc znova, takže postupně může oběti vysát vzpomínky hluboko do minulosti.</text:span></text:p>
      <text:p text:style-name="P134">Když se oběť ubrání, vzluha do ní „vyzvrátí“ část svých vzpomínek – <text:span text:style-name="T551">dotyčný se probudí se vcelku příjemným pocitem, že v noci létal</text:span> /* tohle je divný. <text:span text:style-name="T551">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36">TODO: Jak mohou postavy vzluhu najít a zabít? Ve dne asi těžko, v noci můžou držet hlídky a počíhat si na ni.</text:p>
      <text:p text:style-name="P135">TODO: Jak může oběť své vzpomínky dostat zpět? Tím, že vzluhu zabije? <text:span text:style-name="T552">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254" text:outline-level="2"><text:bookmark-start text:name="__RefHeading___Toc1888_3850923094"/>Zlobr<text:bookmark-end text:name="__RefHeading___Toc1888_3850923094"/></text:h>
      <text:p text:style-name="P81">- <text:span text:style-name="T421">regenerace 1 život za kolo. Zranění ohněm, bleskem nebo žíravinou regenerovat nedokáže.</text:span></text:p>
      <text:p text:style-name="P82"><text:soft-page-break/>TODO: „Zlobr“ je ve skřetí řeči „troll“.</text:p>
      <text:p text:style-name="P82">Skalní zlobr: neregeneruje, ale zkamenění na slunečním světle je dočasné (v noci zase ožije).</text:p>
      <text:p text:style-name="P82">Jeskynní zlobr: regeneruje a na slunečním světle zkamení natrvalo.</text:p>
      <text:h text:style-name="Heading_20_2" text:outline-level="2"><text:bookmark-start text:name="__RefHeading___Toc1890_3850923094"/>Zvířata<text:bookmark-end text:name="__RefHeading___Toc1890_3850923094"/></text:h>
      <text:p text:style-name="P56">IDEA: 2 tabulky: velikost (životy) a nebezpečnost (vlastnosti).<text:line-break/>- <text:span text:style-name="T393">nebo to možná dát do jedný tabulky, kde budou sloupce „životy“, „Fyzička“ a „Finesa“.</text:span></text:p>
      <text:h text:style-name="P266" text:outline-level="3"><text:bookmark-start text:name="__RefHeading___Toc3640_3430540378"/><text:span text:style-name="T275">D</text:span>ikobraz <text:span text:style-name="T454">obří</text:span><text:bookmark-end text:name="__RefHeading___Toc3640_3430540378"/></text:h>
      <text:p text:style-name="P151">Je masožravý.</text:p>
      <text:p text:style-name="P151">Jeho ostny obsahují magenergii.</text:p>
      <text:p text:style-name="P150">Ostny při zásahu ochromují (asi spíš magie než jed)</text:p>
      <text:h text:style-name="P267" text:outline-level="3"><text:bookmark-start text:name="__RefHeading___Toc2912_3430540378"/>Bizon<text:bookmark-end text:name="__RefHeading___Toc2912_3430540378"/></text:h>
      <text:h text:style-name="Heading_20_3" text:outline-level="3"><text:bookmark-start text:name="__RefHeading___Toc2914_3430540378"/><text:span text:style-name="T368">Hejno k</text:span>rys<text:bookmark-end text:name="__RefHeading___Toc2914_3430540378"/></text:h>
      <text:p text:style-name="Text_20_body">- <text:span text:style-name="T368">krysy</text:span> <text:span text:style-name="T368">samostatně nejsou nebezpečné, </text:span><text:span text:style-name="T19">když jich je ale hodně, dokáží zabít i člověka</text:span></text:p>
      <text:p text:style-name="P40"><text:span text:style-name="T19">K</text:span><text:span text:style-name="T2">dyž útočí, jsou jako přílivová vlna. Šplhají jedna po druhé a dokáží se dostat člověku až na tvář.</text:span></text:p>
      <text:p text:style-name="Text_20_body"><text:span text:style-name="T19">- hpčka a útok jako jeden tvor. </text:span><text:span text:style-name="T22">Zranění 0 (zbroj je proti nim velmi účinná)</text:span></text:p>
      <text:p text:style-name="P54"><text:soft-page-break/><text:span text:style-name="T19">- </text:span><text:span text:style-name="T20">odolnost proti neplošným útokům (bod dýkou </text:span><text:span text:style-name="T21">nebo rána mečem</text:span><text:span text:style-name="T20"> zabije jen jednu či dvě krysy, v hejnu jich pořád zbude hodně)<text:line-break/></text:span><text:span text:style-name="T36">(redukce neplošného zranění o 3)</text:span></text:p>
      <text:p text:style-name="Text_20_body"><text:span text:style-name="T20">- </text:span><text:span text:style-name="T23">bojí se ohně, </text:span><text:span text:style-name="T24">postava s pochodní si dokáže udržet celé hejno od těla</text:span></text:p>
      <text:h text:style-name="Heading_20_3" text:outline-level="3"><text:bookmark-start text:name="__RefHeading___Toc2916_3430540378"/>Obří krysa<text:bookmark-end text:name="__RefHeading___Toc2916_3430540378"/></text:h>
      <text:p text:style-name="P11">1 metr dlouhá</text:p>
      <text:p text:style-name="P11">Tvrdá, štětinatá srst.</text:p>
      <text:p text:style-name="P11">Vyskytují se převážně v zapadlých, temných koutech podzemí, často v místech s nemrtvými, kde se živý zbytky jejich obětí.</text:p>
      <text:p text:style-name="P14">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396">mohou být někým ovládaní (sami by asi postavy nenapadli)</text:span></text:p>
      <text:p text:style-name="Text_20_body">- <text:span text:style-name="T395">boj</text:span> <text:span text:style-name="T395">jako s hejnem krys (boj s hejnem by asi stálo za to vytáhnout mimo bestiář)</text:span></text:p>
      <text:h text:style-name="P268" text:outline-level="3"><text:bookmark-start text:name="__RefHeading___Toc2920_3430540378"/>Kanec<text:bookmark-end text:name="__RefHeading___Toc2920_3430540378"/></text:h>
      <text:h text:style-name="P269" text:outline-level="3"><text:bookmark-start text:name="__RefHeading___Toc2922_3430540378"/>Kůň<text:bookmark-end text:name="__RefHeading___Toc2922_3430540378"/></text:h>
      <text:p text:style-name="P55"><text:span text:style-name="T25">/</text:span><text:span text:style-name="T2">* </text:span><text:span text:style-name="T25">K</text:span><text:span text:style-name="T2">ůň asi nemusí mít samostatný heslo, měl by bejt ale zmíněnej v tabulce statů zvířat (životy a Nebezpečnost).</text:span></text:p>
      <text:h text:style-name="P270" text:outline-level="3"><text:bookmark-start text:name="__RefHeading___Toc2924_3430540378"/><text:soft-page-break/>Lasička obří<text:bookmark-end text:name="__RefHeading___Toc2924_3430540378"/></text:h>
      <text:p text:style-name="P118">- <text:span text:style-name="T492">lze ji vycvičit</text:span></text:p>
      <text:h text:style-name="P269" text:outline-level="3"><text:bookmark-start text:name="__RefHeading___Toc2926_3430540378"/>Lev<text:bookmark-end text:name="__RefHeading___Toc2926_3430540378"/></text:h>
      <text:h text:style-name="Heading_20_3" text:outline-level="3"><text:bookmark-start text:name="__RefHeading___Toc2928_3430540378"/>Medvěd<text:bookmark-end text:name="__RefHeading___Toc2928_3430540378"/></text:h>
      <text:h text:style-name="P271"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480">jezděj na nich obři?</text:span></text:p>
      <text:p text:style-name="Text_20_body">- <text:span text:style-name="T480">nejdou zcela zkrotit</text:span></text:p>
      <text:h text:style-name="Heading_20_3" text:outline-level="3"><text:bookmark-start text:name="__RefHeading___Toc2938_3430540378"/>Obří netopýr<text:bookmark-end text:name="__RefHeading___Toc2938_3430540378"/></text:h>
      <text:p text:style-name="Text_20_body">- <text:span text:style-name="T394">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272" text:outline-level="3"><text:bookmark-start text:name="__RefHeading___Toc2954_3430540378"/><text:span text:style-name="T542">V</text:span>aran <text:span text:style-name="T542">obří</text:span><text:bookmark-end text:name="__RefHeading___Toc2954_3430540378"/></text:h>
      <text:p text:style-name="P128">- <text:span text:style-name="T542">nelítá, sarkoni ho používají jako jezdeckou nestvůru.</text:span></text:p>
      <text:h text:style-name="Heading_20_3" text:outline-level="3"><text:bookmark-start text:name="__RefHeading___Toc2956_3430540378"/>Vlk<text:bookmark-end text:name="__RefHeading___Toc2956_3430540378"/></text:h>
      <text:p text:style-name="P129">šedý/sněžný</text:p>
      <text:h text:style-name="P273" text:outline-level="3"><text:bookmark-start text:name="__RefHeading___Toc2958_3430540378"/><text:span text:style-name="T277">V</text:span>lk <text:span text:style-name="T546">lítý</text:span><text:bookmark-end text:name="__RefHeading___Toc2958_3430540378"/></text:h>
      <text:p text:style-name="P161">TODO (asi prostě jen zařadit do tabulky statů)</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3-10T16:52:42.478000000</dc:date>
    <meta:print-date>2113-01-01T00:00:00</meta:print-date>
    <meta:editing-cycles>23374</meta:editing-cycles>
    <meta:editing-duration>P68DT15H50M13S</meta:editing-duration>
    <meta:generator>LibreOffice/6.3.5.2$Windows_X86_64 LibreOffice_project/dd0751754f11728f69b42ee2af66670068624673</meta:generator>
    <dc:creator>York </dc:creator>
    <meta:document-statistic meta:table-count="0" meta:image-count="0" meta:object-count="0" meta:page-count="58" meta:paragraph-count="807" meta:word-count="7733" meta:character-count="46162" meta:non-whitespace-character-count="39215"/>
  </office:meta>
</office:document-meta>
</file>